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OpenSymbol" svg:font-family="OpenSymbol"/>
    <style:font-face style:name="StarSymbol"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top="0in" fo:margin-bottom="0.0835in" fo:text-align="start" style:justify-single-word="false"/>
    </style:style>
    <style:style style:name="P3" style:family="paragraph" style:parent-style-name="Code">
      <style:paragraph-properties fo:margin-top="0in" fo:margin-bottom="0.0835in" fo:text-align="start" style:justify-single-word="false"/>
    </style:style>
    <style:style style:name="P4" style:family="paragraph" style:parent-style-name="Subtitle">
      <style:paragraph-properties fo:break-before="page"/>
    </style:style>
    <style:style style:name="P5" style:family="paragraph" style:parent-style-name="Standard">
      <style:paragraph-properties fo:break-before="page"/>
      <style:text-properties style:font-name="Liberation Sans" fo:font-weight="bold" style:font-weight-asian="bold" style:font-weight-complex="bold"/>
    </style:style>
    <style:style style:name="P6" style:family="paragraph" style:parent-style-name="Standard">
      <style:text-properties style:font-name="Liberation Sans"/>
    </style:style>
    <style:style style:name="P7" style:family="paragraph" style:parent-style-name="Standard">
      <style:text-properties style:font-name="Liberation Sans" fo:font-weight="bold" style:font-weight-asian="bold" style:font-weight-complex="bold"/>
    </style:style>
    <style:style style:name="P8" style:family="paragraph" style:parent-style-name="Text_20_body">
      <style:paragraph-properties fo:margin-left="0.4925in" fo:margin-right="0in" fo:text-indent="0in" style:auto-text-indent="false"/>
    </style:style>
    <style:style style:name="P9" style:family="paragraph" style:parent-style-name="Text_20_body">
      <style:text-properties fo:font-style="normal" style:font-style-asian="normal" style:font-style-complex="normal"/>
    </style:style>
    <style:style style:name="P10" style:family="paragraph" style:parent-style-name="Text_20_body">
      <style:paragraph-properties fo:text-align="start" style:justify-single-word="false"/>
    </style:style>
    <style:style style:name="P11" style:family="paragraph" style:parent-style-name="Text_20_body">
      <style:text-properties style:font-name="Liberation Sans"/>
    </style:style>
    <style:style style:name="P12" style:family="paragraph" style:parent-style-name="Subtitle">
      <style:paragraph-properties fo:text-align="center" style:justify-single-word="false"/>
    </style:style>
    <style:style style:name="P13" style:family="paragraph" style:parent-style-name="Code">
      <style:paragraph-properties fo:margin-top="0.1665in" fo:margin-bottom="0.0835in"/>
    </style:style>
    <style:style style:name="P14" style:family="paragraph" style:parent-style-name="Code">
      <style:paragraph-properties fo:margin-top="0.1665in" fo:margin-bottom="0.0835in"/>
      <style:text-properties style:font-name="Liberation Sans" style:font-name-asian="DejaVu LGC Sans" style:font-name-complex="DejaVu LGC Sans"/>
    </style:style>
    <style:style style:name="P15" style:family="paragraph" style:parent-style-name="Text_20_body">
      <style:paragraph-properties fo:margin-top="0.1665in" fo:margin-bottom="0.0835in"/>
    </style:style>
    <style:style style:name="P16" style:family="paragraph" style:parent-style-name="Text_20_body">
      <style:paragraph-properties fo:margin-top="0.1665in" fo:margin-bottom="0.0835in"/>
      <style:text-properties style:font-name="Liberation Sans" style:font-name-asian="DejaVu LGC Sans" style:font-name-complex="DejaVu LGC Sans"/>
    </style:style>
    <style:style style:name="P17" style:family="paragraph" style:parent-style-name="Contents_20_1">
      <style:paragraph-properties>
        <style:tab-stops>
          <style:tab-stop style:position="6.6925in" style:type="right" style:leader-style="dotted" style:leader-text="."/>
        </style:tab-stops>
      </style:paragraph-properties>
    </style:style>
    <style:style style:name="P18" style:family="paragraph" style:parent-style-name="Text_20_body" style:list-style-name="L1"/>
    <style:style style:name="P19" style:family="paragraph" style:parent-style-name="Text_20_body" style:list-style-name="L2"/>
    <style:style style:name="P20" style:family="paragraph" style:parent-style-name="Text_20_body" style:list-style-name="L3"/>
    <style:style style:name="P21" style:family="paragraph" style:parent-style-name="Text_20_body" style:list-style-name="L4"/>
    <style:style style:name="P22" style:family="paragraph" style:parent-style-name="Text_20_body" style:list-style-name="L5"/>
    <style:style style:name="P23" style:family="paragraph" style:parent-style-name="Text_20_body" style:list-style-name="L6"/>
    <style:style style:name="P24" style:family="paragraph" style:parent-style-name="Text_20_body" style:list-style-name="L7"/>
    <style:style style:name="P25" style:family="paragraph" style:parent-style-name="Text_20_body" style:list-style-name="L8"/>
    <style:style style:name="P26" style:family="paragraph" style:parent-style-name="Heading_20_2">
      <style:paragraph-properties fo:margin-top="0.1665in" fo:margin-bottom="0.0835in" fo:keep-with-next="always"/>
    </style:style>
    <style:style style:name="P27" style:family="paragraph" style:parent-style-name="Contents_20_2">
      <style:paragraph-properties>
        <style:tab-stops>
          <style:tab-stop style:position="6.4957in" style:type="right" style:leader-style="dotted" style:leader-text="."/>
        </style:tab-stops>
      </style:paragraph-properties>
    </style:style>
    <style:style style:name="P28" style:family="paragraph" style:parent-style-name="Contents_20_3">
      <style:paragraph-properties>
        <style:tab-stops>
          <style:tab-stop style:position="6.2992in" style:type="right" style:leader-style="dotted" style:leader-text="."/>
        </style:tab-stops>
      </style:paragraph-properties>
    </style:style>
    <style:style style:name="P29" style:family="paragraph" style:parent-style-name="Heading_20_3">
      <style:paragraph-properties fo:margin-top="0.1665in" fo:margin-bottom="0.0835in" fo:keep-with-next="always"/>
    </style:style>
    <style:style style:name="P30" style:family="paragraph" style:parent-style-name="Heading_20_3">
      <style:paragraph-properties fo:margin-top="0.1665in" fo:margin-bottom="0.0835in" fo:keep-with-next="always"/>
      <style:text-properties style:font-name="Liberation Sans" style:font-name-asian="DejaVu LGC Sans" style:font-name-complex="DejaVu LGC Sans"/>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style:font-name="Liberation Sans"/>
    </style:style>
    <style:style style:name="T5" style:family="text">
      <style:text-properties style:font-name="Liberation Sans" style:font-name-asian="DejaVu LGC Sans" style:font-name-complex="DejaVu LGC Sans"/>
    </style:style>
    <style:style style:name="T6" style:family="text">
      <style:text-properties style:font-name="Liberation Sans" fo:font-style="italic" style:font-style-asian="italic" style:font-style-complex="italic"/>
    </style:style>
    <style:style style:name="T7" style:family="text">
      <style:text-properties style:font-name="Liberation Sans" fo:font-style="italic" fo:font-weight="bold" style:font-style-asian="italic" style:font-weight-asian="bold" style:font-style-complex="italic" style:font-weight-complex="bold"/>
    </style:style>
    <style:style style:name="T8" style:family="text">
      <style:text-properties style:font-name="Liberation Sans1" style:font-name-asian="Liberation Sans1" style:font-name-complex="Liberation Sans1"/>
    </style:style>
    <style:style style:name="T9" style:family="text">
      <style:text-properties fo:font-weight="bold" style:font-weight-asian="bold" style:font-weight-complex="bold"/>
    </style:style>
    <style:style style:name="T10" style:family="text">
      <style:text-properties style:text-underline-style="solid" style:text-underline-type="double" style:text-underline-width="auto" style:text-underline-color="font-color"/>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5">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6">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Byteman</text:p>
      <text:p text:style-name="Title">Programmer's Guide</text:p>
      <text:p text:style-name="P12">Version 2.1.3-SNAPSHOT</text:p>
      <text:p text:style-name="Subtitle">18 Jun 2013</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7">Introduction to Byteman<text:tab/>5</text:p>
          <text:p text:style-name="P27">Running an Application with the Byteman Agent<text:tab/>5</text:p>
          <text:p text:style-name="P27">Event Condition Action Rules<text:tab/>6</text:p>
          <text:p text:style-name="P27">Rule Bindings and Parameterization<text:tab/>7</text:p>
          <text:p text:style-name="P27">Built-in Conditions and Actions<text:tab/>7</text:p>
          <text:p text:style-name="P27">Extending or Replacing the Byteman Language Built-ins<text:tab/>8</text:p>
          <text:p text:style-name="P27">Agent Transformation<text:tab/>9</text:p>
          <text:p text:style-name="P27">Agent Retransformation<text:tab/>10</text:p>
          <text:p text:style-name="P27">ECA Rule Engine<text:tab/>10</text:p>
          <text:p text:style-name="P17">The Byteman Rule Language<text:tab/>12</text:p>
          <text:p text:style-name="P27">Rule Events<text:tab/>12</text:p>
          <text:p text:style-name="P28">Class Rules vs Interface Rules<text:tab/>13</text:p>
          <text:p text:style-name="P28">Overriding <text:s/>Rules<text:tab/>13</text:p>
          <text:p text:style-name="P28">Overriding Interface Rules<text:tab/>15</text:p>
          <text:p text:style-name="P28">Location Specifiers<text:tab/>15</text:p>
          <text:p text:style-name="P27">Rule Bindings<text:tab/>19</text:p>
          <text:p text:style-name="P27">Rule Expressions<text:tab/>19</text:p>
          <text:p text:style-name="P27">Rule Conditions<text:tab/>21</text:p>
          <text:p text:style-name="P27">Rule Actions<text:tab/>22</text:p>
          <text:p text:style-name="P27">Built-In Calls<text:tab/>23</text:p>
          <text:p text:style-name="P27">User-Defined Rule Helpers<text:tab/>24</text:p>
          <text:p text:style-name="P27">The Rule Helper Lifecycle Methods<text:tab/>25</text:p>
          <text:p text:style-name="P17">Byteman Rule Language Standard Built-Ins<text:tab/>27</text:p>
          <text:p text:style-name="P27">Thread Coordination Operations<text:tab/>27</text:p>
          <text:p text:style-name="P28">Waiters<text:tab/>27</text:p>
          <text:p text:style-name="P28">Rendezvous<text:tab/>28</text:p>
          <text:p text:style-name="P28">Joiners<text:tab/>29</text:p>
          <text:p text:style-name="P28">Aborting Execution<text:tab/>29</text:p>
          <text:p text:style-name="P27">Rule State Management Operations<text:tab/>30</text:p>
          <text:p text:style-name="P28">CountDowns<text:tab/>30</text:p>
          <text:p text:style-name="P28">Flags<text:tab/>31</text:p>
          <text:p text:style-name="P28">Counters<text:tab/>31</text:p>
          <text:p text:style-name="P28">Timers<text:tab/>32</text:p>
          <text:p text:style-name="P28">Recursive Triggering<text:tab/>32</text:p>
          <text:p text:style-name="P27">Trace and Debug Operations<text:tab/>33</text:p>
          <text:p text:style-name="P28">Debugging<text:tab/>33</text:p>
          <text:p text:style-name="P28">Tracing<text:tab/>34</text:p>
          <text:p text:style-name="P27">Stack Management Operations<text:tab/>34</text:p>
          <text:p text:style-name="P28">Checking The Call Tree<text:tab/>34</text:p>
          <text:p text:style-name="P28">Tracing the Caller Stack<text:tab/>37</text:p>
          <text:p text:style-name="P28">Selective Stack Tracing Using a Regular Expression Filter<text:tab/>37</text:p>
          <text:p text:style-name="P28">Stack Range Tracing<text:tab/>39</text:p>
          <text:p text:style-name="P28">Tracing Named Thread Stacks<text:tab/>41</text:p>
          <text:p text:style-name="P27">Default Helper Lifecycle Methods<text:tab/>42</text:p>
          <text:p text:style-name="P17">Using Byteman<text:tab/>43</text:p>
          <text:p text:style-name="P27">Using Byteman from java or ant<text:tab/>43</text:p>
          <text:p text:style-name="P27">Using Byteman from maven<text:tab/>43</text:p>
          <text:p text:style-name="P27">Obtaining the source build tree<text:tab/>43</text:p>
          <text:p text:style-name="P27"><text:soft-page-break/>Building Byteman from the sources<text:tab/>43</text:p>
          <text:p text:style-name="P27">Running Applications with Byteman<text:tab/>44</text:p>
          <text:p text:style-name="P27">Configuring a java agent<text:tab/>44</text:p>
          <text:p text:style-name="P27">Installing Byteman in a Running JVM using Script bminstall<text:tab/>45</text:p>
          <text:p text:style-name="P27">Available -javaagent Options<text:tab/>45</text:p>
          <text:p text:style-name="P27">Running Byteman Using Script bmjava<text:tab/>46</text:p>
          <text:p text:style-name="P27">Submitting Rules Dynamically Using Script bmsubmit<text:tab/>47</text:p>
          <text:p text:style-name="P27">Checking Rules Offline Using Script bmcheck<text:tab/>48</text:p>
          <text:p text:style-name="P27">Installing And Submitting from Java<text:tab/>49</text:p>
          <text:p text:style-name="P27">Environment Settings<text:tab/>49</text:p>
        </text:index-body>
      </text:table-of-content>
      <text:p text:style-name="Subtitle"/>
      <text:p text:style-name="P5">Legal Notices</text:p>
      <text:p text:style-name="P6">The information contained in this documentation is subject to change without notice.</text:p>
      <text:p text:style-name="P6">Red Hat Middleware makes no warranty of any kind with regard to this material, including, but not limited to, the implied warranties of merchantability and fitness for a particular purpose. Red Hat Middleware shall not be liable for errors contained herein or for incidental or consequential damages in connection with the furnishing, performance, or use of this material. </text:p>
      <text:p text:style-name="P7">Copyright</text:p>
      <text:p text:style-name="P6">JBoss, Home of Professional Open Source. Copyright 2008-2012, Red Hat and individual contributors by the @authors tag. See the copyright.txt in the distribution for a full listing of individual contributors.</text:p>
      <text:p text:style-name="P6">This copyrighted material is made available to anyone wishing to use, modify, copy, or redistribute it under the terms of the GNU Lesser General Public License as published by the Free Software Foundation; either version 2.1 of the License, or (at your option) any later version.. This material is distributed in the hope that it will be useful, but WITHOUT A WARRANTY; without even the implied warranty of MERCHANTABILITY or FITNESS FOR A <text:s/>PARTICULAR PURPOSE. </text:p>
      <text:p text:style-name="P6">See the GNU General Public License for more details.</text:p>
      <text:p text:style-name="P6">You should have received a copy of the GNU Lesser General Public License along with this software; if not, write to the Free Software Foundation, Inc., 51 Franklin St, Fifth Floor, Boston, MA 02110-1301 USA, or see the FSF site: http://www.fsf.org. </text:p>
      <text:p text:style-name="P7">Restricted Rights Legend</text:p>
      <text:p text:style-name="P6">Use, duplication, or disclosure is subject to restrictions as set forth in contract subdivision (c)(1)(ii) of the Rights in Technical Data and Computer Software clause 52.227-FAR14.</text:p>
      <text:list xml:id="list804549642" text:style-name="Outline">
        <text:list-item>
          <text:h text:style-name="Heading_20_1" text:outline-level="1" text:restart-numbering="true" text:start-value="-1">Introduction to Byteman</text:h>
        </text:list-item>
      </text:list>
      <text:p text:style-name="Text_20_body">Byteman is a bytecode manipulation tool which makes it simple to change the operation of Java applications either at load time or while the application is running. It works without the need to rewrite or recompile the <text:s/>original program. In fact, Byteman can even be used to modify Java code which forms part of the Java virtual machine, classes such as String, Thread etc. Byteman employs a clear, simple and easy-to-use Event Condition Action (ECA) rule language, based on Java. ECA rules are used to specify where, when and how the original Java code should be transformed to modify its operation.</text:p>
      <text:p text:style-name="Text_20_body">Byteman was invented primarily to support automation of tests for multi-threaded and multi-JVM Java applications using a technique called fault injection. It includes features which have been designed to resolve problems which arise with this type of testing. Byteman provides explicit support for test automation in four main areas:</text:p>
      <text:list xml:id="list16884792601" text:style-name="L1">
        <text:list-item>
          <text:p text:style-name="P18">tracing execution of specific code paths and displaying application or JVM state</text:p>
        </text:list-item>
        <text:list-item>
          <text:p text:style-name="P18">subverting normal execution by changing state, making unscheduled method calls or forcing an unexpected return or throw</text:p>
        </text:list-item>
        <text:list-item>
          <text:p text:style-name="P18">orchestrating the timing of activities performed by independent application threads</text:p>
        </text:list-item>
        <text:list-item>
          <text:p text:style-name="P18">monitoring and gathering statistics summarising application and JVM operation</text:p>
        </text:list-item>
      </text:list>
      <text:p text:style-name="P10">Byteman is actually of much more general use than as a tool for testing. The core engine which underlies Byteman is a general purpose code injection program capable of injecting rule code into almost any location reachable during execution of a Java method. Byteman rule <text:s/>conditions and actions can employ all the normal Java built-in operations in order to test and modify program state. They can also invoke methods of application or JVM instances which are in scope at the injection point.</text:p>
      <text:p text:style-name="P10">The Byteman rule language provides a standard set of built-in operations which support specific tasks from the categories outlined above. For example, a rule condition may enforce a wait on a thread rendezvous or an action may update a statistical counter. The available set of built-in calls is configured using a POJO plugin. This can easily be replaced with an alternative implementation either for a set of rules or on a piecemeal basis for individual rules. This makes it trivial to modify and/or extend the rule language to support ad-hoc program modifications which are specific to the application domain.</text:p>
      <text:list xml:id="list373470448" text:continue-list="list804549642" text:style-name="Outline">
        <text:list-item>
          <text:list>
            <text:list-header>
              <text:h text:style-name="P26" text:outline-level="2" text:is-list-header="true"><text:span text:style-name="T5">Running an Application with the </text:span>Byteman Agent</text:h>
            </text:list-header>
          </text:list>
        </text:list-item>
      </text:list>
      <text:p text:style-name="Text_20_body">In order to use Byteman to test a Java application the JVM must be configured to load and run the Byteman rule engine. At the most basic level this can be achieved using the -<text:span text:style-name="Code_20_Text">javaagent</text:span> command line argument. The traiiling text appended to this argument points the JVM at a jar containing the Byteman rule engine. It may also identify the location of one or more Byteman rule scripts, files comprising a sequence of ECA rules specifying the side-effects to be introduced into the application under test. The engine reads these scripts when the application is launched and applies the rules to any code which matches a rule in the supplied scripts. Command scripts are provided to simplify the task of loading the agent and installing rules into your program.</text:p>
      <text:p text:style-name="Text_20_body">In order to simplify test automation Byteman has been integrated with the two popular testing frameworks JUnit and TestNG, allowing Byteman tests to be driven from either ant or Maven. Using the integration modules fault injection testing involves no more than annotating your program with suitable rules and ensuring that the Byteman jars are located in the classpath.</text:p>
      <text:p text:style-name="Text_20_body"><text:soft-page-break/>If your Java application is a long-running program then you may want to load the rule scripts and, possibly even, the rule engine after the program has started running. For example, you may decide to install Byteman into your application server when it <text:s/>appears to be suffering from performance problems and only then upload rules which trace execution of the code you suspect is misbehaving. Once the rule engine is loaded it cannot be unloaded. However, rules can be added and removed ad lib, allowed you to focus in on the problem in hand using more and more specific trace or monitoring rules. Note that when rules are removed the methods they affect are guaranteed to return to their original behaviour.</text:p>
      <text:p text:style-name="Text_20_body">Full details of how to install the Byteman agent and how to upload rules either at boot time or at runtime are provided in subsection <text:reference-ref text:reference-format="text" text:ref-name="Running Applications With Byteman">Running Applications with Byteman</text:reference-ref>. Full examples of <text:s/>how to use Byteman from the command line, plus examples of how to configure annotation based fault injection testing from ant or Maven project, are available in the online tutorials which are linked from the documentation page of the Byteman site http://www.jboss.org/byteman.</text:p>
      <text:list xml:id="list867268501" text:continue-numbering="true" text:style-name="Outline">
        <text:list-item>
          <text:list>
            <text:list-header>
              <text:h text:style-name="Heading_20_2" text:outline-level="2" text:is-list-header="true">Event Condition Action Rules</text:h>
            </text:list-header>
          </text:list>
        </text:list-item>
      </text:list>
      <text:p text:style-name="Text_20_body">The Byteman rule engine operates by introducing side-effects at specified points during execution. A Byteman script comprises a sequence of Event Condition Action (ECA) <text:s/>rules which specify precisely how the application behaviour should be transformed at runtime. The three components of these rules, event, condition and action, are used, respectively, to define:</text:p>
      <text:list xml:id="list5954816211" text:style-name="L2">
        <text:list-item>
          <text:p text:style-name="P19"><text:span text:style-name="T1">where</text:span> during application execution a side-effect should occur</text:p>
        </text:list-item>
        <text:list-item>
          <text:p text:style-name="P19"><text:span text:style-name="T1">whether</text:span> the side-effect should happen or not</text:p>
        </text:list-item>
        <text:list-item>
          <text:p text:style-name="P19"><text:span text:style-name="T1">what</text:span> the side effect should be</text:p>
        </text:list-item>
      </text:list>
      <text:p text:style-name="Text_20_body">For example, in the following example rule the event is defined by the <text:span text:style-name="Code_20_Text">CLASS</text:span>, <text:span text:style-name="Code_20_Text">METHOD</text:span> and <text:span text:style-name="Code_20_Text">AT INVOKE</text:span> clauses. It specifies a trigger point in method <text:span text:style-name="Code_20_Text">get()</text:span> of class <text:span text:style-name="Code_20_Text">BoundedBuffer</text:span>. The example assumes that the definition of method <text:span text:style-name="Code_20_Text">get()</text:span> includes a call to <text:s/><text:span text:style-name="Code_20_Text">Object.wait()</text:span>. This would be appropriate if, say, the buffer were empty. The location specifier <text:span text:style-name="Code_20_Text">AT INVOKE</text:span> places the trigger point just before the call to this method. </text:p>
      <text:p text:style-name="Code">RULE throw on Nth empty get<text:line-break/>CLASS org.my.BoundedBuffer<text:line-break/>METHOD get()<text:line-break/>AT INVOKE Object.wait()<text:line-break/>BIND buffer = $this<text:line-break/>IF countDown(buffer)<text:line-break/>DO throw new org.my.ClosedException(buffer)<text:line-break/>ENDRULE</text:p>
      <text:p text:style-name="Text_20_body">The event also includes a BIND clause which establishes a binding for local variable <text:span text:style-name="Code_20_Text">buffer</text:span> assigning it with the value <text:span text:style-name="Code_20_Text">$this</text:span> (a rather artificial thing to do but this <text:span text:style-name="T1">is</text:span> an example). <text:span text:style-name="Code_20_Text">$this</text:span> is an automatic binding which refers to the target of the the <text:span text:style-name="Code_20_Text">get()</text:span> call which triggered the rule. <text:span text:style-name="Code_20_Text">buffer</text:span> can be referred to later in the rule; in this case it is passed as an argument to the exception constructor in the <text:span text:style-name="Code_20_Text">DO</text:span> clause.</text:p>
      <text:p text:style-name="Text_20_body">The condition is defined by the <text:span text:style-name="Code_20_Text">IF</text:span> clause. It invokes the standard Byteman built-in <text:span text:style-name="Code_20_Text">countDown(Object)</text:span> which decrements a CountDown associated with the buffer <text:span text:style-name="T8">─</text:span> the example assumes some other rule has called <text:span text:style-name="Code_20_Text">createCountDown(buffer, N)</text:span> to create this CountDown and initialise it with value <text:span text:style-name="Code_20_Text">N</text:span>. The <text:span text:style-name="Code_20_Text">countDown</text:span> built-in returns true when the <text:soft-page-break/>value of the CountDown decrements to zero.</text:p>
      <text:p text:style-name="Text_20_body">The action is defined by the <text:span text:style-name="Code_20_Text">DO</text:span> clause. It causes an instance of <text:span text:style-name="Code_20_Text">ClosedException</text:span> to be created and thrown from the <text:span text:style-name="Code_20_Text">get()</text:span> call which triggered the rule.</text:p>
      <text:p text:style-name="Text_20_body">So, in this example the condition will evaluate to <text:span text:style-name="Code_20_Text">false</text:span> the first N-1 times that a getter attempts to wait. At the Nth triggering the condition will evaluate to <text:span text:style-name="Code_20_Text">true</text:span> and the rule will fire, running the built-in action throw. This will cause the triggering thread to throw a <text:span text:style-name="Code_20_Text">ClosedException</text:span> to the caller of method <text:span text:style-name="Code_20_Text">get()</text:span>.</text:p>
      <text:list xml:id="list1056921391" text:continue-list="list867268501" text:style-name="Outline">
        <text:list-item>
          <text:list>
            <text:list-header>
              <text:h text:style-name="Heading_20_2" text:outline-level="2" text:is-list-header="true">Rule Bindings and Parameterization</text:h>
            </text:list-header>
          </text:list>
        </text:list-item>
      </text:list>
      <text:p text:style-name="Text_20_body">The corresponding rule to set up the countDown might be defined as follows</text:p>
      <text:p text:style-name="Code">RULE set up buffer countDown<text:line-break/>CLASS org.my.BoundedBuffer<text:line-break/>METHOD &lt;init&gt;(int)<text:line-break/>AT EXIT<text:line-break/>BIND buffer = $0;<text:line-break/> <text:s text:c="4"/>size = $1<text:line-break/>IF $1 &lt; 100<text:line-break/>DO createCountDown(buffer, size - 1)<text:line-break/>ENDRULE</text:p>
      <text:p text:style-name="Text_20_body">This rule is attached to the constructor for class <text:span text:style-name="Code_20_Text">BoundedBuffer</text:span> which takes a single <text:span text:style-name="Code_20_Text">int</text:span> parameter. The <text:span text:style-name="Code_20_Text">AT EXIT</text:span> location means it <text:s/>is triggered just before the constructor returns. The <text:span text:style-name="Code_20_Text">BIND</text:span> clause employs the indexed notation to refer to the method target, $0, and the first argument $1. The latter is assumed for the sake of the example to be the buffer size. If the buffer size is less than <text:span text:style-name="Code_20_Text">100</text:span> then the rule creates a <text:span text:style-name="Code_20_Text">countDown</text:span> with count <text:span text:style-name="Code_20_Text">size – 1</text:span> using the buffer as a key to identify it.</text:p>
      <text:p text:style-name="Text_20_body">Notice how the parameterization of the <text:span text:style-name="Code_20_Text">createCountDown</text:span> <text:s/>and <text:span text:style-name="Code_20_Text">countDown</text:span> calls with the bound variable <text:span text:style-name="Code_20_Text">buffer</text:span> restricts the scope of these rules to specific cases. If there are two buffers, <text:span text:style-name="Code_20_Text">buffer1</text:span> and <text:span text:style-name="Code_20_Text">buffer2</text:span>, but only <text:span text:style-name="Code_20_Text">buffer1</text:span> has size less than 100 then the condition for the set up rule will return false when <text:span text:style-name="Code_20_Text">buffer2</text:span> is created. This means the action will not run and a <text:span text:style-name="Code_20_Text">countDown</text:span> will not be associated with <text:span text:style-name="Code_20_Text">buffer2</text:span>. When a subsequent call is made to <text:span text:style-name="Code_20_Text">buffer2.get()</text:span> the throw rule will be triggered but the condition will always return false and the rule will not fire.</text:p>
      <text:p text:style-name="Text_20_body">If instead both buffers have size less than 100 then two countDowns will be created. The throw rule will be triggered when either <text:span text:style-name="Code_20_Text">buffer1.get()</text:span> and <text:span text:style-name="Code_20_Text">buffer2.get()</text:span> is called and in both cases will eventually fire and throw an exception. However, each countDown will still decrement independently.</text:p>
      <text:list xml:id="list1337593661" text:continue-numbering="true" text:style-name="Outline">
        <text:list-item>
          <text:list>
            <text:list-header>
              <text:h text:style-name="Heading_20_2" text:outline-level="2" text:is-list-header="true"><text:bookmark-start text:name="DDE_LINK14"/>Built-in Conditions and Actions<text:bookmark-end text:name="DDE_LINK14"/></text:h>
            </text:list-header>
          </text:list>
        </text:list-item>
      </text:list>
      <text:p text:style-name="Text_20_body">Byteman provides a suite of built-in conditions and actions used to coordinate the activities of independent threads e.g. delays, waits and signals, countdowns, flag operations and so on. These are particularly useful for testing multi-threaded programs subject to arbitrary scheduling orders. Judicious insertion of byteman actions can guarantee that thread interleavings in a given test run will occur in a desired order, enabling test code to reliably exercise parallel execution paths which do not normally occur with synthetic workloads.</text:p>
      <text:p text:style-name="Text_20_body">Tracing operations are also provided so that test scripts can track progress of a test run and identify successful or unsuccessful test completion. Trace output can also be used to <text:soft-page-break/>debug rule execution. Trace output to be quite finely tuned simply by providing a condition which tests the state of local or parameter variable bindings. Trace actions can insert these bound values into message strings, allowing detailed scrutiny of test execution paths.</text:p>
      <text:p text:style-name="Text_20_body">A few special built-in actions can be used to subvert the behaviour of application code by modifying execution paths. This is particularly important in a test environment where it is often necessary to force application methods to generate dummy results or simulate an error.</text:p>
      <text:p text:style-name="Text_20_body">A <text:span text:style-name="T1">return</text:span> action forces an early return from the code location targeted by the rule. If the method is non-void then the return action supplies a value to use as the method result.</text:p>
      <text:p text:style-name="Text_20_body">A <text:span text:style-name="T1">throw</text:span> action enables exceptions to be thrown from the trigger method frame. A rule is always allowed to throw a runtime exception (i.e. instances of <text:span text:style-name="Code_20_Text">RuntimeException</text:span> or its subclasses). If none of the caller methods up the stack from the trigger method include a a catch for <text:span text:style-name="Code_20_Text">RuntimeException</text:span> or <text:span text:style-name="Code_20_Text">Throwable</text:span> then effectively this aborts the current thread. Other exceptions may also be thrown so long as the trigger method declares the exception in its throws list. This restriction is necessary to ensure that the injected code does not break the method contract between the trigger method and its callers.</text:p>
      <text:p text:style-name="Text_20_body">Finally, a call to the <text:span text:style-name="T1">killJVM</text:span> builtin allows a machine crash to be simulated by configuring an immediate exit from the JVM.</text:p>
      <text:p text:style-name="Text_20_body">It is worth noting that rules are not just restricted to using built-in operations. Application-specific side-effects can also be introduced by writing object fields or calling Java methods in rule events, conditions or actions. The obvious target for such field write or method call operations is objects supplied from the triggering method via local or parameter variable bindings. However, it is also possible to update static data and invoke static methods of any class accessible from the classloader of the triggering method. So, it is quite feasible to use Byteman rules to apply arbitrary modifications to the original program. Byteman rules have special access privileges which means that it is possible to read and write protected or private fields and call protected or private data.</text:p>
      <text:list xml:id="list79747949" text:continue-numbering="true" text:style-name="Outline">
        <text:list-item>
          <text:list>
            <text:list-header>
              <text:h text:style-name="Heading_20_2" text:outline-level="2" text:is-list-header="true">Extending or Replacing the Byteman Language Built-ins</text:h>
            </text:list-header>
          </text:list>
        </text:list-item>
      </text:list>
      <text:p text:style-name="Text_20_body">Another option to bear in mind is that the set of built-in operations available to Byteman rules is not fixed. The rule engine works by mapping built-in operations which occur in a given rule to public instance methods of a helper class associated with the rule. By default, this helper class is <text:span text:style-name="Code_20_Text">org.jboss.byteman.rule.helper.Helper</text:span>. which provides the standard set of built-ins designed to simplify management of threads in a multi-threaded application. For example, the builtin operations <text:span text:style-name="Code_20_Text">createCountDown()</text:span> and <text:span text:style-name="Code_20_Text">countDown()</text:span> used in the example rules provided above are just public methods of class <text:span text:style-name="Code_20_Text">Helper</text:span>. <text:s/>The set of built-ins available for use in a given rule can by changed merely by specifying an alternative helper class for that rule.</text:p>
      <text:p text:style-name="Text_20_body">Any non-abstract class may be specified as the helper. Its public instance methods automatically become available as built-in operations in the rule event, condition and action. For example, by specifying a helper class which extended the default class, Helper, <text:s/>a rule would be able to use any of the existing built-ins and/or also make rule-specific (or application-specific) built-in calls. So, although the default Byteman rule language is oriented towards orchestrating the behaviour of independent threads in multi-threaded tests, Byteman can easily be reconfigured to support a much wider range of application requirements.</text:p>
      <text:list xml:id="list1317216231" text:continue-numbering="true" text:style-name="Outline">
        <text:list-item>
          <text:list>
            <text:list-header>
              <text:h text:style-name="Heading_20_2" text:outline-level="2" text:is-list-header="true"><text:soft-page-break/>Agent Transformation</text:h>
            </text:list-header>
          </text:list>
        </text:list-item>
      </text:list>
      <text:p text:style-name="Text_20_body">The bytecode modifications performed by Byteman are implemented using a <text:span text:style-name="T1">Java agent</text:span> program. JVM class loaders provide agents with an opportunity to modify loaded bytecode just prior to <text:s/>compilation (see package <text:span text:style-name="Code_20_Text">java.lang.Instrumentation</text:span> for details of how Java agents work). The Byteman agent reads the rule script at JVM bootstrap. It then monitors method code as it is loaded looking for <text:span text:style-name="T1">trigger points</text:span>, locations in the method bytecode which match the locations specified in rule events.</text:p>
      <text:p text:style-name="Text_20_body">The agent inserts <text:span text:style-name="T1">trigger calls</text:span> into code at each point which matches a rule event. Trigger calls are calls to the rule execution engine which identify:</text:p>
      <text:list xml:id="list381312212" text:style-name="L3">
        <text:list-item>
          <text:p text:style-name="P20">the <text:span text:style-name="T1">trigger method</text:span>, i.e. the method which contains the trigger point</text:p>
        </text:list-item>
        <text:list-item>
          <text:p text:style-name="P20">the rule which has been matched</text:p>
        </text:list-item>
        <text:list-item>
          <text:p text:style-name="P20">the arguments to the trigger method</text:p>
        </text:list-item>
      </text:list>
      <text:p text:style-name="Text_20_body">If several rules match the same trigger point then there will be a sequence of trigger calls, one for each matching rule. In this case rules are mostly triggered in the order they appear in their script(s).The only exception is rules which specify an <text:span text:style-name="Code_20_Text">AFTER</text:span> location, such as <text:span text:style-name="Code_20_Text">AFTER READ myField</text:span> or <text:span text:style-name="Code_20_Text">AFTER INVOKE someMethod</text:span>, which are executed in reverse order of appearance.</text:p>
      <text:p text:style-name="Text_20_body">When a trigger call occurs the rule execution engine locates the relevant rule and then executes it. The rule execution engine establishes bindings for variables mentioned in the rule event and then <text:span text:style-name="T1">tests</text:span> the rule condition. If the condition evaluates to true it <text:span text:style-name="T1">fires</text:span> the rule. executing each of the rule actions in sequence.</text:p>
      <text:p text:style-name="Text_20_body">Trigger calls pass the method recipient (this) and method arguments to the rule engine. These values may be referred to in the condition and action with a standard naming convention, <text:span text:style-name="Code_20_Text">$0</text:span>, <text:span text:style-name="Code_20_Text">$1</text:span> etc. The event specification can introduce bindings for additional variables. Bindings for these variables may be initialized using literal data or by invoking methods or operations on the method parameters and/or static data. Variables bound in the event can simply be referred to by name in the condition or action. Bindings allow arbitrary data from the triggering context to be tested in the condition in order to decide whether to <text:span text:style-name="T3">fire</text:span> the rule and to be employed as a target or parameter for rule actions. Note that where the trigger code is compiled with the relevant debug options enabled the agent is able to pass local variables which are in scope at the trigger point as arguments to the trigger call, making them available as default bindings. Rules may refer to in-scope variables (including the method recipient and arguments) by <text:s/>prefixing their symbolic names with the $ character e.g. <text:span text:style-name="Code_20_Text">$this</text:span>, <text:span text:style-name="Code_20_Text">$arg1</text:span>, <text:span text:style-name="Code_20_Text">$i</text:span> etc.</text:p>
      <text:p text:style-name="Text_20_body">The agent also compiles exception handler code around the trigger calls in order to deal with exceptions which might arise during rule processing. This is not intended to handle errors detected during operation of the rule execution engine (they should all be caught and dealt with internally). Exceptions are thrown out of the execution engine to alter the flow of control through the triggering method. Normally, after returning from a trigger call the triggering thread continues to execute the original method code. However, a rule can use the <text:span text:style-name="Code_20_Text">return</text:span> and <text:span text:style-name="Code_20_Text">throw</text:span> built-in actions to specify that an early return or exception throw should be performed <text:span text:style-name="T1">from the trigger method</text:span>. The rule language implementation achieves this by throwing its own private, internal exceptions below the trigger call. The handler code compiled into the trigger method catches these internal exceptions and then either returns to the caller or recursively throws a runtime or application-specific exception. This avoids normal execution of the remaining code in the body of the triggering method. If there are other trigger calls pending at the trigger point then these are also bypassed when a <text:span text:style-name="Code_20_Text">return</text:span> or <text:span text:style-name="Code_20_Text">throw</text:span> action is executed.</text:p>
      <text:list xml:id="list1725667009" text:continue-list="list1317216231" text:style-name="Outline">
        <text:list-item>
          <text:list>
            <text:list-header>
              <text:h text:style-name="P26" text:outline-level="2" text:is-list-header="true"><text:soft-page-break/><text:span text:style-name="T5">Agent</text:span> Retransformation</text:h>
            </text:list-header>
          </text:list>
        </text:list-item>
      </text:list>
      <text:p text:style-name="Text_20_body">The agent also allows rules to be uploaded while the application is still running. This can be used to redefine previously loaded rules as well as to introduce new rules on the fly. In cases where no currently loaded class matches the uploaded rule the agent merely adds the new rule to the current rule set. This <text:s/>may possibly replace an earlier version of the rule (rules are equated if they have the same name). When a matching class is loaded the latest version of the rule will be used to transform it.</text:p>
      <text:p text:style-name="Text_20_body">In cases where there are already loaded classes which match the rule the agent will <text:s/>retransform them, modifying the relevant target methods to include any necessary trigger calls. If an uploaded rule replaces an existing rule in this situation then when the previous rule is deleted all trigger calls associated with it are removed from the affected target methods. Note that retransforming a class does not associate a new class object with existing instances of the class. It merely installs a different implementation for their methods.</text:p>
      <text:p text:style-name="Text_20_body">An important point where retransformation may occur automatically without an explicit upload is during bootstrap of the agent. The JVM needs to load various of its own bootstrap classes before it can start the agent and allow it to register a transformer. Once the agent has processed the initial rule set and registered a transformer it scans all currently loaded classes and identifies those which match rules in the rule set. It automatically retransforms these classes, causing subsequent calls to bootstrap code to trigger rule processing.</text:p>
      <text:list xml:id="list1958309269" text:continue-numbering="true" text:style-name="Outline">
        <text:list-item>
          <text:list>
            <text:list-header>
              <text:h text:style-name="P26" text:outline-level="2" text:is-list-header="true">ECA <text:span text:style-name="T5">Rule</text:span> Engine</text:h>
            </text:list-header>
          </text:list>
        </text:list-item>
      </text:list>
      <text:p text:style-name="Text_20_body">The Byteman rule execution engine consists of a rule parser, type checker and interpreter/compiler. The rule parser is invoked by the agent during bootstrap. This provides enough information to enable the agent to identify potential trigger points.</text:p>
      <text:p text:style-name="Text_20_body">Rules are not type checked and compiled during trigger injection. These steps are delayed until the class and method bytecode they refer to has been loaded. Type checking requires identifying properties of the trigger class and, potentially, of classes it mentions using reflection. To do this the type checker needs to identify properties of loaded classes such as the types and accessibility of fields, method signatures etc. So, in order to ensure that the trigger class and all its dependent classes have been loaded before the type checker tries to access them, rules are type checked and compiled the first time they are triggered. This also avoids the cost of checking and compiling rules included in the rule set which do not actually get called.</text:p>
      <text:p text:style-name="Text_20_body">A single rule may be associated with more than one trigger point. Firstly, depending upon how precisely the <text:s/>rule specifies its event, it may apply to more than one class or more than one method within a class. But secondly, even if a rule specifies a class and method unambiguously the same class file may be loaded by different class loaders. So, the rule has to be type checked and compiled for each applicable trigger point.</text:p>
      <text:p text:style-name="Text_20_body">If a type check or compile operation fails the rule engine prints an error and disables execution of the trigger call. Note that in cases where the event specification <text:s/>is ambiguous a rule may type check successfully against one trigger point but not against another. Rule execution is only disabled for cases where the type check fails.</text:p>
      <text:p text:style-name="Text_20_body">In the basic operating mode, trigger calls execute a rule by interpreting the rule parse tree. It is also possible to configure the rule engine to translate the rule bindings, condition and actions to bytecode which can then be passed by the JIT compiler. In either case, execution is performed with the help of an auxiliary class generated at runtime by the <text:soft-page-break/>Byteman agent called a <text:span text:style-name="T1">helper adapter</text:span>. This class is actually a subclass of the helper class associated with the rule. It inherits from the helper class so that it knows how to execute built-in operations defined by the helper class. A subclass is used to add extra functionality required by the rule system, most notably method <text:span text:style-name="Code_20_Text">execute</text:span> which gets called at the trigger point and a local bindings field which stores a hashmap mapping method parameters and event variables to their bound values.</text:p>
      <text:p text:style-name="Text_20_body">When a rule is triggered the <text:s/>rule engine creates an instance of the rule's <text:span text:style-name="T3">helper adapter</text:span><text:span text:style-name="T1"> </text:span><text:span text:style-name="T3">class</text:span> to provide a context for the trigger call. It uses setter methods generated by the Byteman agent to initialise the rule and bindings fields and then it calls the adapter instance's execute method. Since each rule triggering is handled by its own adapter instance this ensures that concurrent triggers of the same rule from different threads do not interfere with each other.</text:p>
      <text:p text:style-name="Text_20_body">The <text:s/>interpreted version of <text:span text:style-name="Code_20_Text">execute0</text:span> locates the triggered rule and, from there, the parse tree for the event, condition and action. It traverses the parse trees of these three rule components evaluating each expression recursively. Bindings are looked up or assigned during rule execution when they are referred to from within the rule event, condition or action. When the execute method encounters a call to a built-in it can execute this call <text:s text:c="2"/>using reflection to invoke one of the methods inherited from its helper superclass.</text:p>
      <text:p text:style-name="Text_20_body">When compilation of rules <text:s/>is enabled the Byteman agent generates an execute method which contains inline bytecode derived from the rule event condition and action. This directly encodes all the operations and method invocations defined in the rule. This code accesses bindings and executes built-ins in the same way as the interpreted code except that calls to built-in are compiled as direct method invocations on this rather than relying on reflective invocation.</text:p>
      <text:p text:style-name="Text_20_body">Although compilation takes slightly more time to generate it should provide a performance pay off <text:s/>where the trigger method gets called many times. <text:s/>Ideally, compilation should be selectable per rule or across the board for all rules in a rule set. At present it can only be enabled or disabled globally.</text:p>
      <text:p text:style-name="Text_20_body"/>
      <text:list xml:id="list571118155" text:continue-numbering="true" text:style-name="Outline">
        <text:list-header>
          <text:h text:style-name="Heading_20_1" text:outline-level="1" text:is-list-header="true">The Byteman Rule Language</text:h>
        </text:list-header>
      </text:list>
      <text:p text:style-name="P2">Rules are defined in scripts which consists of a sequence of rule definitions interleaved with comment lines. Comments may occur within the body of a rule definition as well as preceding or following a definition but must be on separate lines from the rule text. <text:s/>Comments are lines which begin with a <text:span text:style-name="Code_20_Text">#</text:span> character:</text:p>
      <text:p text:style-name="Code">######################################<text:line-break/># Example Rule Set<text:line-break/>#<text:line-break/># a single rule definition<text:line-break/>RULE example rule<text:line-break/># comment line in rule body<text:line-break/><text:tab/>. . .<text:line-break/>ENDRULE</text:p>
      <text:list xml:id="list924334125" text:continue-numbering="true" text:style-name="Outline">
        <text:list-item>
          <text:list>
            <text:list-header>
              <text:h text:style-name="P26" text:outline-level="2" text:is-list-header="true">Rule Events</text:h>
            </text:list-header>
          </text:list>
        </text:list-item>
      </text:list>
      <text:p text:style-name="Text_20_body">Rule event specifications identify a specific <text:span text:style-name="T1">location</text:span> in a <text:span text:style-name="T1">target</text:span> method associated with a <text:span text:style-name="T1">target</text:span> class. Target methods can be either static or instance methods or constructors. If no detailed location is specified the default location is entry to the target method. So, the basic schema for a single rule is as follows:</text:p>
      <text:p text:style-name="Code"># rule skeleton<text:line-break/>RULE &lt;rule name&gt;<text:line-break/>CLASS &lt;class name&gt;<text:line-break/>METHOD &lt;method name&gt;<text:line-break/>BIND &lt;bindings&gt;<text:line-break/>IF <text:s text:c="2"/>&lt;condition&gt;<text:line-break/>DO <text:s text:c="2"/>&lt;actions&gt;<text:line-break/>ENDRULE</text:p>
      <text:p text:style-name="Text_20_body">The name of the rule following the <text:span text:style-name="Code_20_Text">RULE</text:span> keyword can be any free form text with the restriction that it must include at least one non-white space character. Rule names do not have to be unique but it obviously helps when debugging rule scripts if they clearly identify the rule. The rule name is printed whenever an error is encountered during parsing, type checking, compilation or execution.</text:p>
      <text:p text:style-name="Text_20_body">The class and method names following the CLASS and METHOD keywords must be on the same line. The class name can identify a class either with or without the package qualification. The method name can identify a method with or without an argument list or return type. A constructor method is identified using the special name <text:span text:style-name="Code_20_Text">&lt;init&gt;</text:span>. For example,</text:p>
      <text:p text:style-name="Code"><text:bookmark-start text:name="DDE_LINK1"/># class and method example<text:line-break/>RULE any commit on any coordinator engine<text:line-break/>CLASS CoordinatorEngine<text:line-break/>METHOD commit<text:line-break/>. . .<text:line-break/>ENDRULE<text:bookmark-end text:name="DDE_LINK1"/></text:p>
      <text:p text:style-name="Text_20_body">matches the rule with any class whose name is <text:span text:style-name="Code_20_Text">CoordinatorEngine</text:span>, irrespective of the package it belongs to. When any class with this name is loaded then the agent will insert a trigger point at the beginning of any method named <text:span text:style-name="Code_20_Text">commit</text:span>. If <text:s/>there are several occurrences of this method, with different signatures then each method will have a trigger point inserted.</text:p>
      <text:p text:style-name="Text_20_body"><text:soft-page-break/>More precise matches can be guaranteed by adding a signature comprising a parameter type list and, optionally, a return type. For example,</text:p>
      <text:p text:style-name="Code"># class and method example 2<text:line-break/>RULE commit with no arguments on wst11 coordinator engine<text:line-break/>CLASS com.arjuna.wst11.messaging.engines.<text:bookmark-start text:name="DDE_LINK2"/>CoordinatorEngine<text:bookmark-end text:name="DDE_LINK2"/><text:line-break/>METHOD State commit()<text:line-break/>AT LINE 324<text:line-break/>. . .<text:line-break/>ENDRULE</text:p>
      <text:p text:style-name="Text_20_body">This rule will only match the <text:span text:style-name="Code_20_Text">CoordinatorEngine</text:span> class in package <text:span text:style-name="Code_20_Text">com.arjuna.wst11.messaging.engines</text:span> and only match a method <text:span text:style-name="Code_20_Text">commit</text:span> with no arguments and with a return type whose name is <text:span text:style-name="Code_20_Text">State</text:span>. Note that in this example the package for class <text:span text:style-name="Code_20_Text">State</text:span> has been left unspecified. The type checker will infer the package of the parameter or return type from the matched method where it is omitted.</text:p>
      <text:p text:style-name="Text_20_body">The previous example also employs the location specifier <text:span text:style-name="Code_20_Text">AT LINE</text:span>. The text following the line keyword must be able to be parsed to derive an integer line number. This directs the agent to insert the trigger call at the start of a particular line in the source code.</text:p>
      <text:p text:style-name="Text_20_body">Note:</text:p>
      <text:list xml:id="list107936847" text:style-name="L4">
        <text:list-item>
          <text:p text:style-name="P21">The Byteman agent <text:span text:style-name="T1">will not</text:span> transform any classes in package <text:span text:style-name="Code_20_Text">java.lang</text:span> nor classes in package <text:s/><text:span text:style-name="Code_20_Text">org.jboss.byteman</text:span>, the byteman package itself (it is possible to remove the first of these restrictions by setting a System property, but you need to be really sure you know what you are doing – see below for details).</text:p>
        </text:list-item>
        <text:list-item>
          <text:p text:style-name="P21">Inner classes can be specified by employing the (internal format) '$' separator to distinguish an inner class from its enclosing outer class e.g. <text:span text:style-name="Code_20_Text">org.my.List$Cons</text:span>, <text:span text:style-name="Code_20_Text">Map$Entry$Wrapper</text:span>. </text:p>
        </text:list-item>
      </text:list>
      <text:list xml:id="list516142639" text:continue-list="list924334125" text:style-name="Outline">
        <text:list-item>
          <text:list>
            <text:list-item>
              <text:list>
                <text:list-header>
                  <text:h text:style-name="Heading_20_3" text:outline-level="3" text:is-list-header="true">Class Rules vs Interface Rules</text:h>
                </text:list-header>
              </text:list>
            </text:list-item>
          </text:list>
        </text:list-item>
      </text:list>
      <text:p text:style-name="Text_20_body">Byteman rules can be attached to interfaces as well as classes. If the <text:span text:style-name="Code_20_Text">CLASS</text:span> keyword is replaced with the keyword <text:span text:style-name="Code_20_Text">INTERFACE</text:span> then the rule applies to any class which implements the specified interface. For example, the following rule</text:p>
      <text:p text:style-name="Code"># interface rule example<text:line-break/>RULE commit with no arguments on any engine<text:line-break/>INTERFACE com.arjuna.wst11.messaging.engines.<text:bookmark-start text:name="DDE_LINK21"/>Engine<text:bookmark-end text:name="DDE_LINK21"/><text:line-break/>METHOD commit()<text:line-break/>. . .<text:line-break/>ENDRULE</text:p>
      <text:p text:style-name="Text_20_body">is attached to method <text:span text:style-name="Code_20_Text">commit</text:span> of interface <text:span text:style-name="Code_20_Text">Engine</text:span>. If <text:span text:style-name="Code_20_Text">Engine</text:span> is implemented by classes <text:s/><text:span text:style-name="Code_20_Text">CoordinatorEngine</text:span> and <text:span text:style-name="Code_20_Text">ParticipantEngine</text:span> then the rule implies two trigger points, one at the start of method <text:span text:style-name="Code_20_Text">CoordinatorEngine.commit()</text:span> and another at the start of method <text:span text:style-name="Code_20_Text">ParticipantEngine.commit(). T</text:span>he agent ensures that each implementing class is transformed to include a trigger call for the rule.</text:p>
      <text:list xml:id="list1218714343" text:continue-numbering="true" text:style-name="Outline">
        <text:list-item>
          <text:list>
            <text:list-item>
              <text:list>
                <text:list-header>
                  <text:h text:style-name="Heading_20_3" text:outline-level="3" text:is-list-header="true">Overriding <text:s/>Rules</text:h>
                </text:list-header>
              </text:list>
            </text:list-item>
          </text:list>
        </text:list-item>
      </text:list>
      <text:p text:style-name="Text_20_body">Normally, Byteman only injects rule code into methods which are defined by the class identified in the <text:span text:style-name="Code_20_Text">CLASS</text:span> clause. This is sometimes not very helpful. For example, the following rule is not much use</text:p>
      <text:p text:style-name="P3"><text:bookmark-start text:name="DDE_LINK20"/><text:soft-page-break/>RULE trace Object.finalize<text:line-break/>CLASS java.lang.Object<text:line-break/>METHOD finalize<text:line-break/>IF TRUE<text:line-break/>DO System.out.println(“Finalizing “ + $0)<text:line-break/><text:bookmark-end text:name="DDE_LINK20"/>ENDRULE</text:p>
      <text:p text:style-name="P2">The print statement gets inserted into method <text:span text:style-name="Code_20_Text">Object.finalize()</text:span>. However, the JVM only calls finalize when an object's class overrides <text:span text:style-name="Code_20_Text">Object.finalize()</text:span>. But with this rule these overriding methods are not modified. So, the rule will not be triggered in the precise case where the trace would be useful (n.b. this is not quite the full story – overriding method implementations which call <text:span text:style-name="Code_20_Text">super.finalize()</text:span> <text:span text:style-name="T1">will</text:span> trigger the rule). There are many other situations where it might be desirable to inject code into overriding method <text:s/>implementations. For example, class <text:span text:style-name="Code_20_Text">Socket</text:span> is specialised by various classes which provide their own implementation of methods <text:span text:style-name="Code_20_Text">bind</text:span>, <text:span text:style-name="Code_20_Text">accept</text:span> etc. So, a rule attached to <text:span text:style-name="Code_20_Text">Socket.bind()</text:span> will not be triggered when the bind method of one of these subclasses is called (not unless the subclass method calls <text:span text:style-name="Code_20_Text">super.bind()</text:span>).</text:p>
      <text:p text:style-name="P2">Of course, it is always possible to define a specific rule for each overriding class. However, this is tedious and may possibly miss some cases when the code base is changed. So, Byteman provides a simple bit of syntax for specifying that rules should also be injected into overriding implementations.</text:p>
      <text:p text:style-name="P3"><text:bookmark-start text:name="__DdeLink__3348_1142010326"/>RULE trace Object.finalize<text:line-break/>CLASS ^java.lang.Object<text:line-break/>METHOD finalize<text:line-break/>IF TRUE<text:line-break/>DO System.out.println(“Finalizing “ + $0)<text:line-break/><text:bookmark-end text:name="__DdeLink__3348_1142010326"/>ENDRULE</text:p>
      <text:p text:style-name="P2">The <text:span text:style-name="Code_20_Text">^</text:span> prefix attached to the class name <text:s/>tells the agent that the rule should apply to implementations of <text:span text:style-name="Code_20_Text">finalize</text:span> defined either by class <text:span text:style-name="Code_20_Text">Object</text:span> or by any class which extends <text:span text:style-name="Code_20_Text">Object</text:span>. This prefix can also be used with interface rules, requiring the agent to inject the rule code into methods of classes which implement the interface and also into overriding methods on subclasses of the implementing classes.</text:p>
      <text:p text:style-name="P2">Note that if an overriding method invokes a super method then this style of <text:s/>injection may cause the injected rule code to be triggered more than once. In particular, injecting into constructors (which, inevitably, invoke some form of super constructor) will often result in multiple triggerings of the rule. This is easily avoided by adding a condition to the rule which checks the name of the caller method. So, for example, the rule above would be better rewritten as</text:p>
      <text:p text:style-name="P3">RULE trace Object.finalize at initial call<text:line-break/>CLASS ^java.lang.Object<text:line-break/>METHOD finalize<text:line-break/>IF NOT callerEquals(“finalize”)<text:line-break/>DO System.out.println(“Finalizing “ + $0)<text:line-break/>ENDRULE</text:p>
      <text:p text:style-name="Text_20_body">This rule uses the built-in method <text:span text:style-name="Code_20_Text">callerEquals</text:span> which can be called with a variety of alternative signatures (described in full below). This version calls <text:span text:style-name="Code_20_Text">String.equals()</text:span> comparing the name of the method which called the trigger method to its <text:span text:style-name="Code_20_Text">String</text:span> argument and returns the result. The condition negates this using the <text:span text:style-name="Code_20_Text">NOT</text:span> operator (another way of writing the Java ! Operator). <text:s/>So, when an implementation of <text:span text:style-name="Code_20_Text">finalize</text:span> is <text:soft-page-break/>called via the finalizer thread's <text:span text:style-name="Code_20_Text">runFinalizer()</text:span> method this condition evaluates to <text:span text:style-name="Code_20_Text">true </text:span>and the rule fires. When it gets called via <text:span text:style-name="Code_20_Text">super.finalize()</text:span> the condition evaluates to <text:span text:style-name="Code_20_Text">false</text:span> and the rule does not fire.</text:p>
      <text:list xml:id="list854902209" text:continue-numbering="true" text:style-name="Outline">
        <text:list-item>
          <text:list>
            <text:list-item>
              <text:list>
                <text:list-header>
                  <text:h text:style-name="P29" text:outline-level="3" text:is-list-header="true"><text:span text:style-name="T5">Overriding</text:span> Interface Rules</text:h>
                </text:list-header>
              </text:list>
            </text:list-item>
          </text:list>
        </text:list-item>
      </text:list>
      <text:p text:style-name="Text_20_body">The ^prefix can also be used in combination with <text:span text:style-name="Code_20_Text">INTERFACE</text:span> rules. Normally an interface rule is only injected into classes which directly implement the interface methods. This can mean that a plain <text:span text:style-name="Code_20_Text">INTERFACE</text:span> rule does not always get injected into the classes you are interested in.</text:p>
      <text:p text:style-name="Text_20_body">For example, class <text:span text:style-name="Code_20_Text">ArrayList</text:span> extends class <text:span text:style-name="Code_20_Text">AbstractList</text:span> which, in turn, implements interface <text:span text:style-name="Code_20_Text">List</text:span>. A rule attached to <text:span text:style-name="Code_20_Text">INTERFACE List</text:span> <text:span text:style-name="T1">will</text:span> be considered for injection into <text:span text:style-name="Code_20_Text">AbstractList</text:span> but will <text:span text:style-name="T1">not</text:span> be considered for injection into <text:span text:style-name="Code_20_Text">ArrayList</text:span>. This makes sense because AbstractList will <text:s/>contain an implementation of every method in List (some of these methodsmay be abstract). So, any methods in class ArrayList which re-implement the interface are considered to be overriding methods. However, the <text:span text:style-name="Code_20_Text">^</text:span> prefix can be used to achieve the desired effect. If the rule is attached to <text:span text:style-name="Code_20_Text">INTERFACE ^List</text:span> then it <text:span text:style-name="T1">will</text:span> be considered for injection into both <text:span text:style-name="Code_20_Text">AbstractList</text:span> and <text:span text:style-name="Code_20_Text">ArrayList</text:span>.</text:p>
      <text:p text:style-name="Text_20_body">Note that there is a subtle difference between these cases where a class extends a superclass and those where an interface extends a superinterface. The same class hierarchy can be used as an example to explain how interface extension is treated.</text:p>
      <text:p text:style-name="Text_20_body">Let's look at the interface <text:span text:style-name="Code_20_Text">Collection</text:span> which is extended by interface <text:span text:style-name="Code_20_Text">List</text:span>. When a rule is attached to <text:span text:style-name="Code_20_Text">INTERFACE Collection</text:span> then it is considered for injection into any class which implements <text:span text:style-name="Code_20_Text">Collection</text:span> and also any class which implements an extension of <text:span text:style-name="Code_20_Text">Collection</text:span>. Since <text:span text:style-name="Code_20_Text">List</text:span> extends <text:span text:style-name="Code_20_Text">Collection</text:span> this means that an implementation class like <text:span text:style-name="Code_20_Text">AbstractList</text:span> will be a candidate for the rule. This is because <text:span text:style-name="Code_20_Text">AbstractList</text:span> <text:s/>is the first class reached down the chain from <text:span text:style-name="Code_20_Text">Collection</text:span> via <text:span text:style-name="Code_20_Text">List</text:span> so it is the first point in the class hierarchy where an implementation can be found for methods of <text:span text:style-name="Code_20_Text">Collection</text:span> (even if it is only an abstract method). Class <text:span text:style-name="Code_20_Text">ArrayList</text:span> willl <text:span text:style-name="T1">not</text:span> be a candidate for injection because any of it's methods which re-implement a method declared by <text:span text:style-name="Code_20_Text">Collection</text:span> will still only <text:span text:style-name="T1">override</text:span> a method <text:s/>implemented in <text:span text:style-name="Code_20_Text">AbstractList</text:span>. If you want the rule to be injected into these overriding methods defined in class <text:span text:style-name="Code_20_Text">ArrayList</text:span> then you can do so by attaching the rule to <text:span text:style-name="Code_20_Text">INTERFACE ^Collection</text:span>.</text:p>
      <text:list xml:id="list1827109487" text:continue-numbering="true" text:style-name="Outline">
        <text:list-item>
          <text:list>
            <text:list-item>
              <text:list>
                <text:list-header>
                  <text:h text:style-name="P29" text:outline-level="3" text:is-list-header="true"><text:span text:style-name="T5">Location</text:span> Specifiers</text:h>
                </text:list-header>
              </text:list>
            </text:list-item>
          </text:list>
        </text:list-item>
      </text:list>
      <text:p text:style-name="Text_20_body">The examples above either specified the precise location of the trigger point within the target method to a specific line number using <text:span text:style-name="Code_20_Text">AT LINE</text:span> or defaulted it to the start of the method. Clearly, line numbers can be used to specify almost any point during execution and are easy and convenient to use in code which is not subject to change. However, this approach is not very useful for test automation where the code under test may well get modified. Obviously when code is edited the associated tests need to be revised. But modifications to the code base can easily shift the line numbers of unmodified code invalidating test scripts unrelated to the edits. Luckily, there are several other ways of specifying where a trigger point should be inserted into a target method. For example,</text:p>
      <text:p text:style-name="Code"><text:soft-page-break/># location specifier example<text:line-break/>RULE countdown at commit<text:line-break/>CLASS CoordinatorEngine<text:line-break/>METHOD commit<text:line-break/>AFTER WRITE $current<text:line-break/>. . .<text:line-break/>ENDRULE</text:p>
      <text:p text:style-name="Text_20_body">The name <text:span text:style-name="Code_20_Text">current</text:span> prefixed with a <text:span text:style-name="Code_20_Text">$</text:span> sign identifies a local variable,or possibly a method parameter. In this case, <text:span text:style-name="Code_20_Text">current</text:span> happens to be a local variable declared and initialised at the start of method <text:span text:style-name="Code_20_Text">CoordinatorEngine.commit</text:span> whose type is the enum <text:span text:style-name="Code_20_Text">State</text:span>.</text:p>
      <text:p text:style-name="Code">public State commit()<text:line-break/>{<text:line-break/> <text:s/>final State current ;<text:line-break/> <text:s/>synchronized(this)<text:line-break/> <text:s/>{<text:line-break/> <text:s text:c="3"/>current = this.state ;<text:line-break/> <text:s text:c="3"/>if (current == State.STATE_PREPARED_SUCCESS) {<text:line-break/> <text:s text:c="5"/>. . .</text:p>
      <text:p text:style-name="Code"/>
      <text:p text:style-name="Text_20_body">So, the trigger point will be inserted immediately after the first write operation in the bytecode (<text:span text:style-name="Code_20_Text">istore</text:span>) which updates the stack location used to store <text:span text:style-name="Code_20_Text">current</text:span>. This is effectively the same as saying that the trigger point will occur at the point in the source code where local variable current is initialised i.e. the first line inside the <text:span text:style-name="Code_20_Text">synchronized</text:span> block.</text:p>
      <text:p text:style-name="Text_20_body">By contrast, the following rule would locate the trigger point after the first read from field <text:span text:style-name="Code_20_Text">recovered</text:span>:</text:p>
      <text:p text:style-name="Code"># location specifier example 2<text:line-break/>RULE add countdown at recreate<text:line-break/>CLASS CoordinatorEngine<text:line-break/>METHOD &lt;init&gt;<text:line-break/>AT READ CoordinatorEngine.recovered<text:line-break/>. . .<text:line-break/>ENDRULE</text:p>
      <text:p text:style-name="Text_20_body">Note that in the last example the field type is qualified to ensure that the write is to the field belonging to an instance of class <text:span text:style-name="Code_20_Text">CoordinatorEngine</text:span>. Without the type the rule would match any read from a field with name <text:span text:style-name="Code_20_Text">recovered</text:span>.</text:p>
      <text:p text:style-name="Text_20_body">The full set of location specifiers is as follows</text:p>
      <text:p text:style-name="P3"><text:bookmark-start text:name="DDE_LINK12"/><text:soft-page-break/>AT ENTRY<text:bookmark-end text:name="DDE_LINK12"/><text:line-break/>AT EXIT<text:line-break/>AT LINE <text:span text:style-name="T1">number</text:span><text:line-break/>AT READ <text:span text:style-name="T1">[type </text:span>.<text:span text:style-name="T1">]</text:span> <text:span text:style-name="T1">field</text:span> <text:span text:style-name="T1">[count | </text:span><text:span text:style-name="T3">ALL </text:span><text:span text:style-name="T1">]<text:line-break/></text:span><text:bookmark-start text:name="__DdeLink__3370_1292317611"/><text:span text:style-name="T3">AT READ $</text:span><text:span text:style-name="T1">var-or-idx</text:span><text:span text:style-name="T3"> </text:span><text:span text:style-name="T1">[count</text:span><text:span text:style-name="T3"> | ALL </text:span><text:span text:style-name="T1">]</text:span><text:bookmark-end text:name="__DdeLink__3370_1292317611"/><text:line-break/>AFTER READ <text:span text:style-name="T1">[ type </text:span>.<text:span text:style-name="T1">]</text:span> <text:span text:style-name="T1">field</text:span> <text:span text:style-name="T1">[count | </text:span><text:span text:style-name="T3">ALL </text:span><text:span text:style-name="T1">]<text:line-break/></text:span><text:span text:style-name="T3">AFTER READ </text:span><text:bookmark-start text:name="__DdeLink__3373_1292317611"/><text:span text:style-name="T3">$</text:span><text:span text:style-name="T1">var-or-idx</text:span><text:span text:style-name="T3"> </text:span><text:span text:style-name="T1">[count</text:span><text:span text:style-name="T3"> | ALL </text:span><text:span text:style-name="T1">]</text:span><text:bookmark-end text:name="__DdeLink__3373_1292317611"/><text:span text:style-name="T1"><text:line-break/></text:span><text:span text:style-name="T3">AT WRITE</text:span><text:span text:style-name="T1"> [ type .] field [count | </text:span><text:span text:style-name="T3">ALL </text:span><text:span text:style-name="T1">]<text:line-break/></text:span><text:span text:style-name="T3">AT WRITE</text:span><text:span text:style-name="T1"> </text:span><text:span text:style-name="T3">$</text:span><text:span text:style-name="T1">var-or-idx</text:span><text:span text:style-name="T3"> </text:span><text:span text:style-name="T1">[count</text:span><text:span text:style-name="T3"> | ALL </text:span><text:span text:style-name="T1">]<text:line-break/></text:span><text:span text:style-name="T3">AFTER WRITE</text:span><text:span text:style-name="T1"> [ type .] field [count | </text:span><text:span text:style-name="T3">ALL </text:span><text:span text:style-name="T1">]<text:line-break/></text:span><text:span text:style-name="T3">AFTER WRITE</text:span><text:span text:style-name="T1"> </text:span><text:span text:style-name="T3">$</text:span><text:span text:style-name="T1">var-or-idx</text:span><text:span text:style-name="T3"> </text:span><text:span text:style-name="T1">[count</text:span><text:span text:style-name="T3"> | ALL </text:span><text:span text:style-name="T1">]<text:line-break/></text:span><text:span text:style-name="T3">AT INVOKE</text:span><text:span text:style-name="T1"> [ type .] method [ </text:span><text:span text:style-name="T3">(</text:span><text:span text:style-name="T1"> argtypes </text:span><text:span text:style-name="T3">)</text:span><text:span text:style-name="T1"> ] [count | </text:span><text:span text:style-name="T3">ALL </text:span><text:span text:style-name="T1">]<text:line-break/></text:span><text:span text:style-name="T3">AFTER INVOKE</text:span><text:span text:style-name="T1"> [ type .] method [ </text:span><text:span text:style-name="T3">(</text:span><text:span text:style-name="T1"> argtypes </text:span><text:span text:style-name="T3">)</text:span><text:span text:style-name="T1"> ][count | </text:span><text:span text:style-name="T3">ALL </text:span><text:span text:style-name="T1">]<text:line-break/></text:span><text:span text:style-name="T3">AT SYNCHRONIZE</text:span><text:span text:style-name="T1"> [count | </text:span><text:span text:style-name="T3">ALL </text:span><text:span text:style-name="T1">]</text:span><text:bookmark-start text:name="DDE_LINK11"/><text:span text:style-name="T1"><text:line-break/></text:span><text:span text:style-name="T3">AFTER SYNCHRONIZE</text:span><text:span text:style-name="T1"> [count | </text:span><text:span text:style-name="T3">ALL </text:span><text:span text:style-name="T1">]</text:span><text:bookmark-end text:name="DDE_LINK11"/><text:span text:style-name="T1"><text:line-break/></text:span><text:span text:style-name="T3">AT THROW</text:span><text:span text:style-name="T1"> [count | </text:span><text:span text:style-name="T3">ALL </text:span><text:span text:style-name="T1">]</text:span></text:p>
      <text:p text:style-name="P9">If a location specifier is provided it must immediately follow the <text:span text:style-name="Code_20_Text">METHOD</text:span> specifier. If no location specifier is provided it defaults to <text:span text:style-name="Code_20_Text">AT ENTRY</text:span>.</text:p>
      <text:p text:style-name="P9">An <text:span text:style-name="Code_20_Text">AT ENTRY</text:span> specifier normally locates the trigger point before the first executable instruction in the trigger method. An exception to this occurs in the case of a constructor method in which case the trigger point is located before the first instruction following the call to the super constructor or redirection call to an alternative constructor. This is necessary to ensure that rules do not attempt to bind and operate on the instance before it is constructed</text:p>
      <text:p text:style-name="P9">An <text:span text:style-name="Code_20_Text">AT EXIT</text:span> specifier locates a trigger point at each location in the trigger method where a normal return of control occurs (i.e. wherever there is an implicit or explicit return but not where a throw exits the method).</text:p>
      <text:p text:style-name="P9">An <text:span text:style-name="Code_20_Text">AT LINE</text:span> specifier locates the trigger point before the first executable bytecode instruction in the trigger method whose source line number is greater than or equal to the line number supplied as argument to the specifier. If there is no executable code at (or following) the specified line number the agent will not insert a trigger point (note that it does not print an error in such cases because this may merely indicate that the rule does not apply to this particular class or method).</text:p>
      <text:p text:style-name="P9">An <text:span text:style-name="Code_20_Text">AT READ</text:span> specifier followed by a field name locates the trigger point before the first mention of an object field whose name matches the supplied field name i.e. it corresponds to the first occurred of a corresponding <text:span text:style-name="Code_20_Text">getField</text:span> instruction in the bytecode. If a type is specified then the <text:span text:style-name="Code_20_Text">getField</text:span> instruction will only be matched if the named field is declared by a class whose name matches the supplied type. If a count <text:span text:style-name="T1">N</text:span> is supplied then the <text:span text:style-name="T1">N</text:span>th matching <text:span text:style-name="Code_20_Text">getField</text:span> will be used as the trigger point. Note that the count identifies to the <text:span text:style-name="T1">N</text:span>th textual occurence of the field access, not the <text:span text:style-name="T1">N</text:span>th field access in a particular execution path at runtime. If the keyword <text:span text:style-name="Code_20_Text">ALL</text:span> is specified in place of a count then the rule wlil be triggered at all matching <text:span text:style-name="Code_20_Text">getField</text:span> calls.</text:p>
      <text:p text:style-name="P9">An <text:span text:style-name="Code_20_Text">AT READ</text:span> specifier followed by a <text:span text:style-name="Code_20_Text">$</text:span>-prefixed local variable name, method parameter name or method parameter index locates the trigger point before the first instruction which reads the corresponding local or method parameter variable i.e. it corresponds to an <text:span text:style-name="Code_20_Text">iload</text:span>, <text:span text:style-name="Code_20_Text">dload</text:span>, <text:span text:style-name="Code_20_Text">aload</text:span> etc instruction in the bytecode. If a count <text:span text:style-name="T1">N</text:span> is supplied then the <text:span text:style-name="T1">N</text:span>th matching <text:span text:style-name="Code_20_Text">read </text:span>will be used as the trigger point. Note that the count identifies to the <text:span text:style-name="T1">N</text:span>th textual occurrence of a read of the variable, not the <text:span text:style-name="T1">N</text:span>th access in a particular execution path at runtime. If the keyword <text:span text:style-name="Code_20_Text">ALL</text:span> is specified in place of a count then the rule will be <text:soft-page-break/>triggered before every read of the variable.</text:p>
      <text:p text:style-name="P9">Note that it is only possible to use local or parameter variable names such as <text:span text:style-name="Code_20_Text">$i</text:span>, <text:span text:style-name="Code_20_Text">$this</text:span> or <text:span text:style-name="Code_20_Text">$arg1</text:span> if the trigger method bytecode includes a local variable table, e.g. if it has been compiled with the -g flag. By contrast, it is always possible to refer to parameter variable read operations using the index notation <text:span text:style-name="Code_20_Text">$0</text:span>, <text:span text:style-name="Code_20_Text">$1</text:span> etc (however, note that location <text:span text:style-name="Code_20_Text">AT READ $0</text:span> will only match where the trigger method is an instance method).</text:p>
      <text:p text:style-name="P9">An <text:span text:style-name="Code_20_Text">AFTER READ</text:span> specification is identical to an AT READ specification except that it locates the trigger point after the <text:span text:style-name="Code_20_Text">getField</text:span> or variable read operation.</text:p>
      <text:p text:style-name="Text_20_body"><text:span text:style-name="Code_20_Text"><text:span text:style-name="T3">AT WRITE</text:span></text:span><text:span text:style-name="T3"> and </text:span><text:span text:style-name="Code_20_Text"><text:span text:style-name="T3">AFTER WRITE</text:span></text:span><text:span text:style-name="T3"> specifiers are the same as the corresponding </text:span><text:span text:style-name="Code_20_Text"><text:span text:style-name="T3">READ</text:span></text:span><text:span text:style-name="T3"> specifiers except that they correspond to assignments to the named field or named variable in the source code <text:s/>i.e. they identify </text:span><text:span text:style-name="Code_20_Text"><text:span text:style-name="T3">putField</text:span></text:span> or <text:span text:style-name="Code_20_Text">istore</text:span>, <text:span text:style-name="Code_20_Text">dstore</text:span>, etc instructions.</text:p>
      <text:p text:style-name="Text_20_body">Note that location <text:span text:style-name="Code_20_Text">AT WRITE $</text:span>0 or, equivalently, <text:span text:style-name="Code_20_Text">AT WRITE $this</text:span> will never match any candidate trigger method because the target object for an instance method invocation is never assigned.</text:p>
      <text:p text:style-name="Text_20_body">Note also that for a given local variable, <text:span text:style-name="Code_20_Text">localvar</text:span>, location AT<text:span text:style-name="Code_20_Text"> WRITE $localvar</text:span> or, equivalently, <text:s/>AT<text:span text:style-name="Code_20_Text"> WRITE $localvar 1</text:span> identifies the location immediately <text:span text:style-name="T1">after</text:span> the local variable is initialised i.e. it is treated as if it were specified as <text:span text:style-name="Code_20_Text">AFTER WRITE $localvar</text:span>. This is necessary because the variable is not in scope until after it is initialised. This also ensures that the local variable which has been written can be safely accessed in the rule body.</text:p>
      <text:p text:style-name="Text_20_body"><text:span text:style-name="Code_20_Text">AT INVOKE</text:span> and <text:span text:style-name="Code_20_Text">AFTER INVOKE</text:span> specifiers are like <text:span text:style-name="Code_20_Text"><text:span text:style-name="T3">READ</text:span></text:span> and <text:span text:style-name="Code_20_Text"><text:span text:style-name="T3">WRITE</text:span></text:span> specifiers except that they identify invocations of methods or constructors within the trigger method as the trigger point. The method may be identified using a bare method name or the name may be qualified by a, possibly package-qualified, type or by a descriptor. A descriptor consists of a comma-separated list of type names within brackets. The type names identify the types of the method parameters and may be prefixed with package qualifiers and employ array bracket pairs as suffixes.</text:p>
      <text:p text:style-name="P9"><text:span text:style-name="Code_20_Text">AT SYNCHRONIZE</text:span> and <text:span text:style-name="Code_20_Text">AFTER SYNCHRONIZE</text:span> specifiers identify synchronization blocks in the target method, i.e. they correspond to <text:span text:style-name="Code_20_Text">MONITORENTER</text:span> instructions in the bytecode. Note that <text:span text:style-name="Code_20_Text">AFTER SYNCHRONIZE</text:span> identifies the point immediately after entry to the synchronized block rather than the point immediately after exit from the block.</text:p>
      <text:p text:style-name="P9">An <text:span text:style-name="Code_20_Text">AT THROW</text:span> specifier identifies a throw operation within the trigger method as the trigger point. The throw operation may be qualified by a, possibly package-qualified, typename identifying the lexical type of the thrown exception. If a count <text:span text:style-name="T1">N</text:span> is supplied then the location specifies the <text:span text:style-name="T1">N</text:span>th textual occurrence of a throw. If the keyword <text:span text:style-name="Code_20_Text">ALL</text:span> is specified in place of a count then the rule will be triggered at all matching occurrences of a throw.</text:p>
      <text:p text:style-name="P9">n.b. as mentioned previously, when several rules specify the same location the order of injection of trigger calls usually follows the order of the rules in their respective scripts. The exception to this is AFTER locations where the the order of injection is the reverse to the order of occurrence.</text:p>
      <text:p text:style-name="P9">n.b.b. when a location specifier (other than <text:span text:style-name="Code_20_Text">ENTRY</text:span> or <text:span text:style-name="Code_20_Text">EXIT</text:span>) is used with an overriding rule the rule code is only injected into the original method or overriding methods if the location matches the method in question. So, for example, if location <text:span text:style-name="Code_20_Text">AT READ myField 2</text:span> is employed then the rule will only be injected into implementations of the method which include two loads of field myField. Methods which do not match the location are ignored.</text:p>
      <text:p text:style-name="P9"><text:soft-page-break/>n.b.b.b. for hysterical reasons <text:span text:style-name="Code_20_Text">CALL</text:span> may be used as a synonym for <text:span text:style-name="Code_20_Text">INVOKE</text:span>, <text:span text:style-name="Code_20_Text">RETURN</text:span> may be used as a synonym for <text:span text:style-name="Code_20_Text">EXIT</text:span> and the <text:span text:style-name="Code_20_Text">AT</text:span> in an <text:span text:style-name="Code_20_Text">AT LINE</text:span> specifier is optional.</text:p>
      <text:list xml:id="list674497597" text:continue-numbering="true" text:style-name="Outline">
        <text:list-item>
          <text:list>
            <text:list-header>
              <text:h text:style-name="Heading_20_2" text:outline-level="2" text:is-list-header="true">Rule Bindings</text:h>
            </text:list-header>
          </text:list>
        </text:list-item>
      </text:list>
      <text:p text:style-name="Text_20_body">The event specification includes a binding specification which computes values for variables which can subsequently be referenced in the rule body. These values will be computed each time the rule is triggered before testing the rule condition. For example,</text:p>
      <text:p text:style-name="Code"># binding example<text:line-break/>RULE countdown at commit<text:line-break/>CLASS com.arjuna.wst11.messaging.engines.CoordinatorEngine<text:line-break/>METHOD commit<text:line-break/>AT READ state<text:line-break/>BIND<text:tab/>engine:CoordinatorEngine = $0;<text:line-break/> <text:tab/>recovered:boolean = engine.isRecovered();<text:line-break/> <text:tab/>identifier:String = engine.getId()<text:line-break/>. . .<text:line-break/>ENDRULE</text:p>
      <text:p text:style-name="Text_20_body">creates a variable called <text:span text:style-name="Code_20_Text">engine</text:span>. This variable is bound to the recipient of the <text:span text:style-name="Code_20_Text">commit</text:span> method call which triggered the rule, identified by the parameter reference <text:span text:style-name="Code_20_Text">$0</text:span> (if <text:span text:style-name="Code_20_Text">commit</text:span> was a static method then reference to <text:span text:style-name="Code_20_Text">$0</text:span> would result in a type check exception). Arguments to the trigger method can be identified using parameter references with successive indices, <text:span text:style-name="Code_20_Text">$1</text:span>, <text:span text:style-name="Code_20_Text">$2</text:span> etc. The declaration of engine specifies its type as being <text:span text:style-name="Code_20_Text">CoordinatorEngine</text:span> though this is not strictly necessary since it can be inferred form the type of <text:span text:style-name="Code_20_Text">$0</text:span>.</text:p>
      <text:p text:style-name="Text_20_body">Similarly, variables <text:span text:style-name="Code_20_Text">recovered</text:span> and <text:span text:style-name="Code_20_Text">identifier</text:span> are bound by evaluating the expressions on the right of the <text:span text:style-name="Code_20_Text">=</text:span> operator. <text:s/>Note that the binding for engine has been established before these variables are bound so it can be referenced in the evaluated expression. Once again, type specifications are provided but they could be inferred.</text:p>
      <text:p text:style-name="Text_20_body">The special syntax <text:span text:style-name="Code_20_Text">BIND NOTHING</text:span> is available for cases where the rule does not need to employ any bindings. Alternatively, the BIND clause may be omitted.</text:p>
      <text:list xml:id="list1952096400" text:continue-numbering="true" text:style-name="Outline">
        <text:list-item>
          <text:list>
            <text:list-header>
              <text:h text:style-name="Heading_20_2" text:outline-level="2" text:is-list-header="true">Rule Expressions</text:h>
            </text:list-header>
          </text:list>
        </text:list-item>
      </text:list>
      <text:p text:style-name="Text_20_body">Expressions which occur on the right hand side of the <text:span text:style-name="Code_20_Text">=</text:span> operator in event bindings can be simple expressions i.e.</text:p>
      <text:list xml:id="list1162145507" text:continue-list="list107936847" text:style-name="L4">
        <text:list-item>
          <text:p text:style-name="P21">references to previously bound variables</text:p>
        </text:list-item>
        <text:list-item>
          <text:p text:style-name="P21">references to the trigger method recipient or parameters</text:p>
        </text:list-item>
        <text:list-item>
          <text:p text:style-name="P21">references to the local variables in scope at the trigger point</text:p>
        </text:list-item>
        <text:list-item>
          <text:p text:style-name="P21">references to special variables <text:span text:style-name="Code_20_Text">$!</text:span>, <text:span text:style-name="Code_20_Text">$^</text:span>, <text:span text:style-name="Code_20_Text">$#,</text:span> <text:span text:style-name="Code_20_Text">$*</text:span>, <text:span text:style-name="Code_20_Text">$@</text:span>, <text:span text:style-name="Code_20_Text">$CLASS</text:span> and <text:span text:style-name="Code_20_Text">$METHOD</text:span></text:p>
        </text:list-item>
        <text:list-item>
          <text:p text:style-name="P21">static field references</text:p>
        </text:list-item>
        <text:list-item>
          <text:p text:style-name="P21">primitive literals</text:p>
        </text:list-item>
        <text:list-item>
          <text:p text:style-name="P21">field accesses</text:p>
        </text:list-item>
        <text:list-item>
          <text:p text:style-name="P21">static or instance method invocations</text:p>
        </text:list-item>
        <text:list-item>
          <text:p text:style-name="P21">built-in operation invocations</text:p>
        </text:list-item>
      </text:list>
      <text:p text:style-name="Text_20_body">n.b. built-in operations are explained in more detail below.</text:p>
      <text:p text:style-name="Text_20_body"><text:soft-page-break/>Expressions can also be complex expressions composed from other expressions using the usual Java operators: <text:span text:style-name="Code_20_Text">+</text:span>, <text:span text:style-name="Code_20_Text">-</text:span>, <text:span text:style-name="Code_20_Text">*</text:span>, <text:span text:style-name="Code_20_Text">/</text:span>, <text:span text:style-name="Code_20_Text">%</text:span>, <text:span text:style-name="Code_20_Text">&amp;</text:span>, <text:span text:style-name="Code_20_Text">|</text:span>, <text:span text:style-name="Code_20_Text">^</text:span>, <text:span text:style-name="Code_20_Text">&amp;&amp;</text:span>, <text:span text:style-name="Code_20_Text">||</text:span>, <text:span text:style-name="Code_20_Text">!</text:span>, <text:span text:style-name="Code_20_Text">=</text:span>, <text:span text:style-name="Code_20_Text">==</text:span>, <text:span text:style-name="Code_20_Text">!=</text:span>, <text:span text:style-name="Code_20_Text">&lt;</text:span>. <text:span text:style-name="Code_20_Text">&lt;=</text:span>, <text:span text:style-name="Code_20_Text">&gt;</text:span>, <text:bookmark-start text:name="DDE_LINK26"/><text:span text:style-name="Code_20_Text">&gt;=</text:span>, <text:bookmark-end text:name="DDE_LINK26"/><text:span text:style-name="Code_20_Text">new</text:span>, etc. The ternary conditional expression operator, <text:span text:style-name="Code_20_Text">? :</text:span>, can also be employed. The type checker does its best to identify the types of simple and complex expressions wherever possible. So, for example, if it knows the type of bound variable <text:span text:style-name="Code_20_Text">engine</text:span> then it will be able to <text:s/>employ reflection to infer the type of a field access <text:span text:style-name="Code_20_Text">engine.recovered</text:span>, a method invocation <text:span text:style-name="Code_20_Text">engine.isRecovered()</text:span>, etc.</text:p>
      <text:p text:style-name="Text_20_body">Note:</text:p>
      <text:list xml:id="list363319460" text:style-name="L5">
        <text:list-item>
          <text:p text:style-name="P22">throw and return operations are only allowed as the last action in a sequence of rule actions (see below).</text:p>
        </text:list-item>
      </text:list>
      <text:list xml:id="list1348096153" text:style-name="L6">
        <text:list-item>
          <text:p text:style-name="P23">Expressions should obey the normal rules regarding associativity and precedence.</text:p>
        </text:list-item>
        <text:list-item>
          <text:p text:style-name="P23">The trigger method recipient and parameters may be referred to by index using the symbols <text:span text:style-name="Code_20_Text">$0</text:span> (invalid for a static method), <text:span text:style-name="Code_20_Text">$1</text:span> etc. If the method has been compiled with the relevant debug options then symbolic references may also be used. So, for example, <text:span text:style-name="Code_20_Text">$this</text:span> may be used as an alias for <text:span text:style-name="Code_20_Text">$0</text:span> and <text:span text:style-name="Code_20_Text">$myArg</text:span> may be used as an alias for <text:span text:style-name="Code_20_Text">$1</text:span> if the method first parameter is declared with name <text:span text:style-name="Code_20_Text">myArg</text:span>,</text:p>
        </text:list-item>
        <text:list-item>
          <text:p text:style-name="P23">If the trigger method has been compiled with the relevant debug options then local variables may be referenced symbolically using the same syntax to method parameters. So, for example, if variable <text:span text:style-name="Code_20_Text">idx</text:span> is in scope at the trigger point then <text:span text:style-name="Code_20_Text">$idx</text:span> can be used to obtain its value.</text:p>
        </text:list-item>
        <text:list-item>
          <text:p text:style-name="P23">Special variables provide access to other trigger method data. There are currently 7 such special variables:</text:p>
          <text:list>
            <text:list-item>
              <text:p text:style-name="P23"><text:span text:style-name="Code_20_Text">$!</text:span> is valid in at <text:span text:style-name="Code_20_Text">AT EXIT</text:span> rule and is bound to the return value on the stack at the point where the rule is triggered. Its type is the same as the trigger method return type. The rule will fail to inject if the trigger method return type is void.</text:p>
            </text:list-item>
            <text:list-item>
              <text:p text:style-name="P23">$! is also valid in an AFTER INVOKE rule and is bound to the return value on the stack at the point where the rule is triggered. Its type is the same as the invoked method return type. The rule will fail to inject if the invoked method return type is void.</text:p>
            </text:list-item>
            <text:list-item>
              <text:p text:style-name="P23"><text:span text:style-name="Code_20_Text">$^</text:span> is only valid in an <text:span text:style-name="Code_20_Text">AT THROW</text:span> rule and is bound to the throwable on the stack at the point where the rule is triggered. Its type is <text:span text:style-name="Code_20_Text">Throwable</text:span>.</text:p>
            </text:list-item>
            <text:list-item>
              <text:p text:style-name="P23"><text:span text:style-name="Code_20_Text">$#</text:span> has type <text:span text:style-name="Code_20_Text">int</text:span> and identifies the number of parameters supplied to the trigger method.</text:p>
            </text:list-item>
            <text:list-item>
              <text:p text:style-name="P23"><text:span text:style-name="Code_20_Text">$*</text:span> is bound to an <text:bookmark-start text:name="DDE_LINK31"/><text:span text:style-name="Code_20_Text">Object[] </text:span>array<text:bookmark-end text:name="DDE_LINK31"/> containing the trigger method recipient, <text:span text:style-name="Code_20_Text">$this</text:span>, in slot <text:span text:style-name="Code_20_Text">0</text:span> and the trigger method parameter values, <text:span text:style-name="Code_20_Text">$1</text:span>, <text:span text:style-name="Code_20_Text">$2</text:span> etc in slots <text:span text:style-name="Code_20_Text">1</text:span>, <text:span text:style-name="Code_20_Text">2</text:span> etc (for a static trigger method the value in slot <text:span text:style-name="Code_20_Text">0</text:span> is <text:span text:style-name="Code_20_Text">null</text:span>).</text:p>
            </text:list-item>
            <text:list-item>
              <text:p text:style-name="P23"><text:span text:style-name="Code_20_Text">$@</text:span> is only valid in an <text:span text:style-name="Code_20_Text">AT INVOKE</text:span> rule and is bound to an <text:span text:style-name="Code_20_Text">Object[] </text:span>array containing the <text:span text:style-name="Code_20_Text">AT INVOKE</text:span> target method recipient in slot 0 and the call arguments for the target method installed in slots 1 upwards <text:span text:style-name="T1">in call order</text:span> (if the target method is static the value in slot <text:span text:style-name="Code_20_Text">0</text:span> is <text:span text:style-name="Code_20_Text">null</text:span>). Note that this variable is not valid in <text:span text:style-name="Code_20_Text">AFTER INVOKE</text:span> rules. The array contains the call arguments located on the stack just before the trigger method calls the AT INVOKE target method. These values are no longer available after the call has completed.</text:p>
            </text:list-item>
            <text:list-item>
              <text:p text:style-name="P23"><text:span text:style-name="Code_20_Text">$CLASS</text:span> is valid in all rules and is bound to a <text:span text:style-name="Code_20_Text">String</text:span> whose value is the full package qualified name of the trigger class for the rule. The trigger class is the <text:soft-page-break/>class whose method the rule has been injected into. Note that this is normally the same as the target class mentioned in the <text:span text:style-name="Code_20_Text">CLASS</text:span> clause of the rule. However, when injecting into interfaces or using overriding injection the trigger class may be an implementation or subclass, respectively, of the target class. <text:s/>So there may be more than one trigger class for any given target class.</text:p>
            </text:list-item>
            <text:list-item>
              <text:p text:style-name="P23">$METHOD <text:s/>is valid in all rules and is bound to a <text:span text:style-name="Code_20_Text">String</text:span> whose value is the full name of the trigger method into which the rule has been injected, qualified with signature and return type. <text:s/>Note that this is normally the same as the target method mentioned in the <text:span text:style-name="Code_20_Text">METHOD</text:span> clause of the rule. However, the target method may omit the signature and return type. So there may be more than one trigger method for any given target <text:s/>method.</text:p>
            </text:list-item>
          </text:list>
        </text:list-item>
        <text:list-item>
          <text:p text:style-name="P23">Assignments may update the bindings for rule variables introduced in the <text:span text:style-name="Code_20_Text">BINDS</text:span> clause, parameter or local variables, instance fields, static fields or the return value special variables <text:span text:style-name="Code_20_Text">$!</text:span>. Assignments are not currently allowed to update any of the the other special variables.</text:p>
        </text:list-item>
        <text:list-item>
          <text:p text:style-name="P23">Assignments to parameter variables or local variables are <text:span text:style-name="T1">visible</text:span> on resumption of the trigger method. For example, assume that a rule includes an assignment <text:s/>such as <text:span text:style-name="Code_20_Text">$name = “Ernie”</text:span>, where <text:span text:style-name="Code_20_Text">name</text:span> is either a parameter variable or a local variable in scope at the trigger point. <text:s/>If <text:span text:style-name="Code_20_Text">name</text:span> has value <text:span text:style-name="Code_20_Text">“Bert”</text:span> when the rule is triggered and the assignment actually gets executed then on resumption of the trigger method <text:span text:style-name="Code_20_Text">name</text:span> will have value <text:span text:style-name="Code_20_Text">“Ernie”</text:span>. Note that assignments cannot be made to <text:span text:style-name="Code_20_Text">$this</text:span> (or, equivalently, <text:span text:style-name="Code_20_Text">$0</text:span>) as the recipient argument for an instance method is always <text:span text:style-name="Code_20_Text">final</text:span>.</text:p>
        </text:list-item>
        <text:list-item>
          <text:p text:style-name="P23">Assignment to <text:span text:style-name="Code_20_Text">$!</text:span> updates the return value on top of the stack at the trigger point, causing the trigger method to return this updated value. The same effect can be achieved by executing a <text:span text:style-name="Code_20_Text">RETURN</text:span> expression.</text:p>
        </text:list-item>
        <text:list-item>
          <text:p text:style-name="P23">Byteman provides the English language keywords listed below which can be used in place of the related standard Java operators (in brackets):<text:line-break/><text:span text:style-name="Code_20_Text">OR</text:span> (<text:span text:style-name="Code_20_Text">||</text:span>), <text:span text:style-name="Code_20_Text">AND</text:span> (<text:span text:style-name="Code_20_Text">&amp;&amp;</text:span>), <text:span text:style-name="Code_20_Text">NOT</text:span> (<text:span text:style-name="Code_20_Text">!</text:span>), <text:span text:style-name="Code_20_Text">LE</text:span> (<text:span text:style-name="Code_20_Text">&lt;=</text:span>), <text:span text:style-name="Code_20_Text">LT</text:span> (<text:span text:style-name="Code_20_Text">&lt;</text:span>), <text:span text:style-name="Code_20_Text">EQ</text:span> (<text:span text:style-name="Code_20_Text">==</text:span>), <text:span text:style-name="Code_20_Text">NE</text:span> (<text:span text:style-name="Code_20_Text">!=</text:span>), <text:span text:style-name="Code_20_Text">GE</text:span> (<text:span text:style-name="Code_20_Text">&gt;=</text:span>), <text:span text:style-name="Code_20_Text">GT</text:span> (<text:span text:style-name="Code_20_Text">&gt;</text:span>), <text:span text:style-name="Code_20_Text">TIMES</text:span> (<text:span text:style-name="Code_20_Text">*</text:span>), <text:span text:style-name="Code_20_Text">DIVIDE</text:span> (<text:span text:style-name="Code_20_Text">/</text:span>), <text:span text:style-name="Code_20_Text">PLUS</text:span> (<text:span text:style-name="Code_20_Text">+</text:span>), <text:span text:style-name="Code_20_Text">MINUS</text:span> (<text:span text:style-name="Code_20_Text">-</text:span>), <text:span text:style-name="Code_20_Text">MOD</text:span> (<text:span text:style-name="Code_20_Text">%</text:span>),<text:line-break/>keywords are recognised in either upper or lower (but not mixed) case<text:line-break/>keywords may clash with the same names where they they occur as legal Java identifiers in the target classes and methods specified in Byteman rules</text:p>
        </text:list-item>
      </text:list>
      <text:list xml:id="list1311978806" text:continue-list="list1952096400" text:style-name="Outline">
        <text:list-item>
          <text:list>
            <text:list-header>
              <text:h text:style-name="Heading_20_2" text:outline-level="2" text:is-list-header="true">Rule Conditions</text:h>
            </text:list-header>
          </text:list>
        </text:list-item>
      </text:list>
      <text:p text:style-name="Text_20_body">Rule conditions are nothing more than rule expressions with boolean type. For example,</text:p>
      <text:p text:style-name="Code"># condition example<text:line-break/>RULE countdown at commit<text:line-break/>CLASS com.arjuna.wst11.messaging.engines.CoordinatorEngine<text:line-break/>METHOD commit<text:line-break/>AT READ state<text:line-break/>BIND<text:tab/>engine:CoordinatorEngine = $this;<text:line-break/> <text:tab/>recovered:boolean = engine.isRecovered();<text:line-break/> <text:tab/>identifier:String = engine.getId()<text:line-break/>IF<text:tab/>recovered<text:line-break/>. . .<text:line-break/>ENDRULE</text:p>
      <text:p text:style-name="Text_20_body">merely tests the value of bound variable <text:span text:style-name="Code_20_Text">recovered</text:span>. The same effect could be achieved <text:soft-page-break/>by using the following condition</text:p>
      <text:p text:style-name="Code"># condition example 2<text:line-break/>RULE countdown at commit<text:line-break/>CLASS com.arjuna.wst11.messaging.engines.CoordinatorEngine<text:line-break/>METHOD commit<text:line-break/>AT READ state<text:line-break/>BIND<text:tab/>engine:CoordinatorEngine = $this,<text:line-break/> <text:tab/>. . .<text:line-break/>IF<text:tab/>engine.isRecovered()<text:line-break/>. . .<text:line-break/>ENDRULE</text:p>
      <text:p text:style-name="Text_20_body">Alternatively, if, say, the instance employed a public field, <text:span text:style-name="Code_20_Text">recovered</text:span>, to store the boolean value returned by method <text:span text:style-name="Code_20_Text">isRecovered</text:span> then the same effect would be achieved by the following condition.</text:p>
      <text:p text:style-name="Code"># condition example 3<text:line-break/>RULE countdown at commit<text:line-break/>CLASS com.arjuna.wst11.messaging.engines.CoordinatorEngine<text:line-break/>METHOD commit<text:line-break/>AT READ state<text:line-break/>BIND<text:tab/>engine:CoordinatorEngine = $this,<text:line-break/> <text:tab/>. . .<text:line-break/>IF<text:tab/>engine.recovered<text:line-break/>. . .<text:line-break/>ENDRULE</text:p>
      <text:p text:style-name="Text_20_body">Note that the boolean literal <text:span text:style-name="Code_20_Text">true</text:span> is available for use in expressions so a rule which should always fire can use this as the condition expression.</text:p>
      <text:list xml:id="list1178967568" text:continue-numbering="true" text:style-name="Outline">
        <text:list-item>
          <text:list>
            <text:list-header>
              <text:h text:style-name="Heading_20_2" text:outline-level="2" text:is-list-header="true">Rule Actions</text:h>
            </text:list-header>
          </text:list>
        </text:list-item>
      </text:list>
      <text:p text:style-name="Text_20_body">Rule actions are either a rule expression or a return or throw action or a sequence of rule expressions separated by semi-colons, possibly ending with a return or throw action. Rule expressions occurring in an action list may have arbitrary type, including void type.</text:p>
      <text:p text:style-name="Text_20_body">A return action is the <text:span text:style-name="Code_20_Text">return</text:span> keyword possibly followed by a rule expression which is used to compute a return value. A return action causes a return from the triggering method so it may omit a return value if and only if the method is void. If a return value is employed then the type checker will ensure that it's type is assignable to the return type of the trigger method. So, for example, the following use of return is legitimate assuming method <text:span text:style-name="Code_20_Text">commit</text:span> has return type <text:span text:style-name="Code_20_Text">boolean</text:span>:</text:p>
      <text:p text:style-name="Code"><text:span text:style-name="Code_20_Text"># return example<text:line-break/>RULE countdown at commit<text:line-break/>CLASS com.arjuna.wst11.messaging.engines.CoordinatorEngine<text:line-break/>METHOD commit<text:line-break/>AT READ state<text:line-break/> <text:tab/>. . .<text:line-break/>DO debug(“returning early with failure”);<text:line-break/> <text:s text:c="2"/>return false<text:line-break/>ENDRULE</text:span></text:p>
      <text:p text:style-name="Text_20_body">A throw action is the <text:span text:style-name="Code_20_Text">throw</text:span> keyword followed by an throwable constructor <text:bookmark-start text:name="DDE_LINK"/>expression<text:bookmark-end text:name="DDE_LINK"/>. An throwable constructor expression is the keyword <text:span text:style-name="Code_20_Text">new</text:span> followed by the class name of the throwable which is to be thrown followed by an argument list. The argument list may be <text:soft-page-break/>empty i.e. it may consist of an open and close bracket pair. Alternatively, the brackets may include a single rule expression or a sequence of rule expressions separated by commas. If no arguments are supplied the throwable type must implement an empty constructor. If arguments are supplied then the throwable type must implement a constructor whose signature is type-compatible. n.b. for hysterical reasons the <text:span text:style-name="Code_20_Text">new</text:span> keyword may be omitted from the throwable constructor expression which follows the throw keyword.</text:p>
      <text:p text:style-name="Text_20_body">A throw action causes a throwable of the type named in the exception constructor to be created and thrown from the <text:span text:style-name="T1">triggering</text:span> method. In order for this to be valid the expression type must either be assignable to <text:span text:style-name="Code_20_Text">java.lang.RuntimeException</text:span> or <text:span text:style-name="Code_20_Text">java.lang.Error</text:span> or be explicitly declared in the triggering method's <text:span text:style-name="Code_20_Text">throws</text:span> list. The type checker will throw a type exception if either of these conditions is not met. So, for example, the <text:s/>following use of throw is legitimate assuming method <text:span text:style-name="Code_20_Text">commit</text:span> includes WrongStateException in its throws list.</text:p>
      <text:p text:style-name="Code"># throw example<text:line-break/>RULE countdown at commit<text:line-break/>CLASS com.arjuna.wst11.messaging.engines.CoordinatorEngine<text:line-break/>METHOD commit<text:line-break/>AT READ state<text:line-break/> <text:tab/>. . .<text:line-break/>DO debug(“throwing wrong state”);<text:line-break/> <text:s text:c="2"/>throw new WrongStateException()<text:line-break/>ENDRULE</text:p>
      <text:p text:style-name="Text_20_body">An empty action list may be specified using the keyword <text:span text:style-name="Code_20_Text">NOTHING</text:span>. </text:p>
      <text:list xml:id="list1408376767" text:continue-numbering="true" text:style-name="Outline">
        <text:list-item>
          <text:list>
            <text:list-header>
              <text:h text:style-name="Heading_20_2" text:outline-level="2" text:is-list-header="true">Built-In Calls</text:h>
            </text:list-header>
          </text:list>
        </text:list-item>
      </text:list>
      <text:p text:style-name="P2">Built-in calls are written without a recipient as though they were invocations of a method on <text:span text:style-name="Code_20_Text">this</text:span>. The rule engine identifies calls in this format and translates them to runtime invocations of helper class instance methods. So, referring back to the last few examples, it is apparent that the helper class implements a debugging method with signature</text:p>
      <text:p text:style-name="Code">boolean debug(String message)</text:p>
      <text:p text:style-name="P2">This method prints the supplied string to <text:span text:style-name="Code_20_Text">System.out</text:span> and always returns true. It can be used in a rule action to display a trace message, for example:</text:p>
      <text:p text:style-name="Code">DO<text:tab/>debug(“killing JVM”), killJVM()</text:p>
      <text:p text:style-name="P2">When the <text:span text:style-name="Code_20_Text">debug</text:span> built-in is executed the rule engine calls the corresponding method of the current helper instance passing it the string <text:span text:style-name="Code_20_Text">“killing JVM”</text:span>. Method <text:span text:style-name="Code_20_Text">killJVM</text:span> is another built-in <text:s/>implemented by an instance method of the default helper class <text:span text:style-name="Code_20_Text">Helper</text:span>.</text:p>
      <text:p text:style-name="P1">Note that method <text:span text:style-name="Code_20_Text">debug</text:span> has a boolean signature so that tracing can also be performed in rule conditions. This would normally occur in combination with a test of some bound variable or method parameter, for example:</text:p>
      <text:p text:style-name="Code">IF<text:tab/>debug(“checking for recovered participant”)<text:line-break/><text:tab/>AND<text:line-break/><text:tab/>participant.isRecovered()<text:line-break/><text:tab/>AND<text:line-break/><text:tab/>debug(“recovered participant “ + participant.getId())</text:p>
      <text:p text:style-name="P1">n.b. <text:span text:style-name="Code_20_Text">AND</text:span> is an alternative token for the Java <text:span text:style-name="Code_20_Text">&amp;&amp;</text:span> operator.</text:p>
      <text:p text:style-name="P1">The rule language implementation automatically exposes all public instance methods of class <text:span text:style-name="Code_20_Text">Helper</text:span> as built-in operations. So when the rule type checker encounters an <text:soft-page-break/>invocation of <text:span text:style-name="Code_20_Text">debug</text:span> with no recipient supplied it identifies that <text:span text:style-name="Code_20_Text">debug</text:span> is a method of <text:s/>class <text:span text:style-name="Code_20_Text">Helper</text:span> and automatically type checks the call against this method. At execution time the call is executed by invoking the implementation of <text:span text:style-name="Code_20_Text">debug</text:span> on the helper instance created under the rule trigger call.</text:p>
      <text:p text:style-name="P1">This feature allows additional built-ins to be added to the rule engine simply by adding new helper implementations. No changes are required to the parser, type checker and compiler in order for this to work.</text:p>
      <text:list xml:id="list924289133" text:continue-numbering="true" text:style-name="Outline">
        <text:list-item>
          <text:list>
            <text:list-header>
              <text:h text:style-name="Heading_20_2" text:outline-level="2" text:is-list-header="true">User-Defined Rule Helpers</text:h>
            </text:list-header>
          </text:list>
        </text:list-item>
      </text:list>
      <text:p text:style-name="Text_20_body">A rule can specify it's own helper class if it wants to extend, override or replace the set of built-in calls available for use in its event, condition or action. For example, in the following rule, class <text:s/><text:span text:style-name="Code_20_Text">FailureTester</text:span> is used as the helper class. Its boolean instance method do<text:span text:style-name="Code_20_Text">WrongState(CoordinatorEngine)</text:span> is called from the condition to decide whether or not to throw a <text:span text:style-name="Code_20_Text">WrongStateException</text:span>.</text:p>
      <text:p text:style-name="Code"># helper example<text:line-break/>RULE help yourself<text:line-break/>CLASS com.arjuna.wst11.messaging.engines.CoordinatorEngine<text:line-break/>METHOD commit<text:line-break/>HELPER com.arjuna.wst11.messaging.engines.FailureTester<text:line-break/>AT EXIT<text:line-break/>IF doWrongState($0)<text:line-break/>DO throw new WrongStateException()<text:line-break/>ENDRULE</text:p>
      <text:p text:style-name="Text_20_body">A helper class does not need to implement any special interface or inherit from any pre-defined class. It merely needs to provide instance methods to resolve the built-in calls which occur in the rule. By sub-classing the default helper it is possible to extend or override the default set of methods. For example, the following rule employs a helper which adds emphasis to the debug messages printed by the rule.</text:p>
      <text:p text:style-name="Code"># helper example 2<text:line-break/>RULE help yourself but rely on others<text:line-break/>CLASS com.arjuna.wst11.messaging.engines.CoordinatorEngine<text:line-break/>METHOD commit<text:line-break/>HELPER HelperSub<text:line-break/>AT ENTRY<text:line-break/>IF NOT flagged($this)<text:line-break/>DO debug(“throwing wrong state”);<text:line-break/> <text:s text:c="2"/>flag($this);<text:line-break/> <text:s text:c="2"/>throw new WrongStateException()<text:line-break/>ENDRULE<text:line-break/><text:line-break/>class HelperSub extends Helper<text:line-break/>{<text:line-break/> <text:s text:c="3"/>public boolean debug(String message)<text:line-break/> <text:s text:c="3"/>{<text:line-break/> <text:s text:c="7"/>super(“!!! IMPORTANT EVENT !!! “ + message);<text:line-break/> <text:s text:c="3"/>}<text:line-break/>}</text:p>
      <text:p text:style-name="Text_20_body">The rule <text:s/>is still able to employ the built-in methods <text:span text:style-name="Code_20_Text">flag</text:span> and <text:span text:style-name="Code_20_Text">flagged</text:span> defined by the default helper class.</text:p>
      <text:p text:style-name="Text_20_body"><text:soft-page-break/>The examples above use a HELPER line in the rule body to reset the helper for a specific rule. It is also possible to reset the helper for all subsequent rules in a file by adding a HELPER line outside of the scope of a rule. So, in the following example the first two rules use class HelperSub while the third one uses class YellowSub.</text:p>
      <text:p text:style-name="Code">HELPER HelperSub<text:line-break/># helper example 3<text:line-break/>RULE helping hand<text:line-break/>. . .<text:line-break/>RULE I can't help myself<text:line-break/>. . .<text:line-break/>RULE help, I need somebody<text:line-break/>CLASS . . .<text:line-break/>METHOD . . .<text:line-break/>HELPER YellowSub</text:p>
      <text:list xml:id="list637635797" text:continue-numbering="true" text:style-name="Outline">
        <text:list-item>
          <text:list>
            <text:list-header>
              <text:h text:style-name="Heading_20_2" text:outline-level="2" text:is-list-header="true">The Rule Helper Lifecycle Methods</text:h>
            </text:list-header>
          </text:list>
        </text:list-item>
      </text:list>
      <text:p text:style-name="Text_20_body">It is occasionally useful to be able to perform some sort of setup activity when rules are loaded or a teardown activity when rules are unloaded. For example, if tracing rules are loaded to collect statistics on program execution it would be convenient to add a background thread which wakes up at regular intervals in order to print and then zero the value of the various counters incremented by the rules. Similarly, it would be helpful to be able to detect that all the tracing rules had been unloaded so that the thread can be shutdown, avoiding wasted CPU time. The rule engine supports a lifecycle model for loading and unloading which makes this sort of <text:s/>setup and teardown simple to achieve.</text:p>
      <text:p text:style-name="Text_20_body">There are four lifecyle events in the model: activate, install, uninstall and deactivate. Although these lifecycle events are associated with loading and unloading of rules, the focus of the event is the helper class associated with the rule being loaded/unloaded. It is the helper class which provides a callback method to handle the lifecycle event. The four lifecycle events are generated according to the following model.</text:p>
      <text:p text:style-name="Text_20_body">Assume that we have a helper class <text:span text:style-name="T1">H</text:span> and a set of <text:span text:style-name="T1">installed</text:span> rules <text:span text:style-name="T1">R(H)</text:span> employing <text:span text:style-name="T1">H</text:span> as their helper. Obviously <text:span text:style-name="T1">R(H)</text:span> is empty at bootstrap. When a rule <text:span text:style-name="T1">r(H)</text:span> with helper H has been loaded (either during agent bootstrap or via the dynamic listener), injected and typechecked it is <text:span text:style-name="T1">installed</text:span> into the set <text:span text:style-name="T1">R(H)</text:span>. When an installed rule is unloaded via the dynamic listener it is <text:span text:style-name="T1">uninstalled</text:span> from the <text:span text:style-name="T1">set R(H)</text:span>.</text:p>
      <text:list xml:id="list969303804" text:style-name="L7">
        <text:list-item>
          <text:p text:style-name="P24">an activate event occurs when an install cause <text:span text:style-name="T1">R(H)</text:span> to transition from empty to non-empty</text:p>
        </text:list-item>
        <text:list-item>
          <text:p text:style-name="P24">an install event occurs when <text:span text:style-name="T1">r(H)</text:span> is installed in <text:span text:style-name="T1">R(H)</text:span></text:p>
        </text:list-item>
        <text:list-item>
          <text:p text:style-name="P24">an uninstall event occurs when <text:span text:style-name="T1">r(H)</text:span> is uninstalled from <text:span text:style-name="T1">R(H)</text:span></text:p>
        </text:list-item>
        <text:list-item>
          <text:p text:style-name="P24">a deactivate event occurs an uninstall causes <text:span text:style-name="T1">R(H)</text:span> to transition from non-empty to empty</text:p>
        </text:list-item>
      </text:list>
      <text:p text:style-name="Text_20_body">Note that an install always generates an activate event before the associated install event. An uninstall always generates an uninstall event before any associated deactivate event.</text:p>
      <text:p text:style-name="Text_20_body">The helper class <text:span text:style-name="T1">H</text:span> is notified of these events if it implements any of the corresponding static methods:</text:p>
      <text:p text:style-name="Code"><text:soft-page-break/>public static void activated()<text:line-break/>public static void installed(Rule rule)<text:line-break/>public static void installed(String ruleName)<text:line-break/>public static void uninstalled(Rule rule)<text:line-break/>public static void uninstalled(String ruleName)<text:line-break/>public static void deactivated()</text:p>
      <text:p text:style-name="Text_20_body"><text:span text:style-name="Code_20_Text">activated()</text:span> is called when an activate event occurs. It can perform a one-off set up operation on behalf of all rules employing the helper.</text:p>
      <text:p text:style-name="Text_20_body"><text:span text:style-name="Code_20_Text">deactivated()</text:span> is called when a deactivate event occurs. It can perform a one-off tear <text:s/>down operation on behalf of all rules employing the helper.</text:p>
      <text:p text:style-name="Text_20_body"><text:span text:style-name="Code_20_Text">installed(Rule)</text:span> is called when an install event occurs. It can perform a set up operation specific to the supplied rule.</text:p>
      <text:p text:style-name="Text_20_body"><text:span text:style-name="Code_20_Text">deinstalled(Rule)</text:span> is called when an install event occurs. It can perform a tear down operation specific to the supplied rule.</text:p>
      <text:p text:style-name="Text_20_body"><text:span text:style-name="Code_20_Text">installed(String)</text:span> and <text:span text:style-name="Code_20_Text">uninstalled(String)</text:span> can also be implemented as alternatives to <text:span text:style-name="Code_20_Text">installed(String)</text:span> and <text:span text:style-name="Code_20_Text">uninstalled(String)</text:span> if the helper can make do with the rule name rather than using the Byteman <text:span text:style-name="Code_20_Text">Rule</text:span> instance. Note that if both flavours are implemented only the method which takes a <text:span text:style-name="Code_20_Text">Rule</text:span> will be called.</text:p>
      <text:p text:style-name="Text_20_body">It is important to understand that loading and unloading of a rule does not always initiate lifecycle processing. If a rule does not parse or typecheck correctly it will not be installed <text:s/>so it will not generate activate or install events. If later this rule is unloaded it will not generate uninstall or deactivate events since it was never installed. It is also possible for a valid rule to be loaded and unloaded without initiating lifecycle processing. For example, the rule may never get injected because no matching trigger class has been loaded into the JVM.</text:p>
      <text:list xml:id="list862555155" text:continue-list="list637635797" text:style-name="Outline">
        <text:list-header>
          <text:h text:style-name="Heading_20_1" text:outline-level="1" text:is-list-header="true">Byteman Rule Language Standard Built-Ins</text:h>
        </text:list-header>
      </text:list>
      <text:p text:style-name="P2">The default helper class provides the following standard suite of built-in calls for use in rule expressions. These are primarily intended for use in condition and action expressions but they may also be called in event bindings. They provide features which are designed to make it easy to perform complex tests, in particular to coordinate the actions of threads in multi-threaded applications. Built-in operations divide into three categories, thread coordination operations, rule state management operations and trace and debug operations</text:p>
      <text:list xml:id="list540235655" text:continue-numbering="true" text:style-name="Outline">
        <text:list-item>
          <text:list>
            <text:list-header>
              <text:h text:style-name="Heading_20_2" text:outline-level="2" text:is-list-header="true">Thread Coordination Operations</text:h>
              <text:list>
                <text:list-header>
                  <text:h text:style-name="Heading_20_3" text:outline-level="3" text:is-list-header="true">Waiters</text:h>
                </text:list-header>
              </text:list>
            </text:list-header>
          </text:list>
        </text:list-item>
      </text:list>
      <text:p text:style-name="Text_20_body">The rule engine provides Waiters used to suspend threads during rule execution and then have other threads wake them up. The wakeup can simply allow the suspended thread to resume execution of the rule which suspended it. Alternatively, it can force the waiting thread to exit from the triggering method with an exception. <text:bookmark-start text:name="DDE_LINK5"/>The API defined by the helper class is</text:p>
      <text:p text:style-name="Code">public void waitFor(Object identifier)<text:line-break/>public void waitFor(Object identifier, long millisecsWait)<text:line-break/>public boolean waiting(Object identifier)<text:line-break/>public boolean signalWake(Object identifier)<text:line-break/>public boolean signalWake(Object identifier, boolean mustMeet)<text:line-break/>public boolean signalThrow(Object identifier)<text:line-break/>public boolean signalThrow(Object identifier, boolean mustMeet)</text:p>
      <text:p text:style-name="Text_20_body">As with CountDowns, Waiters are <text:s/>identified by an arbitrary object. Note<text:bookmark-end text:name="DDE_LINK5"/> that the wait operation is not performed by invoking <text:span text:style-name="Code_20_Text">Object.wait</text:span> on <text:span text:style-name="Code_20_Text">identifier</text:span>. Doing so might interfere with locking and synchronization operations performed by the triggering method or its callers. The identifier is merely used by the rule engine to associate wait and signal operations. The Helper class <text:s/>employs it's own private Waiter object to manage the synchronization activity.</text:p>
      <text:p text:style-name="Text_20_body"><text:span text:style-name="Code_20_Text">waitFor</text:span> is intended for use in a rule action. It suspends the current thread on the Waiter associated with the identifier until either a <text:span text:style-name="Code_20_Text">signalWake</text:span> or a <text:span text:style-name="Code_20_Text">signalThrow</text:span> is called with the same identifier. In the former case the thread will continue processing any subsequent actions and then return from the trigger call. In the latter case the thread will throw a runtime exception from the triggering method call frame. The version without a wait parameter will never time out. The version which employs a wait parameter will time out after the specified number of milliseconds.</text:p>
      <text:p text:style-name="Text_20_body"><text:span text:style-name="Code_20_Text">waiting</text:span> is intended for use in rule conditions. it will return true if any threads are waiting on the relevant Waiter for a signal. It returns false if there are no threads waiting.</text:p>
      <text:p text:style-name="Text_20_body"><text:span text:style-name="Code_20_Text">signalWake</text:span> is intended for use in rule conditions or actions. If there are threads waiting on the Waiter associated with <text:span text:style-name="Code_20_Text">identifier</text:span> it wakes them and returns <text:span text:style-name="Code_20_Text">true</text:span>. If not it returns <text:span text:style-name="Code_20_Text">false</text:span>. Note <text:s/>this behaviour ensures that a race between multiple threads to signal waiting threads from a rule condition can only have one winner.</text:p>
      <text:p text:style-name="Text_20_body"><text:span text:style-name="Code_20_Text">signalWake</text:span> takes an optional argument <text:span text:style-name="Code_20_Text">mustMeet</text:span> which is useful in situations where it <text:soft-page-break/>cannot be guaranteed that the waiting thread will reach its trigger point before the signalling thread arrives at its trigger point. If this argument is supplied as <text:span text:style-name="Code_20_Text">true</text:span> then the signalling thread will not deliver its signal until another thread is waiting. If necessary the signalling thread will suspend until a waiting thread arrives. Supplying value <text:span text:style-name="Code_20_Text">false</text:span> is equivalent to omitting the optional argument.</text:p>
      <text:p text:style-name="Text_20_body"><text:span text:style-name="Code_20_Text">signalThrow</text:span> is identical to <text:span text:style-name="Code_20_Text">signalWake</text:span> except that it does not just wake any waiting threads. It also causes them to throw a runtime exception of type <text:span text:style-name="Code_20_Text">ExecuteException</text:span> from their triggering method call frame when they wake up.</text:p>
      <text:p text:style-name="Text_20_body">signalThrow also takes an optional argument <text:span text:style-name="Code_20_Text">mustMeet</text:span> which enables the same behaviour as for <text:span text:style-name="Code_20_Text">signalWake</text:span>..</text:p>
      <text:list xml:id="list1514289567" text:continue-numbering="true" text:style-name="Outline">
        <text:list-item>
          <text:list>
            <text:list-item>
              <text:list>
                <text:list-header>
                  <text:h text:style-name="P30" text:outline-level="3" text:is-list-header="true">Rendezvous</text:h>
                </text:list-header>
              </text:list>
            </text:list-item>
          </text:list>
        </text:list-item>
      </text:list>
      <text:p text:style-name="P1">Waiters are useful in situations where there is an asymmetrical relationship between threads: one or more threads need to wait for an event which will be signalled by the thread in which the event happens. A rendezvous provides a way of synchronizing where there is no such asymmetry. A rendezvous also provides a way of introducing asymmetry since it sorts threads by order of arrival. The value returned from the rendezvous built-in can be checked to identify, say, <text:s/>the first (or last) thread to arrive and that thread can be the one whose action is triggered. </text:p>
      <text:p text:style-name="Code">public boolean createRendezvous(Object identifier,<text:line-break/> <text:s text:c="31"/>int expected)<text:line-break/>public boolean createRendezvous(Object identifier,<text:line-break/> <text:s text:c="31"/>int expected,<text:line-break/> <text:s text:c="31"/>boolean rejoinable)<text:line-break/>public boolean rendezvous(Object identifier)<text:line-break/>public boolean isRendezvous(Object identifier, int expected)<text:line-break/>public int getRendezvous(Object identifier, int expected)<text:line-break/>public int deleteRendezvous(Object identifier, int expected)</text:p>
      <text:p text:style-name="P1"><text:span text:style-name="Code_20_Text">createRendezvous</text:span> creates a rendezvous identified by <text:span text:style-name="Code_20_Text">identifier</text:span>. <text:span text:style-name="Code_20_Text">count</text:span> identifies the number of threads which must meet at the rendezvous before any one of them is allowed to <text:s/>continue execution. The optional argument <text:span text:style-name="Code_20_Text">rejoinable</text:span> defaults to false in which case any attempt to meet once the first <text:span text:style-name="Code_20_Text">count</text:span> threads have arrived will fail. If it is supplied as <text:span text:style-name="Code_20_Text">true</text:span> then once <text:span text:style-name="Code_20_Text">count</text:span> threads have arrived the rendezvous will be reset, enabling another round of meetings to occur. <text:span text:style-name="Code_20_Text">createRendezvous</text:span> returns <text:span text:style-name="Code_20_Text">true</text:span> if the rendezvous is created. If a rendezvous identified by <text:span text:style-name="Code_20_Text">identifier</text:span> already exists it returns <text:span text:style-name="Code_20_Text">false</text:span>. Note that it is legitimate (although pathological) to supply a count of <text:span text:style-name="Code_20_Text">1</text:span>.</text:p>
      <text:p text:style-name="P1"><text:span text:style-name="Code_20_Text">rendezvous</text:span> is called to meet other threads at a rendezvous identified by <text:span text:style-name="Code_20_Text">identifier</text:span>. If the number of threads (<text:span text:style-name="T1">including the calling thread</text:span><text:span text:style-name="T3">)</text:span> arrived at the rendezvous is less than the expected count then the calling thread is suspended. If the number of threads equals the expected count then all suspended threads are awoken. A rejoinable rendezvous has its arrived count reset to <text:span text:style-name="Code_20_Text">0 </text:span>at this point. If the rendezvous is not rejoinable then it is deleted and any subsequent call to <text:span text:style-name="Code_20_Text">rendezvous</text:span> using the original identifier will return <text:span text:style-name="Code_20_Text">-1</text:span>. </text:p>
      <text:p text:style-name="P1"><text:span text:style-name="Code_20_Text">isRendezvous</text:span> will return true if a rendezvous identified by <text:span text:style-name="Code_20_Text">identifier</text:span> with the <text:span text:style-name="Code_20_Text">expected</text:span> count is currently active. If there is no active rendezvous identified by <text:span text:style-name="Code_20_Text">identifier</text:span> or it exists but has a different expected count then <text:span text:style-name="Code_20_Text">getRendezvous</text:span> will return <text:span text:style-name="Code_20_Text">false</text:span>.</text:p>
      <text:p text:style-name="P1"><text:bookmark-start text:name="DDE_LINK15"/><text:span text:style-name="Code_20_Text">getRendezvous</text:span> will return the number of threads waiting at the rendezvous identified by <text:soft-page-break/><text:span text:style-name="Code_20_Text">identifier</text:span> or <text:span text:style-name="Code_20_Text">0</text:span> if no threads are currently waiting. If there is no rendezvous identified by <text:span text:style-name="Code_20_Text">identifier</text:span> or it exists but has a different expected count then <text:span text:style-name="Code_20_Text">getRendezvous</text:span> will return <text:span text:style-name="Code_20_Text">-1</text:span>.</text:p>
      <text:p text:style-name="P1"><text:span text:style-name="Code_20_Text">deleteRendezvous</text:span> deletes a rendezvous, breaking the association between <text:span text:style-name="Code_20_Text">identifier</text:span> and the rendezvous and forcing any threads waiting under a call to <text:span text:style-name="Code_20_Text">rendezvous</text:span> to return immediately with result -1. If <text:s/>a rendezvous with the correct expected count is found and successfully deleted it returns true. If there is no such rendezvous or if it is deleted either by another concurrent call to <text:span text:style-name="Code_20_Text">deleteRendezvous()</text:span> or because a concurrent call to <text:span text:style-name="Code_20_Text">rendezvous()</text:span> completes the rendezvous it returns false.</text:p>
      <text:list xml:id="list896260376" text:continue-numbering="true" text:style-name="Outline">
        <text:list-item>
          <text:list>
            <text:list-item>
              <text:list>
                <text:list-header>
                  <text:h text:style-name="P30" text:outline-level="3" text:is-list-header="true">Joiners</text:h>
                </text:list-header>
              </text:list>
            </text:list-item>
          </text:list>
        </text:list-item>
      </text:list>
      <text:p text:style-name="P1">Joiners are useful in situations where it is necessary to ensure that a thread does not proceed until one or more related threads have exited. This is not always a requirement for an application to execute correctly but may be necessary to validate a test scenario. For example, a <text:s/>socket listener thread may create connection manager threads to handle incoming connection requests. The listener might use the connection object to notify connection manager threads of a forced exit. It does not necessarily have to retain a handle on the connection thread and explicitly call <text:span text:style-name="Code_20_Text">Thread.join()</text:span> be sure the therad will exit when notified. However, a test may want to check the thread pool to be sure all activity has completed. This means the test needs to be able to accumulate a list of managed threads and then subsequently join them either from the manager thread or from a test thread.</text:p>
      <text:p text:style-name="P3">public boolean createJoin(Object identifier, int expected)<text:line-break/>public boolean isJoin(Object identifier, int expected)<text:line-break/>public boolean joinEnlist(Object identifier, int expected)<text:line-break/>public boolean joinWait(Object identifier, int expected)</text:p>
      <text:p text:style-name="P2"><text:span text:style-name="Code_20_Text">createJoin</text:span> creates a Joiner which can subsequently be referenced by <text:span text:style-name="Code_20_Text">identifier</text:span>. <text:span text:style-name="Code_20_Text">expected</text:span> identifies the number of threads which are to be joined. If a Joiner is created it returns <text:span text:style-name="Code_20_Text">true</text:span>. If a Joiner is currently identified by <text:span text:style-name="Code_20_Text">identifier</text:span> it returns <text:span text:style-name="Code_20_Text">false</text:span>.</text:p>
      <text:p text:style-name="P2"><text:span text:style-name="Code_20_Text">isJoin</text:span> tests whether <text:span text:style-name="Code_20_Text">identifier</text:span> identifies a Joiner with the given <text:span text:style-name="Code_20_Text">expected</text:span> count. If a Joiner with the given <text:span text:style-name="Code_20_Text">expected</text:span> count is currently identified by <text:span text:style-name="Code_20_Text">identifier</text:span> it returns <text:span text:style-name="Code_20_Text">true</text:span> otherwise it returns false</text:p>
      <text:p text:style-name="P2"><text:span text:style-name="Code_20_Text">joinEnlist</text:span> adds the calling thread to the list of threads associated with a Joiner and returns <text:span text:style-name="Code_20_Text">true</text:span>, allowing the thread to proceed towards exit. If <text:span text:style-name="Code_20_Text">identifier</text:span> does not identify a Joiner or identifies a Joiner with the wrong <text:span text:style-name="Code_20_Text">expected</text:span> count it returns <text:span text:style-name="Code_20_Text">false</text:span>. It also returns <text:span text:style-name="Code_20_Text">false</text:span> if the calling thread is already contained in the Joiner's thread list or if the number of threads added to the list has reached the <text:span text:style-name="Code_20_Text">expected</text:span> count.</text:p>
      <text:p text:style-name="P2">JoinWait suspends the calling thread until the number of threads in the list associated with the Joiner reaches the <text:span text:style-name="Code_20_Text">expected</text:span> count. It then joins each thread in the list and returns <text:span text:style-name="Code_20_Text">true</text:span>. If <text:span text:style-name="Code_20_Text">identifier</text:span> does not identify a Joiner or identifies a Joiner with the wrong <text:span text:style-name="Code_20_Text">expected</text:span> count it returns <text:span text:style-name="Code_20_Text">false</text:span>. </text:p>
      <text:list xml:id="list1598636169" text:continue-numbering="true" text:style-name="Outline">
        <text:list-item>
          <text:list>
            <text:list-item>
              <text:list>
                <text:list-header>
                  <text:h text:style-name="Heading_20_3" text:outline-level="3" text:is-list-header="true">Aborting Execution</text:h>
                </text:list-header>
              </text:list>
            </text:list-item>
          </text:list>
        </text:list-item>
      </text:list>
      <text:p text:style-name="Text_20_body">The rule engine provides two built-ins for use in rule actions which allow execution of the triggering method to be aborted. The API defined by the helper class is</text:p>
      <text:p text:style-name="Code"><text:soft-page-break/>public void killThread()<text:line-break/>public void killJVM()<text:line-break/>public void killJVM(int exitCode)</text:p>
      <text:p text:style-name="Text_20_body"><text:bookmark-start text:name="DDE_LINK7"/><text:span text:style-name="Code_20_Text">killThread</text:span> causes a runtime exception of type <text:span text:style-name="Code_20_Text">ExecuteException</text:span> to be thrown from the triggering method call frame. This will effectively kill the thread unless a catch-all exception handler is installed somewhere up the call stack.<text:bookmark-end text:name="DDE_LINK7"/></text:p>
      <text:p text:style-name="Text_20_body"><text:span text:style-name="Code_20_Text">killJVM</text:span> results in a call to java.lang.Runtime.getRuntime().halt(). This effectively kills the JVM without any opportunity for any registered exit handlers to run, simulating a JVM crash. If <text:span text:style-name="Code_20_Text">exitCode</text:span> is not supplied it is defaulted to -1</text:p>
      <text:list xml:id="list1877285496" text:continue-numbering="true" text:style-name="Outline">
        <text:list-item>
          <text:list>
            <text:list-header>
              <text:h text:style-name="Heading_20_2" text:outline-level="2" text:is-list-header="true">Rule State Management Operations</text:h>
              <text:list text:continue-numbering="true">
                <text:list-header>
                  <text:h text:style-name="Heading_20_3" text:outline-level="3" text:is-list-header="true">CountDowns</text:h>
                </text:list-header>
              </text:list>
            </text:list-header>
          </text:list>
        </text:list-item>
      </text:list>
      <text:p text:style-name="Text_20_body">The rule engine provides CountDowns which can be used to ensure that firing of some given rule will only occur after other rules have been triggered or fired <text:s/>a certain number of times. <text:bookmark-start text:name="DDE_LINK3"/>The API defined by the helper class is</text:p>
      <text:p text:style-name="Code">public boolean createCountDown(Object identifier, int count)<text:line-break/>public boolean getCountDown(Object identifier)<text:line-break/>public boolean countDown(Object identifier)</text:p>
      <text:p text:style-name="Text_20_body">CountDowns<text:bookmark-end text:name="DDE_LINK3"/> are <text:bookmark-start text:name="DDE_LINK4"/>identified by an arbitrary object<text:bookmark-end text:name="DDE_LINK4"/>, allowing successive calls to the countdown API to apply to the same or different cases. This identification can be made across different rule and helper instances. For example, one rule might include action <text:span text:style-name="Code_20_Text">createCountDown($0, 1)</text:span> and another rule might include condition <text:span text:style-name="Code_20_Text">countDown($0)</text:span>. A CountDown created by the first rule would only be decremented if the second rule was triggered from a method call with the same value for <text:span text:style-name="Code_20_Text">this</text:span>. CountDowns created by invocations with distinct values for <text:span text:style-name="Code_20_Text">this</text:span> would match up accordingly. <text:s/>However, if the CountDown was identified using a common <text:span text:style-name="Code_20_Text">String</text:span> literal <text:s/>(i.e. action and condition were <text:span text:style-name="Code_20_Text">createCountDown(“counter”, 1) and countDown(“counter”), respectively)</text:span>, then the CountDown created by the first rule would be decremented by the next firing of the second rule irrespective of whether the trigger method calls were on related instances.</text:p>
      <text:p text:style-name="Text_20_body"><text:span text:style-name="Code_20_Text">createCountDown</text:span> is used to create a CountDown. <text:span text:style-name="Code_20_Text">count</text:span> specifies how many times the CountDown will be decremented before a decrement operation fails i.e. if <text:span text:style-name="Code_20_Text">count</text:span> is <text:span text:style-name="Code_20_Text">1</text:span> then the CountDown will decrement once and then fail at the next decrement. If count is supplied with a value less than 1 it will be replaced with value 1. <text:s/><text:span text:style-name="Code_20_Text">createCountDown</text:span> would normally be employed in a rule action. However, it is defined to return true if a new CountDown is created and false if there is already a CountDown associated with the identifier. This allows it to be used in rule conditions where several rules may be racing to create a CountDown.</text:p>
      <text:p text:style-name="Text_20_body"><text:span text:style-name="Code_20_Text">getCountDown</text:span> is for use in a rule condition to test whether a CountDown associated with a given identifier is present, returning <text:span text:style-name="Code_20_Text">true</text:span> if so otherwise <text:span text:style-name="Code_20_Text">false</text:span>.</text:p>
      <text:p text:style-name="Text_20_body"><text:span text:style-name="Code_20_Text">countDown</text:span> is for use in a rule condition to decrement a CountDown. It returns <text:span text:style-name="Code_20_Text">false</text:span> if the decrement succeeds or if there is no CountDown associated with identifier. It returns <text:span text:style-name="Code_20_Text">true</text:span> if the CountDown fails i.e. it has count <text:span text:style-name="Code_20_Text">0</text:span>. In the latter case the association between the identifier and the CountDown is removed, allowing a new CountDown to be started using the same identifier. Note that this behaviour ensures that a race between multiple threads to decrement a counter from one or more rule conditions can only have one winner.</text:p>
      <text:list xml:id="list1415591548" text:continue-numbering="true" text:style-name="Outline">
        <text:list-item>
          <text:list>
            <text:list-item>
              <text:list>
                <text:list-header>
                  <text:h text:style-name="P30" text:outline-level="3" text:is-list-header="true"><text:bookmark-end text:name="DDE_LINK15"/><text:soft-page-break/>Flags</text:h>
                </text:list-header>
              </text:list>
            </text:list-item>
          </text:list>
        </text:list-item>
      </text:list>
      <text:p text:style-name="Text_20_body">The rule engine provides a simple mechanism for setting, testing and clearing global flags. <text:s/>The API defined by the helper class is</text:p>
      <text:p text:style-name="Code">public boolean flag(Object identifier)<text:line-break/>public boolean flagged(Object identifier)<text:line-break/>public boolean clear(Object identifier)</text:p>
      <text:p text:style-name="Text_20_body">As before, Flags are <text:s/>identified by an arbitrary object. All three methods are designed to be used either in conditions or actions. </text:p>
      <text:p text:style-name="Text_20_body"><text:bookmark-start text:name="DDE_LINK6"/><text:span text:style-name="Code_20_Text">flag</text:span> can be called to ensure that the Flag identified by <text:span text:style-name="Code_20_Text">identifier</text:span> is set. It returns <text:span text:style-name="Code_20_Text">true</text:span> if the Flag was previously clear otherwise <text:span text:style-name="Code_20_Text">false</text:span>. Note that the API is designed to ensure that race conditions between multiple threads trying to set a Flag from rule conditions can only have one winner.</text:p>
      <text:p text:style-name="Text_20_body"><text:bookmark-end text:name="DDE_LINK6"/><text:span text:style-name="Code_20_Text">flagged</text:span> tests whether the Flag identified by <text:span text:style-name="Code_20_Text">identifier</text:span> is set. It returns <text:span text:style-name="Code_20_Text">true</text:span> if the Flag is set otherwise <text:span text:style-name="Code_20_Text">false</text:span>. </text:p>
      <text:p text:style-name="Text_20_body"><text:span text:style-name="Code_20_Text">clear</text:span> can be called to ensure that the Flag identified by <text:span text:style-name="Code_20_Text">identifier</text:span> is clear. It returns <text:span text:style-name="Code_20_Text">true</text:span> if the Flag was previously set otherwise <text:span text:style-name="Code_20_Text">false</text:span>. Note that the API is designed to ensure that race conditions between multiple threads trying to clear a Flag from rule conditions can only have one winner.</text:p>
      <text:list xml:id="list1968366481" text:continue-numbering="true" text:style-name="Outline">
        <text:list-item>
          <text:list>
            <text:list-item>
              <text:list>
                <text:list-header>
                  <text:h text:style-name="P30" text:outline-level="3" text:is-list-header="true"><text:bookmark-start text:name="DDE_LINK16"/>Counters</text:h>
                </text:list-header>
              </text:list>
            </text:list-item>
          </text:list>
        </text:list-item>
      </text:list>
      <text:p text:style-name="Text_20_body"><text:bookmark-start text:name="DDE_LINK22"/>The rule engine provides Counters which maintain global counts across independent rule triggerings. They can be created and initialised, read, incremented and decremented in order track and respond to the number of times various triggerings or firings have happened. Note that unlike CountDowns there are no special semantics associated with decrementing a Counter to zero. They may even have negative values. The API defined by the helper class is<text:bookmark-end text:name="DDE_LINK16"/></text:p>
      <text:p text:style-name="Code"><text:bookmark-start text:name="DDE_LINK10"/><text:bookmark-start text:name="DDE_LINK9"/>public boolean createCounter(Object o)<text:bookmark-end text:name="DDE_LINK9"/><text:line-break/><text:bookmark-end text:name="DDE_LINK10"/><text:bookmark-start text:name="DDE_LINK91"/>public boolean createCounter(Object o, int count)<text:bookmark-end text:name="DDE_LINK91"/><text:line-break/>public boolean deleteCounter(Object o)<text:line-break/>public int incrementCounter(Object o, int amount)<text:line-break/>public int incrementCounter(Object o)<text:line-break/>public int decrementCounter(Object o)<text:line-break/>public int readCounter(Object o)<text:line-break/>public int readCounter(Object o, boolean zero)<text:line-break/></text:p>
      <text:p text:style-name="Text_20_body">As before, Counters are <text:s/>identified by an arbitrary object. All methods are designed to be used in rule conditions or actions. </text:p>
      <text:p text:style-name="Text_20_body"><text:bookmark-start text:name="DDE_LINK13"/><text:span text:style-name="Code_20_Text">createCounter</text:span><text:bookmark-end text:name="DDE_LINK13"/><text:bookmark-start text:name="DDE_LINK61"/> can be called to create a new Counter associated with <text:span text:style-name="Code_20_Text">o</text:span>. If argument <text:span text:style-name="Code_20_Text">count</text:span> is not supplied then the value of the new Counter defaults to <text:span text:style-name="Code_20_Text">o</text:span>. <text:span text:style-name="Code_20_Text">createCounter</text:span> returns <text:span text:style-name="Code_20_Text">true</text:span> if a new Counter was created and <text:span text:style-name="Code_20_Text">false</text:span> if a Counter <text:s/>associated with <text:span text:style-name="Code_20_Text">o</text:span> already exists.<text:bookmark-end text:name="DDE_LINK22"/> Note that the API is designed to ensure that race conditions between multiple threads trying to create a Counter from rule conditions can only have one winner.</text:p>
      <text:p text:style-name="Text_20_body"><text:span text:style-name="Code_20_Text">deleteCounter</text:span> can be called to delete any existing Counter associated with <text:span text:style-name="Code_20_Text">o</text:span>. It returns <text:span text:style-name="Code_20_Text">true</text:span> if the Counter was deleted and <text:span text:style-name="Code_20_Text">false</text:span> if no Counter was <text:s/>associated with <text:span text:style-name="Code_20_Text">o</text:span>. Note that the API is designed to ensure that race conditions between multiple threads trying to delete a Counter from rule conditions can only have one winner.</text:p>
      <text:p text:style-name="Text_20_body"><text:bookmark-end text:name="DDE_LINK61"/><text:span text:style-name="Code_20_Text">incrementCounter</text:span> can be called to increment the Counter associated with <text:span text:style-name="Code_20_Text">o</text:span>. If no such <text:soft-page-break/>Counter exists it will create one with value <text:span text:style-name="Code_20_Text">0</text:span> before incrementing it. <text:span text:style-name="Code_20_Text">incrementCounter</text:span> returns the new value of the Counter. If <text:span text:style-name="Code_20_Text">amount</text:span> is omitted it defaults to <text:span text:style-name="Code_20_Text">1</text:span>.</text:p>
      <text:p text:style-name="Text_20_body"><text:span text:style-name="Code_20_Text">decrementCounter</text:span> is equivalent to calling <text:span text:style-name="Code_20_Text">incrementCounter(o, -1)</text:span> i.e. it adds <text:span text:style-name="Code_20_Text">-1</text:span> to the value of the counter.</text:p>
      <text:p text:style-name="Text_20_body"><text:span text:style-name="Code_20_Text">readCounter</text:span> can be called to read the value of the Counter associated with <text:span text:style-name="Code_20_Text">o</text:span>. If no such Counter exists it will create one with value <text:span text:style-name="Code_20_Text">0</text:span>. If the optional flag argument <text:span text:style-name="Code_20_Text">zero</text:span> is passed as <text:span text:style-name="Code_20_Text">true</text:span> the counter is atomically read and zeroed. <text:span text:style-name="Code_20_Text">zero</text:span> defaults to <text:span text:style-name="Code_20_Text">false</text:span>.</text:p>
      <text:list xml:id="list1216865497" text:continue-numbering="true" text:style-name="Outline">
        <text:list-item>
          <text:list>
            <text:list-item>
              <text:list>
                <text:list-header>
                  <text:h text:style-name="Heading_20_3" text:outline-level="3" text:is-list-header="true">Timers</text:h>
                </text:list-header>
              </text:list>
            </text:list-item>
          </text:list>
        </text:list-item>
      </text:list>
      <text:p text:style-name="Text_20_body">The rule engine provides Timers which allow measurement of elapsed time between triggerings. Timers can be created, read, reset and deleted via the following API</text:p>
      <text:p text:style-name="Code"><text:bookmark-start text:name="DDE_LINK102"/><text:bookmark-start text:name="DDE_LINK93"/>public boolean <text:bookmark-start text:name="DDE_LINK23"/>createTimer<text:bookmark-end text:name="DDE_LINK23"/>(Object o)<text:bookmark-end text:name="DDE_LINK93"/><text:line-break/><text:bookmark-end text:name="DDE_LINK102"/><text:bookmark-start text:name="DDE_LINK911"/>public long getElapsedTimeFromTimer(Object o)<text:bookmark-end text:name="DDE_LINK911"/><text:line-break/>public long resetTimer(Object o)<text:line-break/>public boolean deleteTimer(Object o)<text:line-break/></text:p>
      <text:p text:style-name="Text_20_body">As before, Timers are <text:s/>identified by an arbitrary object. All methods are designed to be used in rule conditions or actions.</text:p>
      <text:p text:style-name="Text_20_body"><text:span text:style-name="Code_20_Text">createTimer</text:span> can be called to create a new Timer associated with <text:span text:style-name="Code_20_Text">o</text:span>. <text:span text:style-name="Code_20_Text">createTimer</text:span> returns <text:span text:style-name="Code_20_Text">true</text:span> if a new Timer was created and <text:span text:style-name="Code_20_Text">false</text:span> if a Timer associated with <text:span text:style-name="Code_20_Text">o</text:span> already exists.</text:p>
      <text:p text:style-name="Text_20_body"><text:span text:style-name="Code_20_Text">getElapsedTimeFromTimer</text:span> can be called to obtain the number of elapsed milliseconds since the Timer associated with <text:span text:style-name="Code_20_Text">o</text:span> was created or since the last call to resetTimer. If no timer associated with <text:span text:style-name="Code_20_Text">o</text:span> exists a new timer is created before returning the elapsed time.</text:p>
      <text:p text:style-name="Text_20_body"><text:span text:style-name="Code_20_Text">resetTimer</text:span> can be called to zero the Timer associated with <text:span text:style-name="Code_20_Text">o</text:span>. It returns the number of seconds since the Timer was created or since the last previous call to resetTimer If no timer associated with <text:span text:style-name="Code_20_Text">o</text:span> exists a new timer is created before returning the elapsed time.</text:p>
      <text:p text:style-name="Text_20_body"><text:span text:style-name="Code_20_Text">deleteTimer</text:span> can be called to delete the Timer associated with <text:span text:style-name="Code_20_Text">o</text:span>. <text:span text:style-name="Code_20_Text">deleteTimer</text:span> returns <text:span text:style-name="Code_20_Text">true</text:span> if a new Timer was deleted and <text:span text:style-name="Code_20_Text">false</text:span> if no Timer associated with <text:span text:style-name="Code_20_Text">o</text:span> exists.</text:p>
      <text:list xml:id="list1756558078" text:continue-numbering="true" text:style-name="Outline">
        <text:list-item>
          <text:list>
            <text:list-item>
              <text:list>
                <text:list-header>
                  <text:h text:style-name="P30" text:outline-level="3" text:is-list-header="true">Recursive Triggering</text:h>
                </text:list-header>
              </text:list>
            </text:list-item>
          </text:list>
        </text:list-item>
      </text:list>
      <text:p text:style-name="Text_20_body">When a rule is triggered it executes the Java code in the event, condition and action and this may include calls to Helper methods or methods defined by the application under test or by the JVM runtime. If any of these methods match Byteman rules then this may result in a recursive entry to the rule execution engine. In some cases this may be desirable. However, in other cases this recursive entry may cause an infinite triggering chain and it is necessary to disable triggering while the rule executes. For example, the following rule will fail because of this problem:</text:p>
      <text:p text:style-name="P3">RULE infinite triggering chain<text:line-break/>CLASS java.io.FileOutputStream<text:line-break/>METHOD open(String, int)<text:line-break/>AT EXIT<text:line-break/>BIND filename = $1<text:line-break/>IF TRUE<text:line-break/>DO traceln(“openlog”, “Opened “ + $1 + “ for write”)<text:line-break/>ENDRULE</text:p>
      <text:p text:style-name="Text_20_body"><text:soft-page-break/>The problem is that on the first call to builtin method <text:span text:style-name="Code_20_Text">traceln(Object, String)</text:span> the default helper class attempts to open a trace file which it will then associate with key <text:span text:style-name="Code_20_Text">“openlog”</text:span>. In doing so it calls <text:span text:style-name="Code_20_Text">FileOutputStream.open</text:span> and retriggers the rule.</text:p>
      <text:p text:style-name="Text_20_body">One way round this is to specify a condition which will break the chain. The trace file will have a name of the form “trace<text:span text:style-name="T1">NNN</text:span>.txt” so the following version of the rule works as desired:</text:p>
      <text:p text:style-name="P3">RULE infinite triggering chain broken using IF test<text:line-break/>CLASS java.io.FileOutputStream<text:line-break/>METHOD open(String, int)<text:line-break/>AT EXIT<text:line-break/>BIND filename = $1<text:line-break/>IF !filename.matches(“trace.*”)<text:line-break/>DO traceln(“openlog”, “Opened “ + $1 + “ for write”)<text:line-break/>ENDRULE</text:p>
      <text:p text:style-name="P2">With this version the rule is triggered <text:s/>recursively under the call to <text:span text:style-name="Code_20_Text">traceln</text:span> but the condition stops it being fired, breaking the recursion.</text:p>
      <text:p text:style-name="P2">Of course in other cases it may not be so simple to come up with a condition which avoids recursive firing. So, the default helper provides the following method which allows triggering to be disabled or re-enabled while the rule is executing</text:p>
      <text:p text:style-name="P3"><text:bookmark-start text:name="DDE_LINK101"/><text:bookmark-start text:name="DDE_LINK92"/>public void setTriggering(boolean enabled)<text:bookmark-end text:name="DDE_LINK101"/><text:bookmark-end text:name="DDE_LINK92"/></text:p>
      <text:p text:style-name="P2">If <text:span text:style-name="Code_20_Text">enabled</text:span> is false then triggering is disabled during execution of subsequent expressions in the rule body. If it is true then triggering is re-enabled.</text:p>
      <text:p text:style-name="P2">This can be used to implement the behaviour shown in the example above without the need to identify a suitable conditional</text:p>
      <text:p text:style-name="P3">RULE infinite triggering chain broken using IF test<text:line-break/>CLASS java.io.FileOutputStream<text:line-break/>METHOD open(String, int)<text:line-break/>AT EXIT<text:line-break/>BIND filename = $1<text:line-break/>IF TRUE<text:line-break/>DO setTriggering(false);<text:line-break/> <text:s text:c="2"/>traceln(“openlog”, “Opened “ + $1 + “ for write”)<text:line-break/>ENDRULE</text:p>
      <text:p text:style-name="P2">Note that once execution of the rule has completed triggering is automatically re-enabled so, in this case, there is no need to call <text:span text:style-name="Code_20_Text">setTriggering(true)</text:span> at the end of the DO clause.</text:p>
      <text:list xml:id="list655647416" text:continue-numbering="true" text:style-name="Outline">
        <text:list-item>
          <text:list>
            <text:list-header>
              <text:h text:style-name="Heading_20_2" text:outline-level="2" text:is-list-header="true">Trace and Debug Operations</text:h>
              <text:list text:continue-numbering="true">
                <text:list-header>
                  <text:h text:style-name="Heading_20_3" text:outline-level="3" text:is-list-header="true">Debugging</text:h>
                </text:list-header>
              </text:list>
            </text:list-header>
          </text:list>
        </text:list-item>
      </text:list>
      <text:p text:style-name="Text_20_body">The rule engine provides a simple built-in debug method to support conditional display of messages during rule execution. The API defined by the helper class is</text:p>
      <text:p text:style-name="Code">public boolean debug(String message)</text:p>
      <text:p text:style-name="Text_20_body"><text:span text:style-name="Code_20_Text">debug</text:span> prints the supplied message to <text:span text:style-name="Code_20_Text">System.out</text:span>, prefixed with the name of the rule being executed. It always returns true, allowing debug messages to be used in conditions by ANDing them with other boolean expressions.</text:p>
      <text:p text:style-name="Text_20_body"><text:soft-page-break/>Generation of debug messages can be switched on by setting the following system property on the JVM command line:</text:p>
      <text:p text:style-name="P8"><text:span text:style-name="Code_20_Text">org.jboss.byteman.debug</text:span></text:p>
      <text:list xml:id="list93799322" text:continue-numbering="true" text:style-name="Outline">
        <text:list-item>
          <text:list>
            <text:list-item>
              <text:list>
                <text:list-header>
                  <text:h text:style-name="Heading_20_3" text:outline-level="3" text:is-list-header="true">Tracing</text:h>
                </text:list-header>
              </text:list>
            </text:list-item>
          </text:list>
        </text:list-item>
      </text:list>
      <text:p text:style-name="Text_20_body">The rule engine provides a set of built-in methods to support logging of trace messages during execution. Messages may be logged to System.out, Sytem.err or to a named file. <text:s/>The API defined by the helper class is</text:p>
      <text:p text:style-name="Code">public boolean traceOpen(Object identifier, String filename)<text:line-break/>public boolean traceOpen(Object identifier)<text:line-break/>public boolean traceClose(Object identifier)<text:line-break/>public boolean trace(Object identifier, String message)<text:line-break/>public boolean traceln(Object identifier, String message)<text:line-break/>public boolean trace(String message)<text:line-break/>public boolean traceln(String message)</text:p>
      <text:p text:style-name="Text_20_body"><text:span text:style-name="Code_20_Text">traceOpen</text:span> opens the file identified by <text:span text:style-name="Code_20_Text">fileName</text:span> and associates it with <text:span text:style-name="Code_20_Text">identifier</text:span>, returning true. <text:span text:style-name="Code_20_Text">filename</text:span> can be either a relative or absolute path. Relative file names are located relative to the current working directory of the JVM. If there is already a file associated with <text:span text:style-name="Code_20_Text">identifier</text:span> then <text:span text:style-name="Code_20_Text">traceOpen</text:span> immediately returns false. If a file with the given name already exists it is opened in append mode. If <text:span text:style-name="Code_20_Text">filename</text:span> is omitted then a unique name is generated for the file which is guaranteed not to match any existing trace file in the current working directory.</text:p>
      <text:p text:style-name="Text_20_body"><text:span text:style-name="Code_20_Text">traceClose</text:span> closes the file associated with <text:span text:style-name="Code_20_Text">identifier</text:span> and removes the association, returning true. If no open file is associated with <text:span text:style-name="Code_20_Text">identifier</text:span> it returns false.</text:p>
      <text:p text:style-name="Text_20_body"><text:span text:style-name="Code_20_Text">trace</text:span> prints <text:span text:style-name="Code_20_Text">message</text:span> to file associated with <text:span text:style-name="Code_20_Text">identifier</text:span>, returning true. If no open file is associated with identifier then a file will be opened and associated with <text:span text:style-name="Code_20_Text">identifier</text:span> as if a call to trace had been made with no file name supplied. If identifier is omitted then the output is written to <text:span text:style-name="Code_20_Text">System.out</text:span>.</text:p>
      <text:p text:style-name="Text_20_body"><text:span text:style-name="Code_20_Text">traceln</text:span> prints <text:span text:style-name="Code_20_Text">message</text:span> to file associated with <text:span text:style-name="Code_20_Text">identifier</text:span> and appends a newline to the file, returning true. If no open file is associated with identifier then a file will be opened and associated with <text:span text:style-name="Code_20_Text">identifier</text:span> as if a call to trace had been made with no file name supplied. If identifier is omitted then the output is written to <text:span text:style-name="Code_20_Text">System.out</text:span>.</text:p>
      <text:p text:style-name="Text_20_body">A caveat applies to the above descriptions for three special cases. If <text:span text:style-name="Code_20_Text">identifier</text:span> is <text:span text:style-name="Code_20_Text">null</text:span> or the string <text:span text:style-name="Code_20_Text">“out”</text:span>, then <text:span text:style-name="Code_20_Text">trace</text:span> and <text:span text:style-name="Code_20_Text">traceln</text:span> write to <text:span text:style-name="Code_20_Text">System.out</text:span>. If <text:span text:style-name="Code_20_Text">identifier</text:span> is the string <text:span text:style-name="Code_20_Text">“err”</text:span>, then <text:span text:style-name="Code_20_Text">trace</text:span> and <text:span text:style-name="Code_20_Text">traceln</text:span> write to <text:span text:style-name="Code_20_Text">System.err</text:span>. <text:span text:style-name="Code_20_Text">traceOpen</text:span> and <text:span text:style-name="Code_20_Text">traceClose</text:span> always return <text:span text:style-name="Code_20_Text">false</text:span> immediately if identifier has any of these values. Calls to <text:span text:style-name="Code_20_Text">trace(message)</text:span> and <text:span text:style-name="Code_20_Text">traceln(message)</text:span> which omit identifier are implemented by calling, respectively, <text:span text:style-name="Code_20_Text">trace(“out”, message)</text:span> and <text:span text:style-name="Code_20_Text">traceln(“out”, message)</text:span>.</text:p>
      <text:list xml:id="list914164173" text:continue-numbering="true" text:style-name="Outline">
        <text:list-item>
          <text:list>
            <text:list-header>
              <text:h text:style-name="Heading_20_2" text:outline-level="2" text:is-list-header="true">Stack Management Operations</text:h>
              <text:list text:continue-numbering="true">
                <text:list-header>
                  <text:h text:style-name="Heading_20_3" text:outline-level="3" text:is-list-header="true">Checking The Call Tree</text:h>
                </text:list-header>
              </text:list>
            </text:list-header>
          </text:list>
        </text:list-item>
      </text:list>
      <text:p text:style-name="Text_20_body">The rule engine provides a set built-in methods which can be used to check the caller stack at the point where the rule was <text:s/>triggered. Obviously, the rule will only be triggered from a method which matches the name in its <text:span text:style-name="Code_20_Text">METHOD</text:span> clause. However, sometimes it is useful to be able to know which method called the trigger rule. For example, the following <text:soft-page-break/>rule will only fire when method <text:span text:style-name="Code_20_Text">MyClass.getData()</text:span> <text:s/>is called <text:s/>from method <text:span text:style-name="Code_20_Text">handleIncoming</text:span> of class <text:span text:style-name="Code_20_Text">MyOtherClass</text:span>:</text:p>
      <text:p text:style-name="Code">RULE trace getData call under handleIncoming<text:line-break/>CLASS MyClass<text:line-break/>METHOD myGetData<text:line-break/>IF callerEquals("MyOtherClass.handleIncoming", true)<text:line-break/>DO traceStack("found the caller!\n", 10)<text:line-break/>ENDRULE</text:p>
      <text:p text:style-name="Text_20_body">The API defined by the helper class is</text:p>
      <text:p text:style-name="Code">public boolean callerEquals(String name)<text:line-break/>public boolean callerEquals(String name,<text:line-break/> <text:s text:c="27"/>int frameCount)<text:line-break/>public boolean callerEquals(String name,<text:line-break/> <text:s text:c="27"/>int startFrame,<text:line-break/> <text:s text:c="27"/>int frameCount)<text:line-break/>public boolean callerEquals(String name,<text:line-break/> <text:s text:c="27"/>boolean includeClass)<text:line-break/>public boolean callerEquals(String name,<text:line-break/> <text:s text:c="27"/>boolean includeClass,<text:line-break/> <text:s text:c="27"/>int frameCount)<text:line-break/>public boolean callerEquals(String name,<text:line-break/> <text:s text:c="27"/>boolean includeClass,<text:line-break/> <text:s text:c="27"/>int startFrame,<text:line-break/> <text:s text:c="27"/>int frameCount)<text:line-break/>public boolean callerEquals(String name,<text:line-break/> <text:s text:c="27"/>boolean includeClass,<text:line-break/> <text:s text:c="27"/>boolean includePackage)<text:line-break/>public boolean callerEquals(String name,<text:line-break/> <text:s text:c="27"/>boolean includeClass,<text:line-break/> <text:s text:c="27"/>boolean includePackage,<text:line-break/> <text:s text:c="27"/>int frameCount)<text:line-break/>public boolean callerEquals(String name,<text:line-break/> <text:s text:c="27"/>boolean includeClass,<text:line-break/> <text:s text:c="27"/>boolean includePackage,<text:line-break/> <text:s text:c="27"/>int startFrame,<text:line-break/> <text:s text:c="27"/>int frameCount)<text:line-break/></text:p>
      <text:p text:style-name="Code"><text:soft-page-break/><text:line-break/>public boolean callerMatches(String regExp)<text:line-break/>public boolean callerMatches(String regExp,<text:line-break/> <text:s text:c="28"/>int frameCount)<text:line-break/>public boolean callerMatches(String regExp,<text:line-break/> <text:s text:c="28"/>int startFrame,<text:line-break/> <text:s text:c="28"/>int frameCount)<text:line-break/>public boolean callerMatches(String regExp,<text:line-break/> <text:s text:c="28"/>boolean includeClass)<text:line-break/>public boolean callerMatches(String regExp,<text:line-break/> <text:s text:c="28"/>boolean includeClass,<text:line-break/> <text:s text:c="28"/>int frameCount)<text:line-break/>public boolean callerMatches(String regExp,<text:line-break/> <text:s text:c="28"/>boolean includeClass,<text:line-break/> <text:s text:c="28"/>int startFrame,<text:line-break/> <text:s text:c="28"/>int frameCount)<text:line-break/>public boolean callerMatches(String regExp,<text:line-break/> <text:s text:c="28"/>boolean includeClass,<text:line-break/> <text:s text:c="28"/>boolean includePackage)<text:line-break/>public boolean callerMatches(String regExp,<text:line-break/> <text:s text:c="28"/>boolean includeClass,<text:line-break/> <text:s text:c="28"/>boolean includePackage,<text:line-break/> <text:s text:c="28"/>int frameCount)<text:line-break/>public boolean callerMatches(String regExp,<text:line-break/> <text:s text:c="28"/>boolean includeClass<text:bookmark-start text:name="DDE_LINK27"/>,<text:line-break/> <text:s text:c="28"/>int startFrame,<text:line-break/> <text:s text:c="28"/>int frameCount<text:bookmark-end text:name="DDE_LINK27"/>)</text:p>
      <text:p text:style-name="Code"><text:line-break/>public boolean callerCheck(String match, boolean isRegExp,<text:line-break/> <text:s text:c="26"/>boolean includeClass,<text:line-break/> <text:s text:c="26"/>boolean includePackage,<text:line-break/> <text:s text:c="26"/>int startFrame,<text:line-break/> <text:s text:c="26"/>int frameCount) <text:line-break/></text:p>
      <text:p text:style-name="Text_20_body">The real action happens in method <text:span text:style-name="Code_20_Text">callerCheck(String, boolean, boolean, boolean, int, int)</text:span>. All the other methods call each other defaulting the various missing arguments until they bottom out in a call to this method.</text:p>
      <text:p text:style-name="Text_20_body"><text:span text:style-name="Code_20_Text">callerCheck</text:span> tests <text:span text:style-name="Code_20_Text">frameCount</text:span> call frames starting from <text:span text:style-name="Code_20_Text">startFrame</text:span> and returns true if any of them matches <text:span text:style-name="Code_20_Text">match</text:span>.</text:p>
      <text:p text:style-name="Text_20_body"><text:span text:style-name="Code_20_Text">startFrame</text:span> defaults to <text:span text:style-name="Code_20_Text">1</text:span> which identifies the stack frame for the caller of the trigger method (<text:span text:style-name="Code_20_Text">0</text:span> can be used to identify the trigger method itself). <text:span text:style-name="Code_20_Text">framecount</text:span> also defaults to <text:span text:style-name="Code_20_Text">1</text:span> which means that when <text:span text:style-name="Code_20_Text">startFrame</text:span> and <text:span text:style-name="Code_20_Text">frameCount</text:span> are defaulted the call only checks the frame for the caller of the trigger method.</text:p>
      <text:p text:style-name="Text_20_body"><text:span text:style-name="Code_20_Text">includeClass</text:span> and <text:span text:style-name="Code_20_Text">includePackage</text:span> default to false. If includeClass is false then <text:span text:style-name="Code_20_Text">match</text:span> is compared against <text:s/>the bare name of the method associated with each selected stack frame. If <text:span text:style-name="Code_20_Text">includeClass</text:span> is <text:span text:style-name="Code_20_Text">true</text:span> and <text:span text:style-name="Code_20_Text">includePackage</text:span> is <text:span text:style-name="Code_20_Text">false</text:span> then <text:span text:style-name="Code_20_Text">match</text:span> is compared to the class qualified method name. If both are true then <text:span text:style-name="Code_20_Text">match</text:span> is compared against the full package and class qualified method name.</text:p>
      <text:p text:style-name="Text_20_body">If <text:span text:style-name="Code_20_Text">isRegExp</text:span> is <text:span text:style-name="Code_20_Text">true</text:span> then match is compared as a regular expression compared using String.matches() otherwise it compared using String.equals(). The <text:span text:style-name="Code_20_Text">callerEquals</text:span> <text:soft-page-break/>methods pass this argument to callerCheck as <text:span text:style-name="Code_20_Text">false</text:span> and the callerMatches methods pass this argument as <text:span text:style-name="Code_20_Text">true</text:span>.</text:p>
      <text:list xml:id="list702891447" text:continue-numbering="true" text:style-name="Outline">
        <text:list-item>
          <text:list>
            <text:list-item>
              <text:list>
                <text:list-header>
                  <text:h text:style-name="P29" text:outline-level="3" text:is-list-header="true"><text:span text:style-name="T5">Tracing</text:span> the Caller Stack</text:h>
                </text:list-header>
              </text:list>
            </text:list-item>
          </text:list>
        </text:list-item>
      </text:list>
      <text:p text:style-name="Text_20_body">The rule engine provides a set built-in methods which can be used to obtain a string representation of a stack trace or to print a stack trace to a trace file. The API defined by the helper class is</text:p>
      <text:p text:style-name="Code">public void traceStack()<text:line-break/>public void traceStack(String prefix)<text:line-break/>public void traceStack(String prefix, Object key)<text:line-break/>public void traceStack(int maxFrames)<text:line-break/>public void traceStack(String prefix, int maxFrames)<text:line-break/>public void traceStack(String prefix,<text:line-break/> <text:s text:c="22"/>Object key,<text:line-break/> <text:s text:c="22"/>int maxFrames) <text:line-break/><text:line-break/>public String formatStack()<text:line-break/>public String formatStack(String prefix)<text:line-break/>public String formatStack(int maxFrames)<text:line-break/>public String formatStack(String prefix, int maxFrames)</text:p>
      <text:p text:style-name="Text_20_body"><text:line-break/>The <text:s/>real action happens in methods<text:span text:style-name="Code_20_Text"> traceStack(String, Object, int)</text:span> and <text:span text:style-name="Code_20_Text">formatStack(String, int)</text:span>. All the other methods call each other defaulting the various missing arguments until they bottom out in a call to one of these two methods.</text:p>
      <text:p text:style-name="Text_20_body"><text:span text:style-name="Code_20_Text">formatStack(String prefix, int maxFrames)</text:span> constructs a printable String representation of the stack starting from the trigger frame, including the fully qualified method name, file and line number for each frame followed by a new line.</text:p>
      <text:p text:style-name="Text_20_body">If <text:span text:style-name="Code_20_Text">prefix</text:span> is non-null it prepended to the generated text. It defaults to <text:span text:style-name="Code_20_Text">null</text:span> resulting in the prefix <text:span text:style-name="Code_20_Text">"Stack trace for thread </text:span><text:span text:style-name="T1">&lt;current&gt;</text:span><text:span text:style-name="Code_20_Text">\n"</text:span> being used as the prefix where <text:span text:style-name="T1">&lt;current&gt;</text:span> is substituted with the value of <text:span text:style-name="Code_20_Text">Thread.currentThread().getName()</text:span>.</text:p>
      <text:p text:style-name="Text_20_body">If <text:span text:style-name="Code_20_Text">maxFrames</text:span> is positive and less than the number of frames in the stack then it is used to limit the number of frames printed and the text "...\n" is appended to the returned value otherwise all frames in the stack are included. <text:span text:style-name="Code_20_Text">maxFrames</text:span> defaults to 0.</text:p>
      <text:p text:style-name="Text_20_body"><text:span text:style-name="Code_20_Text">traceStack(String prefix, Object key, int maxFrames)</text:span> constructs a stack trace by calling <text:span text:style-name="Code_20_Text">formatStack(key, maxFrames)</text:span>. It then prints this to a trace file by calling <text:span text:style-name="Code_20_Text">trace(key, &lt;value&gt;)</text:span>. As before, <text:span text:style-name="Code_20_Text">prefix</text:span> defaults to <text:span text:style-name="Code_20_Text">null</text:span> and <text:span text:style-name="Code_20_Text">maxFrames</text:span> to <text:span text:style-name="Code_20_Text">0</text:span>. <text:span text:style-name="Code_20_Text">key</text:span> defaults to <text:span text:style-name="Code_20_Text">"out"</text:span> so this means that where it is omitted the trace printout will go to <text:span text:style-name="Code_20_Text">System.out</text:span>.</text:p>
      <text:list xml:id="list1378511635" text:continue-numbering="true" text:style-name="Outline">
        <text:list-item>
          <text:list>
            <text:list-item>
              <text:list>
                <text:list-header>
                  <text:h text:style-name="P30" text:outline-level="3" text:is-list-header="true">Selective Stack Tracing Using a Regular Expression Filter</text:h>
                </text:list-header>
              </text:list>
            </text:list-item>
          </text:list>
        </text:list-item>
      </text:list>
      <text:p text:style-name="P15">It is useful to be able to selectively filter a stack trace, limiting it, say, <text:s/>to include only frames from a given package or set of packages. The rule engine provides an alternative set of built-in methods which can be used to obtain or print a string representation of some subset of the stack filtered using a regular expression match. The API defined by the helper class is</text:p>
      <text:p text:style-name="P13"><text:bookmark-start text:name="DDE_LINK28"/><text:soft-page-break/>public void traceStackMatching(String regExp)<text:line-break/>public void traceStackMatching(String regExp, String prefix)<text:line-break/>public void traceStackMatching(String regExp,<text:line-break/> <text:s text:c="30"/>String prefix,<text:line-break/> <text:s text:c="30"/>Object key)<text:line-break/><text:bookmark-end text:name="DDE_LINK28"/>public void traceStackMatching(String regExp,<text:line-break/> <text:s text:c="30"/>boolean includeClass)<text:line-break/>public void traceStackMatching(String regExp,<text:line-break/> <text:s text:c="30"/>boolean includeClass,<text:line-break/> <text:s text:c="30"/>String prefix)<text:line-break/>public void traceStackMatching(String regExp,<text:line-break/> <text:s text:c="30"/>boolean includeClass,<text:line-break/> <text:s text:c="30"/>String prefix,<text:line-break/> <text:s text:c="30"/>Object key)<text:line-break/>public void traceStackMatching(String regExp,<text:line-break/> <text:s text:c="30"/>boolean includeClass,<text:line-break/> <text:s text:c="30"/>boolean includePackage)<text:line-break/>public void traceStackMatching(String regExp,<text:line-break/> <text:s text:c="30"/>boolean includeClass,<text:line-break/> <text:s text:c="30"/>boolean includePackage,<text:line-break/> <text:s text:c="30"/>String prefix)<text:line-break/>public void traceStackMatching(String regExp,<text:line-break/> <text:s text:c="30"/>boolean includeClass,<text:line-break/> <text:s text:c="30"/>boolean includePackage,<text:line-break/> <text:s text:c="30"/>String prefix,<text:line-break/> <text:s text:c="30"/>Object key)</text:p>
      <text:p text:style-name="P13"><text:bookmark-start text:name="DDE_LINK281"/>public void <text:bookmark-start text:name="DDE_LINK30"/>formatStackMatching<text:bookmark-end text:name="DDE_LINK30"/>(String regExp)<text:line-break/>public void formatStackMatching(String regExp, String prefix)<text:line-break/><text:bookmark-end text:name="DDE_LINK281"/>public void formatStackMatching(String regExp,<text:line-break/> <text:s text:c="31"/>boolean includeClass)<text:line-break/>public void formatStackMatching(String regExp,<text:line-break/> <text:s text:c="31"/>boolean includeClass,<text:line-break/> <text:s text:c="31"/>String prefix)<text:line-break/>public void formatStackMatching(String regExp,<text:line-break/> <text:s text:c="31"/>boolean includeClass,<text:line-break/> <text:s text:c="31"/>boolean includePackage)<text:line-break/>public void formatStackMatching(String regExp,<text:line-break/> <text:s text:c="31"/>boolean includeClass,<text:line-break/> <text:s text:c="31"/>boolean includePackage,<text:line-break/> <text:s text:c="31"/>String prefix)</text:p>
      <text:p text:style-name="Text_20_body">Once again the action happens in the methods with the full set of parameters and the others merely call these methods defaulting the omitted arguments.</text:p>
      <text:p text:style-name="Text_20_body">formatStackMatching(String regExp, boolean includeClass, boolean includePackage, String prefix) constructs a printable String representation of the stack prefixed by prefix as per formatStack with the difference that frames are only included if they match the regular expression <text:span text:style-name="Code_20_Text">regExp</text:span>. <text:span text:style-name="Code_20_Text">includeClass</text:span> and <text:span text:style-name="Code_20_Text">includePackage</text:span> are defaulted and interpreted exactly as described in the <text:span text:style-name="Code_20_Text">callerMatches</text:span> API. If prefix is null (the default) then the string <text:span text:style-name="Code_20_Text">"Stack trace for thread </text:span><text:span text:style-name="T1">&lt;current&gt; </text:span><text:span text:style-name="Code_20_Text"><text:span text:style-name="T3"><text:s/>matching </text:span></text:span><text:span text:style-name="T1">regExp</text:span><text:span text:style-name="Code_20_Text">\n"</text:span> is used as the prefix where <text:span text:style-name="T1">&lt;current&gt;</text:span> is substituted with the value of <text:span text:style-name="Code_20_Text">Thread.currentThread().getName()</text:span> and <text:span text:style-name="T1">regExp</text:span> is substituted with the value of <text:soft-page-break/><text:span text:style-name="Code_20_Text">regExp</text:span>.</text:p>
      <text:p text:style-name="Text_20_body"><text:span text:style-name="Code_20_Text">traceStackMatching(</text:span><text:bookmark-start text:name="DDE_LINK29"/><text:span text:style-name="Code_20_Text">regExp, includeClass, includePackage, prefix</text:span><text:bookmark-end text:name="DDE_LINK29"/><text:span text:style-name="Code_20_Text">, key)</text:span> calls <text:span text:style-name="Code_20_Text">formatStackMatching</text:span> to obtain a stack trace and then calls <text:span text:style-name="Code_20_Text">trace(String, Object)</text:span> to print it to the trace stream identified by <text:span text:style-name="Caption_20_characters">key</text:span>. <text:span text:style-name="Code_20_Text">key</text:span> defaults as described in the <text:span text:style-name="Code_20_Text">traceStack</text:span> API listed above.</text:p>
      <text:list xml:id="list459843616" text:continue-numbering="true" text:style-name="Outline">
        <text:list-item>
          <text:list>
            <text:list-item>
              <text:list>
                <text:list-header>
                  <text:h text:style-name="P30" text:outline-level="3" text:is-list-header="true"><text:bookmark-start text:name="__DdeLink__3673_1894777417"/>Stack Range Tracing</text:h>
                </text:list-header>
              </text:list>
            </text:list-item>
          </text:list>
        </text:list-item>
      </text:list>
      <text:p text:style-name="P16">Another option for selective stack tracing is to specify a matching expression to select the start and end frame for the trace. The rule engine provides another set of built-in methods which can be used to obtain or print a string representation of a segment of the stack in this manner. The API defined by the helper class is</text:p>
      <text:p text:style-name="Code">public void traceStackBetween(String from, String to)<text:line-break/>public void traceStackBetween(String from, String to,<text:line-break/> <text:s text:c="29"/>String prefix)<text:line-break/>public void traceStackBetween(String from, String to,<text:line-break/> <text:s text:c="29"/>String prefix, Object key)<text:line-break/>public void traceStackBetween(String from, String to,<text:line-break/> <text:s text:c="29"/>boolean includeClass)<text:line-break/>public void traceStackBetween(String from, String to,<text:line-break/> <text:s text:c="29"/>boolean includeClass,<text:line-break/> <text:s text:c="29"/>String prefix)<text:line-break/>public void traceStackBetween(String from, String to,<text:line-break/> <text:s text:c="29"/>boolean includeClass,<text:line-break/> <text:s text:c="29"/>String prefix, Object key)<text:line-break/>public void traceStackBetween(String from, String to,<text:line-break/> <text:s text:c="29"/>boolean includeClass,<text:line-break/> <text:s text:c="29"/>boolean includePackage)<text:line-break/>public void traceStackBetween(String from, String to,<text:line-break/> <text:s text:c="29"/>boolean includeClass,<text:line-break/> <text:s text:c="29"/>boolean includePackage,<text:line-break/> <text:s text:c="29"/>String prefix)<text:line-break/>public void traceStackBetween(String from, String to,<text:line-break/> <text:s text:c="29"/>boolean includeClass,<text:line-break/> <text:s text:c="29"/>boolean includePackage,<text:line-break/> <text:s text:c="29"/>String prefix, Object key)<text:bookmark-end text:name="__DdeLink__3673_1894777417"/></text:p>
      <text:p text:style-name="Code">public void formatStackBetween(String from, String to)<text:line-break/>public void formatStackBetween(String from, String to,<text:line-break/> <text:s text:c="30"/>String prefix)<text:line-break/>public void formatStackBetween(String from, String to,<text:line-break/> <text:s text:c="30"/>boolean includeClass)<text:line-break/>public void formatStackBetween(String from, String to,<text:line-break/> <text:s text:c="30"/>boolean includeClass,<text:line-break/> <text:s text:c="30"/>String prefix)<text:line-break/>public void formatStackBetween(String from, String to,<text:line-break/> <text:s text:c="30"/>boolean includeClass,<text:line-break/> <text:s text:c="30"/>boolean includePackage)<text:line-break/>public void formatStackBetween(String from, String to,<text:line-break/> <text:s text:c="30"/>boolean includeClass,<text:line-break/> <text:s text:c="30"/>boolean includePackage,<text:line-break/> <text:s text:c="30"/>String prefix)</text:p>
      <text:p text:style-name="Code"><text:soft-page-break/>public void traceStackBetweenMatches(String from, String to)<text:line-break/>public void traceStackBetweenMatches(String from, String to,<text:line-break/> <text:s text:c="36"/>String prefix)<text:line-break/>public void traceStackBetweenMatches(String from,String to,<text:line-break/> <text:s text:c="36"/>String prefix,<text:line-break/> <text:s text:c="36"/>Object key)<text:line-break/>public void traceStackBetweenMatches(String from, String to,<text:line-break/> <text:s text:c="36"/>boolean includeClass)<text:line-break/>public void traceStackBetweenMatches(String from, String to,<text:line-break/> <text:s text:c="36"/>boolean includeClass,<text:line-break/> <text:s text:c="36"/>String prefix)<text:line-break/>public void traceStackBetweenMatches(String from, String to,<text:line-break/> <text:s text:c="36"/>boolean includeClass,<text:line-break/> <text:s text:c="36"/>String prefix,<text:line-break/> <text:s text:c="36"/>Object key)<text:line-break/>public void traceStackBetweenMatches(String from, String to,<text:line-break/> <text:s text:c="36"/>boolean includeClass,<text:line-break/> <text:s text:c="36"/>boolean includePackage)<text:line-break/>public void traceStackBetweenMatches(String from, String to,<text:line-break/> <text:s text:c="36"/>boolean includeClass,<text:line-break/> <text:s text:c="36"/>boolean includePackage,<text:line-break/> <text:s text:c="36"/>String prefix)<text:line-break/>public void traceStackBetweenMatches(String from, String to,<text:line-break/> <text:s text:c="36"/>boolean includeClass,<text:line-break/> <text:s text:c="36"/>boolean includePackage,<text:line-break/> <text:s text:c="36"/>String prefix,<text:line-break/> <text:s text:c="36"/>Object key)</text:p>
      <text:p text:style-name="Code">public void formatStackBetweenMatches(String from, String to)<text:line-break/>public void formatStackBetweenMatches(String from, String to,<text:line-break/> <text:s text:c="37"/>String prefix)<text:line-break/>public void formatStackBetweenMatches(String from, String to,<text:line-break/> <text:s text:c="37"/>boolean includeClass)<text:line-break/>public void formatStackBetweenMatches(String from, String to,<text:line-break/> <text:s text:c="37"/>boolean includeClass,<text:line-break/> <text:s text:c="37"/>String prefix)<text:line-break/>public void formatStackBetweenMatches(String from, String to,<text:line-break/> <text:s text:c="37"/>boolean includeClass,<text:line-break/> <text:s text:c="37"/>boolean includePackage)<text:line-break/>public void formatStackBetweenMatches(String from, String to,<text:line-break/> <text:s text:c="37"/>boolean includeClass,<text:line-break/> <text:s text:c="37"/>boolean includePackage,<text:line-break/> <text:s text:c="37"/>String prefix)</text:p>
      <text:p text:style-name="Code">public void traceStackRange(String from, String to,<text:line-break/> <text:s text:c="27"/>boolean isRegExp,<text:line-break/> <text:s text:c="27"/>boolean includeClass,<text:line-break/> <text:s text:c="27"/>boolean includePackage,<text:line-break/> <text:s text:c="27"/>String prefix, Object key) </text:p>
      <text:p text:style-name="Code">public String formatStackRange(String from, String to,<text:line-break/> <text:s text:c="27"/>boolean isRegExp,<text:line-break/> <text:s text:c="27"/>boolean includeClass,<text:line-break/> <text:s text:c="27"/>boolean includePackage,<text:line-break/> <text:s text:c="27"/>String prefix)</text:p>
      <text:p text:style-name="Text_20_body">Once again the action happens in the last two methods and all the other methods merely <text:soft-page-break/>provide a way of calling them with default values for various of the parameters. The BetweenMatches methods pass <text:span text:style-name="Code_20_Text">true</text:span> for parameter <text:span text:style-name="Code_20_Text">isRegExp</text:span> whereas the plain <text:span text:style-name="Code_20_Text">Matches</text:span> methods pass <text:span text:style-name="Code_20_Text">false</text:span>.</text:p>
      <text:p text:style-name="Text_20_body"><text:span text:style-name="Code_20_Text">formatStackRange</text:span> searches the stack starting from the trigger frame for a stack frame which matches <text:span text:style-name="Code_20_Text">from</text:span>. If no match is found then <text:span text:style-name="Code_20_Text">""</text:span> is returned. If <text:span text:style-name="Code_20_Text">from</text:span> is <text:span text:style-name="Code_20_Text">null</text:span> then the trigger frame is taken to be the start frame. It then searches the frames above the start frame for a frame which matches <text:span text:style-name="Code_20_Text">to</text:span>. If no match is found or if <text:span text:style-name="Code_20_Text">to</text:span> is <text:span text:style-name="Code_20_Text">null</text:span> then all frames above the start frame are selected. Details of each frame in the matching range are appended to the supplied prefix to construct the return value. If <text:span text:style-name="Code_20_Text">isRegExp</text:span> is <text:span text:style-name="Code_20_Text">true</text:span> then the start and end frame are matched using <text:span text:style-name="Code_20_Text">String.matches()</text:span> otherwise <text:span text:style-name="Code_20_Text">String.equals()</text:span> is used. <text:span text:style-name="Code_20_Text">includeClass</text:span> and <text:span text:style-name="Code_20_Text">includePackage</text:span> are defaulted and interpreted as per method <text:span text:style-name="Code_20_Text">formatStackMatching</text:span>. If prefix is null (the default) then the string <text:span text:style-name="Code_20_Text">"Stack trace (restricted) for thread </text:span><text:span text:style-name="T1">&lt;current&gt; </text:span><text:span text:style-name="Code_20_Text">\n"</text:span> is used as the prefix where <text:span text:style-name="T1">&lt;current&gt;</text:span> is substituted with the value of <text:span text:style-name="Code_20_Text">Thread.currentThread().getName()</text:span>.</text:p>
      <text:p text:style-name="Text_20_body"><text:span text:style-name="Code_20_Text">traceStackRange</text:span> calls <text:s/><text:span text:style-name="Code_20_Text">formatStackRange</text:span> to obtain a trace of a stack range and then calls trace(Object, String) to print it to a trace file. <text:span text:style-name="Code_20_Text">key</text:span> defaults to <text:span text:style-name="Code_20_Text">"out"</text:span> as for the other stack trace APIs described above.</text:p>
      <text:list xml:id="list481213151" text:continue-numbering="true" text:style-name="Outline">
        <text:list-item>
          <text:list>
            <text:list-item>
              <text:list>
                <text:list-header>
                  <text:h text:style-name="P30" text:outline-level="3" text:is-list-header="true">Tracing Named Thread Stacks</text:h>
                </text:list-header>
              </text:list>
            </text:list-item>
          </text:list>
        </text:list-item>
      </text:list>
      <text:p text:style-name="P16">The default helper class also provides methods which can be used to trace or format the stack frames of a specific, named thread:</text:p>
      <text:p text:style-name="P14">public void traceThreadStack(String threadName)<text:line-break/>public void traceThreadStack(String threadName,<text:line-break/> <text:s text:c="28"/>String prefix)<text:line-break/>public void traceThreadStack(String threadName,<text:line-break/> <text:s text:c="28"/>String prefix,<text:line-break/> <text:s text:c="28"/>Object key)<text:line-break/><text:bookmark-start text:name="__DdeLink__3678_1894777417"/>public void traceThreadStack(String threadName,<text:line-break/> <text:s text:c="28"/>int maxFrames)<text:line-break/><text:bookmark-end text:name="__DdeLink__3678_1894777417"/>public void traceThreadStack(String threadName,<text:line-break/> <text:s text:c="28"/>String prefix,<text:line-break/> <text:s text:c="28"/><text:bookmark-start text:name="__DdeLink__3681_1894777417"/>int maxFrames<text:bookmark-end text:name="__DdeLink__3681_1894777417"/>)<text:line-break/>public void traceThreadStack(String threadName,<text:line-break/> <text:s text:c="28"/>String prefix,<text:line-break/> <text:s text:c="28"/>Object key,<text:line-break/> <text:s text:c="28"/>int maxFrames)<text:line-break/>public void formatThreadStack(String threadName)<text:line-break/>public void formatThreadStack(String threadName,<text:line-break/> <text:s text:c="28"/>String prefix)<text:line-break/><text:bookmark-start text:name="__DdeLink__3678_18947774171"/>public void traceThreadStack(String threadName,<text:line-break/> <text:s text:c="28"/>int maxFrames)<text:line-break/><text:bookmark-end text:name="__DdeLink__3678_18947774171"/>public void traceThreadStack(String threadName,<text:line-break/> <text:s text:c="28"/>String prefix,<text:line-break/> <text:s text:c="28"/>int maxFrames)</text:p>
      <text:p text:style-name="P16">or to trace or format the stacks of all threads in the runtime:</text:p>
      <text:p text:style-name="Code"><text:soft-page-break/><text:span text:style-name="T5">public void traceAllStacks()<text:line-break/>public void traceAllStacks(String prefix)<text:line-break/>public void traceAllStacks(String prefix, Object key)<text:line-break/>public void traceAllStacks(int maxFrames)<text:line-break/>public void traceAllStacks(String prefix, int maxFrames)<text:line-break/>public void traceAllStacks(String prefix, Object key, int maxFrames)<text:line-break/>public void formatAllStacks()<text:line-break/>public void formatAllStacks(</text:span><text:bookmark-start text:name="__DdeLink__3699_1894777417"/><text:span text:style-name="T5">String prefix</text:span><text:bookmark-end text:name="__DdeLink__3699_1894777417"/><text:span text:style-name="T5">)<text:line-break/>public void formatAllStacks(int maxFrames)<text:line-break/>public void formatAllStacks(String prefix , int maxFrames)</text:span></text:p>
      <text:list xml:id="list1917125872" text:continue-numbering="true" text:style-name="Outline">
        <text:list-item>
          <text:list>
            <text:list-header>
              <text:h text:style-name="Heading_20_2" text:outline-level="2" text:is-list-header="true">Default Helper Lifecycle Methods</text:h>
            </text:list-header>
          </text:list>
        </text:list-item>
      </text:list>
      <text:p text:style-name="Text_20_body">The default helper provides an implementation of the four helper lifecycle methods which generate simple debug messages to <text:span text:style-name="Code_20_Text">System.out</text:span>. So, with debug enabled you will see messages like the following as rules are loaded and then unloaded:</text:p>
      <text:p text:style-name="Code">Default helper activated<text:line-break/>Installed rule using default helper : my test rule<text:line-break/>. . .<text:line-break/>Installed rule using default helper : my second test rule<text:line-break/>. . .<text:line-break/>Uninstalled rule using default helper : my test rule<text:line-break/>Uninstalled rule using default helper : my second test rule<text:line-break/>Default helper deactivated</text:p>
      <text:list xml:id="list1351673823" text:continue-numbering="true" text:style-name="Outline">
        <text:list-header>
          <text:h text:style-name="Heading_20_1" text:outline-level="1" text:is-list-header="true">Using Byteman</text:h>
          <text:list text:continue-numbering="true">
            <text:list-item>
              <text:h text:style-name="Heading_20_2" text:outline-level="2">Using Byteman from java or ant</text:h>
            </text:list-item>
          </text:list>
        </text:list-header>
      </text:list>
      <text:p text:style-name="Text_20_body">If you are using Byteman from the java command line or from ant then you will need to download a Byteman release and install it locally. The latest Byteman release is available as a zip file from the Byteman project downloads page at</text:p>
      <text:p text:style-name="Text_20_body"><text:tab/><text:a xlink:type="simple" xlink:href="http://www.jboss.org/byteman/">http://www.jboss.org/byteman/downloads</text:a> </text:p>
      <text:p text:style-name="Text_20_body">You need to download either the binary release or the full release and install it in a directory accessible on the machine on which you want to run Byteman. The rest of this document assumes that environment variable <text:span text:style-name="Code_20_Text">BYTEMAN_HOME</text:span> identifies the directory into which the binary release is unzipped.</text:p>
      <text:p text:style-name="Text_20_body">The binary release contains all the binary (classfile) jars and command scripts you will need to use Byteman, a copy of the programmers guide plus some sample scripts and an associated helper jar. The full release also provides source and javadoc jars.</text:p>
      <text:p text:style-name="Text_20_body">Details of how to use Byteman from the command line are included in part 1 of the Byteman Tutorial <text:s/><text:a xlink:type="simple" xlink:href="https://community.jboss.org/wiki/ABytemanTutorial#top">A Byteman Tutorial</text:a>.</text:p>
      <text:p text:style-name="Text_20_body">Details of how to configure an ant build script to employ the BMUnit package which integrates Byteman with JUnit and TestNG are provided in part 2 of the Byteman Tutorial <text:a xlink:type="simple" xlink:href="http://community.jboss.org/wiki/FaultInjectionTestingWithByteman#top">Fault Injection Testing With Byteman</text:a>.</text:p>
      <text:p text:style-name="Text_20_body">The downloads page also contains a link to downloads for older binary release versions. Note that from Byteman 1.1 onwards the agent can only be run in JDK 6 or 7. Previous releases can also be run in JDK 5. </text:p>
      <text:list xml:id="list964851872" text:continue-numbering="true" text:style-name="Outline">
        <text:list-item>
          <text:list>
            <text:list-header>
              <text:h text:style-name="Heading_20_2" text:outline-level="2" text:is-list-header="true">Using Byteman from maven</text:h>
            </text:list-header>
          </text:list>
        </text:list-item>
      </text:list>
      <text:p text:style-name="Text_20_body">If you are using Byteman from maven, in particular, if you are using the BMUnit package which integrates Byteman with JUnit and TestNG, then you normally only need to declare dependencies on the Byteman jars. You can download these jars from <text:a xlink:type="simple" xlink:href="https://repository.jboss.org/nexus/index.html#welcome">JBoss public repository</text:a>.</text:p>
      <text:p text:style-name="Text_20_body">Details of how to configure your pom to provide the necessary jars are provided in part 2 of the Byteman Tutorial <text:a xlink:type="simple" xlink:href="http://community.jboss.org/wiki/FaultInjectionTestingWithByteman#top">Fault Injection Testing With Byteman</text:a>.</text:p>
      <text:p text:style-name="Text_20_body">Byteman also provides a maven plugin which can be used to parse and type-check your test rule scripts as part of the maven test cycle. Details fo how to configure the maven plugin are available via the <text:a xlink:type="simple" xlink:href="http://www.jboss.org/byteman/documentation">Byteman project documentation page</text:a></text:p>
      <text:list xml:id="list955852650" text:continue-numbering="true" text:style-name="Outline">
        <text:list-item>
          <text:list>
            <text:list-header>
              <text:h text:style-name="P26" text:outline-level="2" text:is-list-header="true">Obtaining the source build tree</text:h>
            </text:list-header>
          </text:list>
        </text:list-item>
      </text:list>
      <text:p text:style-name="P1">If you want to extend understand how Byteman works and, possibly, contribute to the Byteman project you will need to download the latest Byteman source tree. The sources are available from the master git repository at</text:p>
      <text:p text:style-name="P1"><text:tab/><text:a xlink:type="simple" xlink:href="https://github.com/bytemanproject/byteman">https://github.com/bytemanproject/byteman</text:a></text:p>
      <text:p text:style-name="P1">The source tree is structured as a maven project..</text:p>
      <text:list xml:id="list2174072114" text:continue-numbering="true" text:style-name="Outline">
        <text:list-item>
          <text:list>
            <text:list-header>
              <text:h text:style-name="Heading_20_2" text:outline-level="2" text:is-list-header="true"><text:soft-page-break/>Building Byteman from the sources</text:h>
            </text:list-header>
          </text:list>
        </text:list-item>
      </text:list>
      <text:p text:style-name="P1">Byteman can be built by executing command <text:span text:style-name="Code_20_Text">mvn package</text:span> in the top level directory of the source tree. The build process should produce binary, osurec and javadoc jars in the target dircetory of each of the dependent submodules, <text:span text:style-name="Code_20_Text">agent/target</text:span>, <text:span text:style-name="Code_20_Text">submit/target</text:span>, etc and assemble these into both a binary and a full release zip file in subdirectory <text:span text:style-name="Code_20_Text">download/target</text:span>.</text:p>
      <text:p text:style-name="P1">If you are using Byteman from ant or the java command line then you should unzip one of the download zip files into your local BYTEMAN_HOME directory as you would for any of the official downloads.</text:p>
      <text:p text:style-name="P1">If you want to use Byteman from maven then you need to install the byteman jars in your local machine's maven repository by executing command <text:span text:style-name="Code_20_Text">mvn install</text:span>. In this case before performing the install process you should modify the project version in the root pom and the parent version in each of the dependent submodule poms so that the version you install locally does not overwrite a version obtained form the JBoss master repository.</text:p>
      <text:list xml:id="list611973794" text:continue-numbering="true" text:style-name="Outline">
        <text:list-item>
          <text:list>
            <text:list-header>
              <text:h text:style-name="Heading_20_2" text:outline-level="2" text:is-list-header="true"><text:reference-mark-start text:name="Running Applications With Byteman"/>Running Applications with Byteman<text:reference-mark-end text:name="Running Applications With Byteman"/></text:h>
            </text:list-header>
          </text:list>
        </text:list-item>
      </text:list>
      <text:p text:style-name="P1">The Byteman tutorials explain how to use Byteman to trace and test the behaviour of a variety of programs ranging from simple examples to sophisticated test cases. <text:a xlink:type="simple" xlink:href="https://community.jboss.org/wiki/ABytemanTutorial#top">The first tutorial</text:a> covers the basics of how to run Byteman. <text:a xlink:type="simple" xlink:href="https://community.jboss.org/wiki/FaultInjectionTestingWithByteman#top">The second tutorial</text:a> covers the use of Byteman for fault injection testing. It includes details of how to use the annotation based testing package BMUnit which integrates Byteman with TestNG and JUnit. The tutorials are probably the best thing to look at if you are new to Byteman. The rest of this guide provides complete details of how to use Byteman from the Java command line and explains all the options which are available when using Byteman. Many of these options can also be configured when using Byteman from ant or maven.</text:p>
      <text:list xml:id="list1597846329" text:continue-numbering="true" text:style-name="Outline">
        <text:list-item>
          <text:list>
            <text:list-item>
              <text:h text:style-name="Heading_20_2" text:outline-level="2">Configuring a java agent</text:h>
            </text:list-item>
          </text:list>
        </text:list-item>
      </text:list>
      <text:p text:style-name="P1">Using Byteman from the <text:span text:style-name="Code_20_Text">java</text:span> command line is refreshingly simple. Installing Byteman at JVM startup requires only one extra argument. This argument points the JVM at the agent code in the byteman jar and at the script files containing your byteman rules. This is specified using the <text:span text:style-name="Code_20_Text">java</text:span> command flag</text:p>
      <text:p text:style-name="Code"><text:span text:style-name="Code_20_Text">-javaagent:</text:span><text:span text:style-name="Code_20_Text"><text:span text:style-name="T1">agentlib</text:span></text:span><text:span text:style-name="Code_20_Text"><text:span text:style-name="T3">=</text:span></text:span><text:span text:style-name="Code_20_Text"><text:span text:style-name="T1">options</text:span></text:span></text:p>
      <text:p text:style-name="P1">This is a standard option for JDK 1.6 and upwards.</text:p>
      <text:p text:style-name="P1"><text:span text:style-name="Code_20_Text"><text:span text:style-name="T1">agentlib</text:span></text:span> is a path to the byteman jar. The build process inserts a metadata file in the jar which allows the JVM to identify the agent program entry point so everything else is shrink-wrapped.</text:p>
      <text:p text:style-name="P1"><text:span text:style-name="Code_20_Text"><text:span text:style-name="T1">options</text:span></text:span> is a comma-separated sequence of options which are passed to the agent.</text:p>
      <text:p text:style-name="P1">For example, setting</text:p>
      <text:p text:style-name="Code"><text:span text:style-name="Code_20_Text">export JAVA_OPTS="-javaagent:$BYTEMAN_HOME/lib/byteman.jar=<text:line-break/>script:$SCRIPT_HOME/HeuristicSaveAndRecover.btm,<text:line-break/>script:$SCRIPT_HOME/JBossTSTrace.btm"</text:span></text:p>
      <text:p text:style-name="P1">will cause the JVM to pick up the byteman jar file from the install root, <text:span text:style-name="Code_20_Text">BYTEMAN_HOME</text:span> and inject all rules found in the two scripts <text:span text:style-name="Code_20_Text">HeuristicSaveAndRecover.btm</text:span> and <text:span text:style-name="Code_20_Text">JBossTSTrace.btm</text:span> located in directory <text:span text:style-name="Code_20_Text">SCRIPT_HOME</text:span>. (n.b. the command should actually be all on one line without any line breaks – these have been inserted merely as an aid to readability)</text:p>
      <text:p text:style-name="P1"><text:soft-page-break/>Normally, the script option is all that is required . However there are several other options provided to configure more sophisticated features of the agent such as dynamic rule upload. The <text:span text:style-name="Code_20_Text">bmjava</text:span> command script (see below) can be used to simplify the task of concatenating these options into a valid <text:span text:style-name="Code_20_Text">-javaagent</text:span> argument.</text:p>
      <text:list xml:id="list1946180948" text:continue-numbering="true" text:style-name="Outline">
        <text:list-item>
          <text:list>
            <text:list-header>
              <text:h text:style-name="Heading_20_2" text:outline-level="2" text:is-list-header="true">Installing Byteman in a Running JVM using Script bminstall</text:h>
            </text:list-header>
          </text:list>
        </text:list-item>
      </text:list>
      <text:p text:style-name="Text_20_body">If your Java application is already running you may still <text:s/>be able to install the Byteman agent into the JVM. <text:bookmark-start text:name="__DdeLink__3697_1575157961"/>The installed <text:span text:style-name="Code_20_Text">bin</text:span> directory contains a script<text:bookmark-end text:name="__DdeLink__3697_1575157961"/> <text:span text:style-name="Code_20_Text">bminstall</text:span><text:span text:style-name="Code_20_Text"><text:note text:id="ftn1" text:note-class="footnote"><text:note-citation>1</text:note-citation><text:note-body><text:p text:style-name="Footnote">There is a Windows script called bminstall.bat which you can execute using the command bminstall. The Linux script is called bminstall.sh and you must supply this full name to execute it.</text:p></text:note-body></text:note></text:span> which can be used to contact your application's JVM and install the agent. Once installed you can then use script <text:span text:style-name="Code_20_Text">bmsubmit</text:span> described below to upload or unload rules via the Byteman agent listener. The command line syntax for the <text:span text:style-name="Code_20_Text">bminstall</text:span> script is</text:p>
      <text:p text:style-name="Text_20_body"><text:span text:style-name="Code_20_Text">bminstall [-p </text:span><text:span text:style-name="Code_20_Text"><text:span text:style-name="T1">port</text:span></text:span><text:span text:style-name="Code_20_Text">] [-h </text:span><text:span text:style-name="Code_20_Text"><text:span text:style-name="T1">host</text:span></text:span><text:span text:style-name="Code_20_Text">] [-b]</text:span><text:span text:style-name="Code_20_Text"><text:span text:style-name="T1"> \<text:line-break/> <text:s text:c="3"/></text:span></text:span><text:span text:style-name="Code_20_Text"><text:span text:style-name="T3">[-D</text:span></text:span><text:span text:style-name="Code_20_Text"><text:span text:style-name="T1">property</text:span></text:span><text:span text:style-name="Code_20_Text"><text:span text:style-name="T3">[=value]]</text:span></text:span><text:span text:style-name="Code_20_Text"><text:span text:style-name="T1">* pid</text:span></text:span></text:p>
      <text:p text:style-name="Text_20_body">where terms between <text:span text:style-name="Code_20_Text">[ ]</text:span> are optional * means zero or more repetitions and</text:p>
      <text:p text:style-name="Text_20_body"><text:span text:style-name="Code_20_Text"><text:span text:style-name="T1">pid</text:span></text:span> is the process id of the JVM running your application or, alternatively, the name of the application as displayed by running command <text:span text:style-name="Code_20_Text">jps -l</text:span>.</text:p>
      <text:p text:style-name="Text_20_body"><text:span text:style-name="Code_20_Text">-h </text:span><text:span text:style-name="Code_20_Text"><text:span text:style-name="T1">host</text:span></text:span> means use <text:span text:style-name="Code_20_Text"><text:span text:style-name="T1">host</text:span></text:span> as the host name when opening the listener socket (the default is <text:span text:style-name="Code_20_Text">localhost</text:span>)</text:p>
      <text:p text:style-name="Text_20_body"><text:span text:style-name="Code_20_Text">-p </text:span><text:span text:style-name="Code_20_Text"><text:span text:style-name="T1">port</text:span></text:span> means use <text:span text:style-name="Code_20_Text"><text:span text:style-name="T1">port</text:span></text:span> as the port when opening the listener socket (the default is <text:span text:style-name="Code_20_Text">9091</text:span>)</text:p>
      <text:p text:style-name="Text_20_body"><text:span text:style-name="Code_20_Text">-b</text:span> means add the byteman jar to the bootstrap class path</text:p>
      <text:p text:style-name="Text_20_body"><text:bookmark-start text:name="DDE_LINK191"/><text:span text:style-name="Code_20_Text">-D</text:span><text:span text:style-name="Code_20_Text"><text:span text:style-name="T1">property</text:span></text:span><text:span text:style-name="Code_20_Text">=</text:span><text:span text:style-name="Code_20_Text"><text:span text:style-name="T1">value</text:span></text:span> means <text:bookmark-end text:name="DDE_LINK191"/>call <text:span text:style-name="Code_20_Text">System.setProperty(</text:span><text:span text:style-name="Code_20_Text"><text:span text:style-name="T1">property</text:span></text:span><text:span text:style-name="Code_20_Text">, </text:span><text:span text:style-name="Code_20_Text"><text:span text:style-name="T1">value</text:span></text:span><text:span text:style-name="Code_20_Text">)</text:span> before starting the agent. More than one such property setting may be provided. If <text:span text:style-name="T1">value</text:span> is omitted then it defaults to <text:span text:style-name="Code_20_Text">“”</text:span>. Note that property must start with prefix <text:span text:style-name="Code_20_Text">“org.jboss.byteman.”</text:span>.</text:p>
      <text:p text:style-name="Text_20_body">Note that when you identify the JVM <text:s/>using an application name instead of a process id you do not have to provide the full name but you must be sure the name is unambiguous. For example, if you want to install the agent into the JBoss Application Server you can use the full name <text:span text:style-name="Code_20_Text">org.jboss.Main</text:span> or the abbreviated names <text:span text:style-name="Code_20_Text">jboss.Main</text:span> or <text:span text:style-name="Code_20_Text">Main</text:span>. Clearly, <text:span text:style-name="Code_20_Text">Main</text:span> will often be a bad choice as many applications will use <text:s/>that name. The install will be done using the first matching JVM.</text:p>
      <text:p text:style-name="Text_20_body">Note also that loading the agent at runtime may not work with certain JVMs. It will definitely not work unless your Java release includes a jar named <text:span text:style-name="Code_20_Text">lib/tools.jar</text:span> below your top-level Java install directory and this jar must contain a class called <text:span text:style-name="Code_20_Text">com.sun.tools.attach.VirtualMachine</text:span>. However, even with this jar in place the upload may fail.</text:p>
      <text:list xml:id="list1741615383" text:continue-numbering="true" text:style-name="Outline">
        <text:list-item>
          <text:list>
            <text:list-header>
              <text:h text:style-name="P26" text:outline-level="2" text:is-list-header="true"><text:bookmark-start text:name="__DdeLink__3177_471445188"/><text:span text:style-name="T5">Available</text:span> -javaagent Options<text:bookmark-end text:name="__DdeLink__3177_471445188"/></text:h>
            </text:list-header>
          </text:list>
        </text:list-item>
      </text:list>
      <text:p text:style-name="P1">Each option comprises a keyword prefix, identifying the type of the option, and a suffix, identifying the value of the option. Prefix and suffix are separated by a colon, <text:span text:style-name="Code_20_Text">:</text:span>. Multiple options ar eseparated by commas. Valid options include</text:p>
      <text:p text:style-name="P1"><text:span text:style-name="Code_20_Text"><text:span text:style-name="T9">script:</text:span></text:span><text:span text:style-name="Code_20_Text"><text:span text:style-name="T2">scriptfile</text:span></text:span> where <text:span text:style-name="Code_20_Text"><text:span text:style-name="T1">scriptfile</text:span></text:span> is a path to a file containing Byteman rules. <text:soft-page-break/>This option causes the agent to read the rules in <text:span text:style-name="Code_20_Text"><text:span text:style-name="T1">scriptFile</text:span></text:span> and apply them to subsequently loaded classes. Multiple <text:span text:style-name="Code_20_Text">script</text:span> arguments may be provided to ensure that more than one rule set is installed. It is possible to start the agent with no initial script arguments but this only makes sense if the listener option is supplied with value true.</text:p>
      <text:p text:style-name="P1"><text:span text:style-name="Code_20_Text"><text:span text:style-name="T9">listener:</text:span></text:span><text:span text:style-name="Code_20_Text"><text:span text:style-name="T2">boolean</text:span></text:span> where <text:span text:style-name="Code_20_Text"><text:span text:style-name="T1">boolean</text:span></text:span> is either <text:span text:style-name="Code_20_Text">true</text:span> or <text:span text:style-name="Code_20_Text">false.</text:span> This option causes the agent to start a listener thread at startup. The listener can be talked to using the <text:span text:style-name="Code_20_Text">bmsubmit</text:span> script, either to provide listings of rule applications performed by the agent or to dynamically load, reload <text:s/>or unload rules. Loading or reloading of a rule causes any matching classes which have already been loaded into the JVM to be retransformed, inserting a trigger call for the newly loaded rules into their target <text:s/>methods. Unloading a rule causes trigger code to be removed from any matching classes.</text:p>
      <text:p text:style-name="P1"><text:span text:style-name="Code_20_Text"><text:span text:style-name="T9">port:</text:span></text:span><text:span text:style-name="Code_20_Text"><text:span text:style-name="T2">portnum</text:span></text:span> where <text:span text:style-name="Code_20_Text"><text:span text:style-name="T1">portnum</text:span></text:span> is a positive whole number<text:span text:style-name="Code_20_Text">.</text:span> This option selects the port used by the agent listener when opening a server socket to listen on. If not supplied the port defaults to <text:span text:style-name="Code_20_Text">9091</text:span>. Supplying this option defaults the listener option to <text:span text:style-name="Code_20_Text">true</text:span>.</text:p>
      <text:p text:style-name="P1"><text:span text:style-name="Code_20_Text"><text:span text:style-name="T9">address:</text:span></text:span><text:span text:style-name="Code_20_Text"><text:span text:style-name="T2">host</text:span></text:span> where <text:span text:style-name="Code_20_Text"><text:span text:style-name="T1">host</text:span></text:span> is a host name<text:span text:style-name="Code_20_Text">.</text:span> This option selects the address used by the agent listener when opening a server socket to listen on. If not supplied the address defaults to <text:span text:style-name="Code_20_Text">9091</text:span>. Supplying this option defaults the listener option to true.</text:p>
      <text:p text:style-name="P1"><text:span text:style-name="Code_20_Text"><text:span text:style-name="T9">sys:</text:span></text:span><text:span text:style-name="Code_20_Text"><text:span text:style-name="T2">jarfile</text:span></text:span> where <text:span text:style-name="Code_20_Text">jarfile</text:span> is a path to to a jar file to be added to the JVM <text:span text:style-name="T1">system</text:span> class path. This option makes classes contained in the jar file available for use when type checking, compiling and executing rule conditions and actions. It provides a useful way to ensure that Helper classes mentioned in rules are able to be resolved. If a rule's <text:s/>trigger class is loaded by some other class loader this loader will normally have the system loader as a parent so references to the Helper class should resolve correctly.</text:p>
      <text:p text:style-name="P1"><text:bookmark-start text:name="DDE_LINK18"/><text:span text:style-name="Code_20_Text"><text:span text:style-name="T9">boot:</text:span></text:span><text:span text:style-name="Code_20_Text"><text:span text:style-name="T2">jarfile</text:span></text:span> where <text:span text:style-name="Code_20_Text">jarfile</text:span> is a path to to a jar file to be added to the JVM <text:span text:style-name="T1">bootstrap</text:span> class path. This option<text:bookmark-end text:name="DDE_LINK18"/> provides a similar facility to the <text:span text:style-name="Code_20_Text">sys</text:span> option but it ensures that the classes contained in the jar <text:s/>file are loaded by the bootstrap class loader. This is only significant when rules try to inject code into JVM classes which are loaded by the bootstrap class loader (which is a parent of the system loader).</text:p>
      <text:p text:style-name="P1"><text:span text:style-name="Code_20_Text"><text:span text:style-name="T9">prop:</text:span></text:span><text:span text:style-name="Code_20_Text"><text:span text:style-name="T2">name</text:span></text:span><text:span text:style-name="Code_20_Text"><text:span text:style-name="T9">=</text:span></text:span><text:span text:style-name="Code_20_Text"><text:span text:style-name="T2">value</text:span></text:span> where <text:span text:style-name="Code_20_Text">name</text:span> identifies a System property to be set to <text:span text:style-name="Code_20_Text">value</text:span> or to the empty String if no value is provided. Note that property names must begin with the prefix <text:span text:style-name="Code_20_Text">“org.jboss.byteman.”</text:span>.</text:p>
      <text:p text:style-name="P1">Note that when injecting into JVM classes it is necessary to install the byteman jar into the boot classpath by passing option <text:span text:style-name="Code_20_Text">boot:${BYTEMAN_HOME}/lib/byteman.jar</text:span>. Without it compilation of the transformed class will fail because it cannot locate classes <text:span text:style-name="Code_20_Text">Rule</text:span>, <text:span text:style-name="Code_20_Text">ExecuteException</text:span>, <text:span text:style-name="Code_20_Text">ThrowException</text:span> and <text:span text:style-name="Code_20_Text">ReturnException</text:span>. Script <text:span text:style-name="Code_20_Text">bmjava</text:span> automatically takes <text:span text:style-name="T10">care</text:span> of this requirement.</text:p>
      <text:list xml:id="list729837569" text:continue-numbering="true" text:style-name="Outline">
        <text:list-item>
          <text:list>
            <text:list-header>
              <text:h text:style-name="P26" text:outline-level="2" text:is-list-header="true"><text:span text:style-name="T5">Running</text:span> Byteman Using S<text:span text:style-name="T5">cript</text:span> bmjava</text:h>
            </text:list-header>
          </text:list>
        </text:list-item>
      </text:list>
      <text:p text:style-name="Text_20_body">The installed <text:span text:style-name="Code_20_Text">bin</text:span> directory contains a script <text:span text:style-name="Code_20_Text">bmjava</text:span> which can be used to assemble the options passed to the byteman agent and combine them with other java options supplied on the <text:span text:style-name="Code_20_Text">java</text:span> command line. The command line syntax for this script is</text:p>
      <text:p text:style-name="Text_20_body"><text:span text:style-name="Code_20_Text">bmjava [-p port] [-h host] \<text:line-break/> <text:s text:c="3"/>[ -l </text:span><text:span text:style-name="Code_20_Text"><text:span text:style-name="T1">script</text:span></text:span><text:span text:style-name="Code_20_Text">|-b </text:span><text:span text:style-name="Code_20_Text"><text:span text:style-name="T1">jar</text:span></text:span><text:span text:style-name="Code_20_Text">|-s </text:span><text:span text:style-name="Code_20_Text"><text:span text:style-name="T1">jar</text:span></text:span><text:span text:style-name="Code_20_Text">|-nb|-nl|-nj ]* [--] </text:span><text:span text:style-name="Code_20_Text"><text:span text:style-name="T1">javaargs</text:span></text:span></text:p>
      <text:p text:style-name="Text_20_body">where terms between <text:span text:style-name="Code_20_Text">[ ]</text:span> are optional, terms separated by <text:span text:style-name="Code_20_Text">|</text:span> are alternatives, * means zero or more repetitions and</text:p>
      <text:p text:style-name="Text_20_body"><text:soft-page-break/><text:span text:style-name="Code_20_Text">-l </text:span><text:span text:style-name="Code_20_Text"><text:span text:style-name="T1">script</text:span></text:span> means load the rules in file <text:span text:style-name="Code_20_Text"><text:span text:style-name="T1">script</text:span></text:span> during program start up</text:p>
      <text:p text:style-name="Text_20_body"><text:span text:style-name="Code_20_Text">-b </text:span><text:span text:style-name="Code_20_Text"><text:span text:style-name="T1">jar</text:span></text:span> means add jar file <text:span text:style-name="Code_20_Text"><text:span text:style-name="T1">jar</text:span></text:span> to the bootstrap class path</text:p>
      <text:p text:style-name="Text_20_body"><text:span text:style-name="Code_20_Text">-s </text:span><text:span text:style-name="Code_20_Text"><text:span text:style-name="T1">jar</text:span></text:span> means add jar file <text:span text:style-name="Code_20_Text"><text:span text:style-name="T1">jar</text:span></text:span> to the system class path</text:p>
      <text:p text:style-name="Text_20_body"><text:span text:style-name="Code_20_Text">-p </text:span><text:span text:style-name="Code_20_Text"><text:span text:style-name="T1">port</text:span></text:span> means use <text:span text:style-name="Code_20_Text"><text:span text:style-name="T1">port</text:span></text:span> as the port when opening the listener socket (the default is <text:span text:style-name="Code_20_Text">9091</text:span>)</text:p>
      <text:p text:style-name="Text_20_body"><text:span text:style-name="Code_20_Text">-h </text:span><text:span text:style-name="Code_20_Text"><text:span text:style-name="T1">host</text:span></text:span> means use <text:span text:style-name="Code_20_Text"><text:span text:style-name="T1">host</text:span></text:span> as the host name when opening the listener socket (the default is <text:span text:style-name="Code_20_Text">localhost</text:span>)</text:p>
      <text:p text:style-name="Text_20_body"><text:span text:style-name="Code_20_Text">-nb</text:span> means don't add the byteman jar to the bootstrap class path (it is added by default)</text:p>
      <text:p text:style-name="Text_20_body"><text:bookmark-start text:name="DDE_LINK19"/><text:span text:style-name="Code_20_Text">-nl</text:span> means don't start the agent listener (it is started by default)<text:bookmark-end text:name="DDE_LINK19"/></text:p>
      <text:p text:style-name="Text_20_body"><text:span text:style-name="Code_20_Text">-nj</text:span> means don't inject into java.lang classes (this is allowed by default)</text:p>
      <text:list xml:id="list945160950" text:continue-numbering="true" text:style-name="Outline">
        <text:list-item>
          <text:list>
            <text:list-header>
              <text:h text:style-name="P26" text:outline-level="2" text:is-list-header="true"><text:span text:style-name="Code_20_Text"><text:span text:style-name="T5">Submitting</text:span></text:span><text:span text:style-name="Code_20_Text"><text:span text:style-name="T4"> Rules Dynamically Using Script bmsubmit</text:span></text:span></text:h>
            </text:list-header>
          </text:list>
        </text:list-item>
      </text:list>
      <text:p text:style-name="Text_20_body">The installed <text:span text:style-name="Code_20_Text">bin</text:span> directory contains a script called <text:span text:style-name="Code_20_Text">bmsubmit</text:span> which can be used to communicate with the agent listener started up when option <text:span text:style-name="Code_20_Text">listener:true</text:span> is passed as an option to the Byteman agent (recall that this option is always enabled by the <text:span text:style-name="Code_20_Text">bminstall</text:span> and <text:span text:style-name="Code_20_Text">bmjava</text:span> scripts). This script can be used to upload rules into the running program, to unload previously loaded rules and to report which rules have been injected and/or whether any errors were detected when attempting injection. <text:span text:style-name="Code_20_Text">bmsubmit</text:span> can also be used to install jars containing helper classes into the bootstrap or system classpath.</text:p>
      <text:p text:style-name="Text_20_body">The command line syntax for the <text:span text:style-name="Code_20_Text">bmsubmit</text:span> script is:</text:p>
      <text:p text:style-name="Code"><text:span text:style-name="Code_20_Text">submit [-p port] [-h host] [-l|-u] [script1 . . . scriptN]<text:line-break/>submit [-p port] [-h host] [-b|-s] jarfile1 . . .<text:line-break/>submit [-p port] [-h host] -c<text:line-break/>submit [-p port] [-h host] -y [prop1[=[value1]]. . .]<text:line-break/>submit [-p port] [-h host] -v<text:line-break/></text:span></text:p>
      <text:p text:style-name="Text_20_body">Flags <text:span text:style-name="Code_20_Text">-p</text:span> and <text:span text:style-name="Code_20_Text">-h</text:span> can be used to supply the port and host address used to connect to the Byteman agent listener. If not supplied they default to <text:span text:style-name="Code_20_Text">9091</text:span> and <text:span text:style-name="Code_20_Text">localhost</text:span>, respectively.</text:p>
      <text:p text:style-name="Text_20_body">Flag <text:span text:style-name="Code_20_Text">-l</text:span> selects the default execution mode for <text:span text:style-name="Code_20_Text">bmsubmit</text:span>. If no other flag is supplied this mode will be used. When run with no arguments <text:bookmark-start text:name="DDE_LINK17"/><text:span text:style-name="Code_20_Text">submit</text:span> lists all currently applied transformations. <text:bookmark-end text:name="DDE_LINK17"/>This listing includes details of failed transformations, typechecks and compiles.</text:p>
      <text:p text:style-name="Text_20_body">When run with a list of script files <text:span text:style-name="Code_20_Text">bmsubmit</text:span> uploads the scripts to the agent:</text:p>
      <text:list xml:id="list726254216" text:style-name="L8">
        <text:list-item>
          <text:p text:style-name="P25">If any of the uploaded rules have the same name as an existing rule then the old rule is replaced with the new rule and all classes transformed by the rule are automatically retransformed. This includes the case where a target class was transformed but a subsequent typecheck or compile of the rule failed. This will (eventually) cause all threads executing target methods to trigger the new rule instead of the old rule. Depending upon when the compiler installs the new method code and when executing threads switch to this new code there may be a small window following the upload where neither the old nor the new rule is triggered.</text:p>
        </text:list-item>
        <text:list-item>
          <text:p text:style-name="P25">If any of the uploaded rules apply to already loaded classes which were not previously successfully transformed (because no rule applied to them or because attempts to transform them failed) then those classes will be retransformed. Once <text:soft-page-break/>again, depending upon when the compiler installs the new method code and when executing threads switch to this new code there may be a small window following the upload where neither the old nor the new rule is triggered</text:p>
        </text:list-item>
        <text:list-item>
          <text:p text:style-name="P25">Any other rules will be stored in the agents rule set and applied to newly loaded classes which match the rule.</text:p>
        </text:list-item>
      </text:list>
      <text:p text:style-name="Text_20_body">Flag <text:span text:style-name="Code_20_Text">-u</text:span> selects the uninstall mode for <text:span text:style-name="Code_20_Text">bmsubmit</text:span>. When run with no arguments <text:span text:style-name="Code_20_Text">bmsubmit</text:span> uninstalls <text:span text:style-name="T1">all</text:span> currently loaded rules. When run with a list of script files <text:span text:style-name="Code_20_Text">bmsubmit</text:span> uninstalls each installed rule whose name matches a rule definition contained in one of the supplied script files. <text:span text:style-name="Code_20_Text">bmsubmit</text:span> does not check that rules in the supplied scripts are well formed, it merely looks for lines starting with the text <text:span text:style-name="Code_20_Text">RULE</text:span>.</text:p>
      <text:p text:style-name="Text_20_body">Flags <text:span text:style-name="Code_20_Text">-b</text:span> and <text:span text:style-name="Code_20_Text">-s</text:span> request installation of jar files into the bootstrap or system classpath, respectively. This is useful if rules which are to be submitted dynamically need to be provided with access to helper classes which were not in the original class path. There is no undo operation for this mode; jar files cannot be uninstalled once they have been installed. Also, it is not possible to use this option to install the byteman jar into the bootstrap classpath if it was omitted at agent startup. By the time the listener responds to this request the system class loader will already have loaded classes from the byteman jar so adding the jar to the bootstrap classpath will result in classloader conflicts.</text:p>
      <text:p text:style-name="Text_20_body">Flag -c can be used to list all helper jars which have been installed by the agent into the bootstrap or system classpath.</text:p>
      <text:p text:style-name="Text_20_body">Flag -y can be used to list or dynamically update the system properties which configure the operation of the Byteman agent. If no following arguments are supplied <text:span text:style-name="Code_20_Text">bmsubmit</text:span> will print the value of all system properties in the agent JVM with prefix <text:span text:style-name="Code_20_Text">“org.joss.byteman.”</text:span>. When arguments are supplied <text:span text:style-name="Code_20_Text">bmsubmit</text:span> will set or clear the relevant system properties and notify the agent to update its configuration. If a bare property name is supplied then <text:span text:style-name="Code_20_Text">bmsubmit</text:span> will unset the property. If the property name is followed by <text:span text:style-name="Code_20_Text">=</text:span> and a value then the system property will be set to this value <text:span text:style-name="Code_20_Text">(=</text:span> with no value sets it to an empty string). Note that for performance reasons the agent does not, by default, respond to configuration updates (this allows it to test configuration settings during operation without incurring any synchronization overhead). Dynamic configuration update must be enabled when the agent is started by setting system property <text:span text:style-name="Code_20_Text">org.jboss.byteman.allow.config.updates</text:span> <text:s/>on the JVM command line (to any value).</text:p>
      <text:p text:style-name="Text_20_body">n.b. Due to a bug in Sun's JDK 6 and 7 <text:s/>and in OpenJDK 6 and 7 errors may occur when installing a script in case 2 above (where an uploaded rule is applied to an already loaded class which has not yet been transformed). <text:s/>Scripts which employ references to local variables or method parameters by name will fail to compile. These JDKs retain the original bytecode for classes which are successfully transformed. However, where classes are not transformed the bytecode is discarded. When a retransform is requested the JVM's in-memory represenation of the class (a C++ klass instance) is used to reconstitute the bytecode. Unfortunately the current reconstitute code does not recreate the local variable tables which were in the originally loaded bytecode. There is an OpenJDK bugzilla (#100100) and fix for this problem but the fix has not yet been incorporated into a release.</text:p>
      <text:list xml:id="list970004585" text:continue-list="list945160950" text:style-name="Outline">
        <text:list-item>
          <text:list>
            <text:list-header>
              <text:h text:style-name="Heading_20_2" text:outline-level="2" text:is-list-header="true"><text:span text:style-name="Code_20_Text"><text:span text:style-name="T4">Checking Rules Offline Using Script bmcheck</text:span></text:span></text:h>
            </text:list-header>
          </text:list>
        </text:list-item>
      </text:list>
      <text:p text:style-name="P1"><text:span text:style-name="Code_20_Text"><text:span text:style-name="T4">The installed bin directory contains a script called </text:span></text:span><text:span text:style-name="Code_20_Text">bmcheck</text:span><text:span text:style-name="Code_20_Text"><text:span text:style-name="T4"> which should be used to parse and typecheck your Byteman rules offline before attempting to inject them into your application. This script uses environment variable </text:span></text:span><text:span text:style-name="Code_20_Text">BYTEMAN_HOME</text:span><text:span text:style-name="Code_20_Text"><text:span text:style-name="T4"> to locate the byteman </text:span></text:span><text:soft-page-break/><text:span text:style-name="Code_20_Text"><text:span text:style-name="T4">jars needed to type check the rules. However, it still needs to be supplied with a classpath locating any application classes mentioned in the rules.</text:span></text:span></text:p>
      <text:p text:style-name="Text_20_body">The command line syntax for the <text:span text:style-name="Code_20_Text">bmcheck</text:span> script is:</text:p>
      <text:p text:style-name="Code"><text:span text:style-name="Code_20_Text">bmcheck [-cp </text:span><text:span text:style-name="Code_20_Text"><text:span text:style-name="T1">classpath</text:span></text:span><text:span text:style-name="Code_20_Text">] [-p package]* </text:span><text:span text:style-name="Code_20_Text"><text:span text:style-name="T1">script1</text:span></text:span><text:span text:style-name="Code_20_Text"> [. . . </text:span><text:span text:style-name="Code_20_Text"><text:span text:style-name="T1">scriptN</text:span></text:span><text:span text:style-name="Code_20_Text">]</text:span></text:p>
      <text:p text:style-name="Text_20_body"><text:span text:style-name="T4">Flag </text:span><text:span text:style-name="Code_20_Text">-cp</text:span><text:span text:style-name="T4"> provides a single classpath element used to locate classes mentioned in the scripts. If your code is located in several jars then you must supply -cp multiple times.</text:span></text:p>
      <text:p text:style-name="Text_20_body"><text:span text:style-name="T4">Flag </text:span><text:span text:style-name="Code_20_Text">-p</text:span><text:span text:style-name="T4"> provides one or more package names which are used to resolve target classes which have been specified on the </text:span><text:span text:style-name="Code_20_Text">CLASS</text:span><text:span text:style-name="T4"> line without a qualifying package name. For example, if a rule specifies </text:span><text:span text:style-name="Code_20_Text">CLASS myClass</text:span><text:span text:style-name="T4"> and the class actually resides in package </text:span><text:span text:style-name="Code_20_Text">org.myApp</text:span><text:span text:style-name="T4"> then the rule will be applied when class org.myApp.myClass is loaded during application execution. However, the type checker cannot know where to find and load the relevant class without a hint. If </text:span><text:span text:style-name="Code_20_Text">-p org.myApp</text:span><text:span text:style-name="T4"> is provided on the command line then after failing to locate </text:span><text:span text:style-name="Code_20_Text">myClass</text:span><text:span text:style-name="T4"> in the empty package the type checker will try to lookup </text:span><text:span text:style-name="Code_20_Text">myClass</text:span><text:span text:style-name="T4"> in package </text:span><text:span text:style-name="Code_20_Text">org.myApp</text:span><text:span text:style-name="T4">. Each package supplied on the command line is tried in order until the class name can be resolved.</text:span></text:p>
      <text:list xml:id="list1621622784" text:continue-numbering="true" text:style-name="Outline">
        <text:list-item>
          <text:list>
            <text:list-header>
              <text:h text:style-name="P26" text:outline-level="2" text:is-list-header="true"><text:span text:style-name="T5">Installing </text:span><text:span text:style-name="T4">And Submitting from Java</text:span></text:h>
            </text:list-header>
          </text:list>
        </text:list-item>
      </text:list>
      <text:p text:style-name="Text_20_body"><text:span text:style-name="T4">The scripts </text:span><text:span text:style-name="Code_20_Text">bminstall</text:span><text:span text:style-name="T4"> and </text:span><text:span text:style-name="Code_20_Text">bmsubmit</text:span><text:span text:style-name="T4"> used, respectively, to install the agent into a running program and to upload and unload scripts are merely wrappers which invoke the behaviour of Java classes, </text:span><text:span text:style-name="Code_20_Text">org.jboss.byteman.agent.install.Install</text:span><text:span text:style-name="T4"> and </text:span><text:span text:style-name="Code_20_Text">org.jboss.byteman.agent.submit.Submit</text:span><text:span text:style-name="T4">, located,respectively, in the </text:span><text:span text:style-name="Code_20_Text">byteman-install</text:span><text:span text:style-name="T4"> and </text:span><text:span text:style-name="Code_20_Text">byteman-submit</text:span><text:span text:style-name="T4"> jars in the installed </text:span><text:span text:style-name="Code_20_Text">lib</text:span><text:span text:style-name="T4"> directory. The behaviour provided by these classes may be invoked from any Java program in order to load the agent or rules into the current JVM or into a remote JVM. The contributed packages provided with the Byteman release provide interesting examples of how to use this powerful capability.</text:span></text:p>
      <text:p text:style-name="P11">Package BMUnit extends the JUnit and TestNG test <text:s/>frameworks so that they automatically install an agent and loads and unloads rules into/from the JUnit or TestNg <text:s/>test JVM as successive unit tests are executed. This makes it trivially easy to inject side effects such as tracing, validation code and faults into your application beforerunnign a test and then remove these side effects ready for the next test. Details of how to use BMUnit are provided in the 2ndof the Byteman tutorials which can be accessed from the Byteman <text:s/>Documentation page of the Byteman project web site located at jboss.org.</text:p>
      <text:p text:style-name="P11">Package DTest allows a standalone test client to load and unload rules into/from a server JVM which allow the client to inject faults into the server code then record and validate execution of the server. Consult the Javadoc of these two API classes and the contributed package README files and source code for full details.</text:p>
      <text:list xml:id="list1550292829" text:continue-numbering="true" text:style-name="Outline">
        <text:list-item>
          <text:list>
            <text:list-header>
              <text:h text:style-name="P26" text:outline-level="2" text:is-list-header="true"><text:span text:style-name="T5">Environment</text:span> Settings</text:h>
            </text:list-header>
          </text:list>
        </text:list-item>
      </text:list>
      <text:p text:style-name="Text_20_body">The agent is sensitive to various environment settings which configure its behaviour.</text:p>
      <text:p text:style-name="Text_20_body">If <text:s/>system property</text:p>
      <text:p text:style-name="P3"><text:span text:style-name="Code_20_Text"><text:span text:style-name="T9">org.jboss.byteman.compileToBytecode</text:span></text:span></text:p>
      <text:p text:style-name="P1"><text:s/>is set (with <text:span text:style-name="T1">any</text:span> value) then the rule execution engine will compile rules to bytecode before executing them. If this property is unset it will execute rules by interpreting the rule parse tree.</text:p>
      <text:p text:style-name="Text_20_body"><text:soft-page-break/>Transformations performed by the agent can be observed by setting several environment variables which cause the transformed bytecode to be dumped to disk.</text:p>
      <text:p text:style-name="Text_20_body">If <text:s/>system property</text:p>
      <text:p text:style-name="P3"><text:span text:style-name="Code_20_Text"><text:span text:style-name="T9">org.jboss.byteman.dump.generated.classes</text:span></text:span></text:p>
      <text:p text:style-name="P1"><text:s/>is set the agent transformer code will dump a class file containing the bytecode of any class it has modified. The class file is dumped in a directory hierarchy derived from the package of the transformed class. So, for example, class <text:s/><text:bookmark-start text:name="DDE_LINK8"/><text:span text:style-name="Code_20_Text">com.arjuna.Foo</text:span> will be dumped to file <text:span text:style-name="Code_20_Text">com/arjuna/Foo.class</text:span><text:bookmark-end text:name="DDE_LINK8"/>. </text:p>
      <text:p text:style-name="P1">If system property</text:p>
      <text:p text:style-name="P3"><text:span text:style-name="Code_20_Text"><text:span text:style-name="T9">org.jboss.byteman.dump.generated.classes.directory</text:span></text:span></text:p>
      <text:p text:style-name="P1">is set to the name of a directory writeable by the JVM then class files will be dumped in a package directory hierarchy below this directory. For example, if this property is set with value <text:span text:style-name="Code_20_Text">/tmp/dump</text:span> then class <text:span text:style-name="Code_20_Text">com.arjuna.Foo</text:span> will be dumped to file /tmp/dump/<text:span text:style-name="Code_20_Text">com/arjuna/Foo.class.</text:span> If this property is unset or does not identify a writeable directory then class files will be dumped below the current working directory of the JVM.</text:p>
      <text:p text:style-name="P1">If system property</text:p>
      <text:p text:style-name="P3"><text:span text:style-name="Code_20_Text"><text:span text:style-name="T9">org.jboss.byteman.dump.generated.classes.intermediate</text:span></text:span></text:p>
      <text:p text:style-name="P1">is set the agent will dump successive versions of transformed bytecode as successive rules applicable to a given class are injected into the bytecode.</text:p>
      <text:p text:style-name="P1">If system property</text:p>
      <text:p text:style-name="P3"><text:span text:style-name="Code_20_Text"><text:span text:style-name="T9">org.jboss.byteman.verbose</text:span></text:span></text:p>
      <text:p text:style-name="P1">is set then the rule execution engine will display a variety of trace messages to the System.out as it <text:s/>parses, typechecks, compiles and executes rules.</text:p>
      <text:p text:style-name="P1">Note that the <text:span text:style-name="Code_20_Text">debug</text:span> built-in is sensitive to this system property as well as to its own configuration switch</text:p>
      <text:p text:style-name="P3"><text:span text:style-name="Code_20_Text"><text:span text:style-name="T9">org.jboss.byteman.debug</text:span></text:span></text:p>
      <text:p text:style-name="P1">If either of these properties is set then debug calls will print to <text:span text:style-name="Code_20_Text">System.out</text:span>.</text:p>
      <text:p text:style-name="P1">If system property</text:p>
      <text:p text:style-name="Code"><text:span text:style-name="Code_20_Text"><text:span text:style-name="T9">org.jboss.byteman.transform.all</text:span></text:span></text:p>
      <text:p text:style-name="P1"><text:span text:style-name="Code_20_Text"><text:span text:style-name="T4">is set then the agent will allow rules to be injected into methods of classes in the </text:span></text:span><text:span text:style-name="Code_20_Text">java.lang</text:span><text:span text:style-name="Code_20_Text"><text:span text:style-name="T4"> hierarchy. Note that this will require the Byteman jar to be installed in the bootstrap classpath using the </text:span></text:span><text:span text:style-name="Caption_20_characters"><text:span text:style-name="T4">boot:</text:span></text:span><text:span text:style-name="Code_20_Text"><text:span text:style-name="T4"> option to the </text:span></text:span><text:span text:style-name="Code_20_Text">-javaagent</text:span><text:span text:style-name="Code_20_Text"><text:span text:style-name="T4"> JVM command line argument.</text:span></text:span></text:p>
      <text:p text:style-name="P1">If system property</text:p>
      <text:p text:style-name="Code"><text:span text:style-name="Code_20_Text"><text:span text:style-name="T9">org.jboss.byteman.skip.overriding.rules</text:span></text:span></text:p>
      <text:p text:style-name="P1"><text:span text:style-name="Code_20_Text"><text:span text:style-name="T4">is set then the agent will not perform injection into overriding method implementations. If an overriding rule is installed the agent will print a warning to </text:span></text:span><text:span text:style-name="Code_20_Text">System.err</text:span><text:span text:style-name="Code_20_Text"><text:span text:style-name="T4"> and treat the rule as if it applies only to the class named in the CLASS clause. This setting is not actually provided to allow rules to be misused in this way. It is a performance tuning option. The agent has to check every class as it is loaded in order to see if there are rules which apply to it. It also has to check all loaded classes when rules are dynamically loaded via the agent listener. This requires traversing the superclass chain to locate overriding </text:span></text:span><text:soft-page-break/><text:span text:style-name="Code_20_Text"><text:span text:style-name="T4">rules attached to superclasses. This increases the cost of running the agent (testig indicates </text:span></text:span><text:span text:style-name="Code_20_Text"><text:span text:style-name="T4">that the cost goes from </text:span></text:span><text:span text:style-name="Code_20_Text"><text:span text:style-name="T6">negligible</text:span></text:span><text:span text:style-name="Code_20_Text"><text:span text:style-name="T4"> (&lt;&lt; <text:s/>1%) to, at worst, <text:s/></text:span></text:span><text:span text:style-name="Code_20_Text"><text:span text:style-name="T6">noticeable</text:span></text:span><text:span text:style-name="Code_20_Text"><text:span text:style-name="T4"> (~ 2%) but </text:span></text:span><text:span text:style-name="Code_20_Text"><text:span text:style-name="T7">not</text:span></text:span><text:span text:style-name="Code_20_Text"><text:span text:style-name="T4"> to </text:span></text:span><text:span text:style-name="Code_20_Text"><text:span text:style-name="T6">significant</text:span></text:span><text:span text:style-name="Code_20_Text"><text:span text:style-name="T4">) So, if you do not intend to use overriding rules then setting this property </text:span></text:span><text:span text:style-name="Code_20_Text"><text:span text:style-name="T4">helps </text:span></text:span><text:span text:style-name="Code_20_Text"><text:span text:style-name="T4">to minimise the extent to which the agent perturbs the timing of application runs. This is particularly important when testing multi-threaded applications where timing is highly significant.</text:span></text:span></text:p>
      <text:p text:style-name="Text_20_body"><text:bookmark-start text:name="DDE_LINK24"/>If <text:s/>system property</text:p>
      <text:p text:style-name="P3"><text:span text:style-name="Code_20_Text"><text:span text:style-name="T9">org.jboss.byteman.allow.config.updates</text:span></text:span></text:p>
      <text:p text:style-name="Text_20_body">is set (with any value) then the Byteman agent will update its configuration when changes to the value of system properties are submitted using the <text:span text:style-name="Code_20_Text">bmsubmit</text:span> client <text:s/>with option <text:span text:style-name="Code_20_Text">-y</text:span>.<text:bookmark-start text:name="DDE_LINK25"/> Note that this configuration property cannot be reset dynamically using the <text:span text:style-name="Code_20_Text">submit</text:span> client. It must be set when the agent is loaded either on the JVM command line or via the <text:span text:style-name="Code_20_Text">bminstall</text:span> client.<text:bookmark-end text:name="DDE_LINK25"/></text:p>
      <text:p text:style-name="Text_20_body">If <text:s/>system property</text:p>
      <text:p text:style-name="P3"><text:span text:style-name="Code_20_Text"><text:span text:style-name="T9">org.jboss.byteman.sysprops.strict</text:span></text:span></text:p>
      <text:p text:style-name="Text_20_body">is set to <text:span text:style-name="Code_20_Text">false</text:span> then the Byteman agent will allow the <text:span text:style-name="Code_20_Text">bmsubmit</text:span> client to modify any system properties. If it is unset or set to <text:span text:style-name="Code_20_Text">true</text:span> then only properties with prefix <text:span text:style-name="Code_20_Text">“org.jboss.byteman.”</text:span> will be modified. <text:s/>Note that this configuration property cannot be reset dynamically using the <text:span text:style-name="Code_20_Text">bmsubmit</text:span> client. <text:s/>It must be set when the agent is loaded either on the JVM command line or via the <text:span text:style-name="Code_20_Text">bminstall</text:span> client.</text:p>
      <text:p text:style-name="Text_20_body"><text:bookmark-end text:name="DDE_LINK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OpenSymbol" svg:font-family="OpenSymbol"/>
    <style:font-face style:name="StarSymbol"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fo:text-align="start" style:justify-single-word="false"/>
      <style:text-properties style:font-name="Liberation Sans1"/>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margin-top="0in" fo:margin-bottom="0in" fo:text-indent="0in" style:auto-text-indent="false"/>
    </style:style>
    <style:style style:name="Heading_20_1" style:display-name="Heading 1" style:family="paragraph" style:parent-style-name="Heading" style:next-style-name="Text_20_body" style:default-outline-level="1" style:list-style-name="Outline" style:class="text" style:master-page-name="">
      <style:paragraph-properties style:page-number="auto" fo:break-before="page" fo:background-color="transparent" style:shadow="none">
        <style:tab-stops/>
        <style:background-image/>
      </style:paragraph-properties>
      <style:text-properties fo:font-size="150%"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6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list-style-name="Outline" style:class="text" style:master-page-name="">
      <style:paragraph-properties style:page-number="auto" fo:background-color="transparent" style:shadow="none">
        <style:tab-stops/>
        <style:background-image/>
      </style:paragraph-properties>
      <style:text-properties fo:font-size="16pt" fo:font-style="italic" fo:font-weight="bold" style:font-size-asian="14pt" style:font-style-asian="italic" style:font-weight-asian="normal" style:font-size-complex="14pt" style:font-style-complex="italic" style:font-weight-complex="normal"/>
    </style:style>
    <style:style style:name="Code" style:family="paragraph" style:parent-style-name="Text_20_body" style:next-style-name="Text_20_body" style:master-page-name="">
      <style:paragraph-properties fo:margin-left="0.5098in" fo:margin-right="0in" fo:margin-top="0in" fo:margin-bottom="0in" fo:keep-together="always" fo:text-indent="0in" style:auto-text-indent="false" style:page-number="auto" fo:background-color="transparent" style:shadow="none">
        <style:tab-stops/>
        <style:background-image/>
      </style:paragraph-properties>
      <style:text-properties style:font-name="Liberation Mono"/>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6.6925in" style:type="right" style:leader-style="dotted" style:leader-text="."/>
        </style:tab-stops>
      </style:paragraph-properties>
      <style:text-properties style:font-name="Liberation Sans1"/>
    </style:style>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6.4957in" style:type="right" style:leader-style="dotted" style:leader-text="."/>
        </style:tab-stops>
      </style:paragraph-properties>
      <style:text-properties style:font-name="Liberation Sans1"/>
    </style:style>
    <style:style style:name="arj-legal" style:family="paragraph" style:parent-style-name="Standard">
      <style:paragraph-properties fo:margin-left="0in" fo:margin-right="0in" fo:margin-top="0in" fo:margin-bottom="0in" fo:text-align="start" style:justify-single-word="false" fo:text-indent="0in" style:auto-text-indent="false"/>
    </style:style>
    <style:style style:name="Contents_20_3" style:display-name="Contents 3" style:family="paragraph" style:parent-style-name="Index" style:class="index">
      <style:paragraph-properties fo:margin-left="0.3929in" fo:margin-right="0in" fo:margin-top="0in" fo:margin-bottom="0in" fo:text-indent="0in" style:auto-text-indent="false">
        <style:tab-stops>
          <style:tab-stop style:position="6.2992in" style:type="right" style:leader-style="dotted" style:leader-text="."/>
        </style:tab-stops>
      </style:paragraph-properties>
      <style:text-properties style:font-name="Liberation Sans1"/>
    </style:style>
    <style:style style:name="Contents_20_4" style:display-name="Contents 4" style:family="paragraph" style:parent-style-name="Index" style:class="index">
      <style:paragraph-properties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4.9236in" style:type="right" style:leader-style="dotted" style:leader-text="."/>
        </style:tab-stops>
      </style:paragraph-properties>
    </style:style>
    <style:style style:name="Text" style:family="paragraph" style:parent-style-name="Caption" style:class="extra"/>
    <style:style style:name="Heading_20_3" style:display-name="Heading 3" style:family="paragraph" style:parent-style-name="Heading" style:next-style-name="Text_20_body" style:default-outline-level="3" style:list-style-name="Outline" style:class="text" style:master-page-name="">
      <style:paragraph-properties style:page-number="auto"/>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style:font-name="Liberation Sans1" fo:font-size="10pt" style:font-size-asian="10pt" style:font-size-complex="10pt"/>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ode_20_Text" style:display-name="Code Text" style:family="text">
      <style:text-properties style:font-name="Liberation Mono"/>
    </style:style>
    <style:style style:name="Caption_20_characters" style:display-name="Caption characters" style:family="text"/>
    <style:style style:name="Numbering_20_Symbols" style:display-name="Numbering Symbols" style:family="text"/>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text:style-name="Numbering_20_Symbols" style:num-format="">
        <style:list-level-properties text:min-label-distance="0.15in"/>
      </text:outline-level-style>
      <text:outline-level-style text:level="2" text:style-name="Numbering_20_Symbols" style:num-format="">
        <style:list-level-properties text:min-label-distance="0.15in"/>
      </text:outline-level-style>
      <text:outline-level-style text:level="3" text:style-name="Numbering_20_Symbols" style:num-prefix=" " style:num-format="">
        <style:list-level-properties text:min-label-distance="0.15in"/>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Andrew Dinn</meta:initial-creator>
    <meta:creation-date>2008-09-25T16:33:44</meta:creation-date>
    <dc:creator>Andrew Dinn</dc:creator>
    <dc:date>2013-06-18T12:37:33</dc:date>
    <meta:printed-by>Andrew Dinn</meta:printed-by>
    <meta:print-date>2008-09-26T17:21:42</meta:print-date>
    <meta:editing-cycles>226</meta:editing-cycles>
    <meta:editing-duration>P3DT2H16M54S</meta:editing-duration>
    <meta:document-statistic meta:table-count="0" meta:image-count="0" meta:object-count="0" meta:page-count="51" meta:paragraph-count="557" meta:word-count="20407" meta:character-count="132640" meta:non-whitespace-character-count="108237"/>
    <meta:user-defined meta:name="Info 1"/>
    <meta:user-defined meta:name="Info 2"/>
    <meta:user-defined meta:name="Info 3"/>
    <meta:user-defined meta:name="Info 4"/>
  </office:meta>
</office:document-meta>
</file>